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12.139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10111">
      <style:table-cell-properties style:diagonal-bl-tr="none" style:diagonal-tl-br="none" fo:border="none" fo:padding="0.071cm" style:rotation-align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72cm" svg:height="2.779cm" svg:x="8.834cm" svg:y="0.052cm" draw:caption-point-x="-0.425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DERDE GEDEELTE- INDEELING DER BEVOLKING DES RIJKS, NAAR DE BEROEPEN. </text:p>
          </table:table-cell>
          <table:table-cell table:style-name="ce11" table:number-columns-repeated="12"/>
          <table:table-cell table:style-name="ce33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 table:style-name="ce18"/>
          <table:table-cell table:style-name="ce20" office:value-type="string" calcext:value-type="string" table:number-columns-spanned="2" table:number-rows-spanned="1">
            <text:p>Beneden de 10 jare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Van 10 en 11 jare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Van 12 tot en met 15 jare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Van 16 jaren en daarboven</text:p>
          </table:table-cell>
          <table:covered-table-cell table:style-name="ce24"/>
          <table:table-cell table:style-name="ce30" office:value-type="string" calcext:value-type="string" table:number-columns-spanned="3" table:number-rows-spanned="2">
            <text:p>TOTAAL</text:p>
          </table:table-cell>
          <table:covered-table-cell table:style-name="ce24"/>
          <table:covered-table-cell table:style-name="ce30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Geboren in 1839 en 1838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Geboren in 1837 tot en met 1834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5"/>
          <table:covered-table-cell table:style-name="ce13"/>
          <table:table-cell table:style-name="ce37"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18"/>
          <table:table-cell table:style-name="ce5" office:value-type="string" calcext:value-type="string">
            <text:p>Mannelijk </text:p>
          </table:table-cell>
          <table:table-cell table:style-name="ce26" office:value-type="string" calcext:value-type="string">
            <text:p>Vrouwelijk</text:p>
          </table:table-cell>
          <table:table-cell table:style-name="ce26" office:value-type="string" calcext:value-type="string">
            <text:p>Mannelijk </text:p>
          </table:table-cell>
          <table:table-cell table:style-name="ce26" office:value-type="string" calcext:value-type="string">
            <text:p>Vrouwelijk</text:p>
          </table:table-cell>
          <table:table-cell table:style-name="ce26" office:value-type="string" calcext:value-type="string">
            <text:p>Mannelijk </text:p>
          </table:table-cell>
          <table:table-cell table:style-name="ce26" office:value-type="string" calcext:value-type="string">
            <text:p>Vrouwelijk</text:p>
          </table:table-cell>
          <table:table-cell table:style-name="ce26" office:value-type="string" calcext:value-type="string">
            <text:p>Mannelijk </text:p>
          </table:table-cell>
          <table:table-cell table:style-name="ce26" office:value-type="string" calcext:value-type="string">
            <text:p>Vrouwelijk</text:p>
          </table:table-cell>
          <table:table-cell table:style-name="ce26" office:value-type="string" calcext:value-type="string">
            <text:p>Mannelijk </text:p>
          </table:table-cell>
          <table:table-cell table:style-name="ce26" office:value-type="string" calcext:value-type="string">
            <text:p>Vrouwelijk</text:p>
          </table:table-cell>
          <table:table-cell table:style-name="ce14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21"/>
          <table:table-cell table:style-name="ce27" table:number-columns-repeated="5"/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44/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24" calcext:value-type="float">
            <text:p>24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61" calcext:value-type="float">
            <text:p>561</text:p>
          </table:table-cell>
          <table:table-cell table:style-name="ce28"/>
          <table:table-cell table:style-name="ce28" office:value-type="float" office:value="561" calcext:value-type="float">
            <text:p>561</text:p>
          </table:table-cell>
          <table:table-cell table:style-name="ce28"/>
          <table:table-cell table:style-name="ce35" office:value-type="float" office:value="561" calcext:value-type="float">
            <text:p>5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.778" calcext:value-type="float">
            <text:p>2.77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2,781/2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2.791" calcext:value-type="float">
            <text:p>2.7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96" calcext:value-type="float">
            <text:p>2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47" calcext:value-type="float">
            <text:p>1.4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.47" calcext:value-type="float">
            <text:p>1.47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1.481" calcext:value-type="float">
            <text:p>1.4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63" calcext:value-type="float">
            <text:p>663</text:p>
          </table:table-cell>
          <table:table-cell table:style-name="ce28"/>
          <table:table-cell table:style-name="ce28" office:value-type="float" office:value="663" calcext:value-type="float">
            <text:p>663</text:p>
          </table:table-cell>
          <table:table-cell table:style-name="ce28"/>
          <table:table-cell table:style-name="ce35" office:value-type="float" office:value="663" calcext:value-type="float">
            <text:p>6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72" calcext:value-type="float">
            <text:p>72</text:p>
          </table:table-cell>
          <table:table-cell table:style-name="ce28"/>
          <table:table-cell table:style-name="ce28" office:value-type="float" office:value="1.833" calcext:value-type="float">
            <text:p>1.83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.911" calcext:value-type="float">
            <text:p>1.911</text:p>
          </table:table-cell>
          <table:table-cell table:style-name="ce28" office:value-type="float" office:value="29" calcext:value-type="float">
            <text:p>29</text:p>
          </table:table-cell>
          <table:table-cell table:style-name="ce35" office:value-type="float" office:value="1.94" calcext:value-type="float">
            <text:p>1.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5.621" calcext:value-type="float">
            <text:p>25.621</text:p>
          </table:table-cell>
          <table:table-cell table:style-name="ce28" office:value-type="float" office:value="6.448" calcext:value-type="float">
            <text:p>6.448</text:p>
          </table:table-cell>
          <table:table-cell table:style-name="ce28" office:value-type="float" office:value="26.474" calcext:value-type="float">
            <text:p>26.474</text:p>
          </table:table-cell>
          <table:table-cell table:style-name="ce28" office:value-type="float" office:value="6.676" calcext:value-type="float">
            <text:p>6.676</text:p>
          </table:table-cell>
          <table:table-cell table:style-name="ce35" office:value-type="float" office:value="33.15" calcext:value-type="float">
            <text:p>33.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398" calcext:value-type="float">
            <text:p>3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79" calcext:value-type="float">
            <text:p>79</text:p>
          </table:table-cell>
          <table:table-cell table:style-name="ce28"/>
          <table:table-cell table:style-name="ce28" office:value-type="float" office:value="1.688" calcext:value-type="float">
            <text:p>1.68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.774" calcext:value-type="float">
            <text:p>1.774</text:p>
          </table:table-cell>
          <table:table-cell table:style-name="ce28" office:value-type="float" office:value="31" calcext:value-type="float">
            <text:p>31</text:p>
          </table:table-cell>
          <table:table-cell table:style-name="ce35" office:value-type="float" office:value="1.805" calcext:value-type="float">
            <text:p>1.8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72" calcext:value-type="float">
            <text:p>1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459" calcext:value-type="float">
            <text:p>1.45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.527" calcext:value-type="float">
            <text:p>1.527</text:p>
          </table:table-cell>
          <table:table-cell table:style-name="ce28" office:value-type="float" office:value="43" calcext:value-type="float">
            <text:p>43</text:p>
          </table:table-cell>
          <table:table-cell table:style-name="ce35" office:value-type="float" office:value="1.57" calcext:value-type="float">
            <text:p>1.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194" calcext:value-type="float">
            <text:p>194</text:p>
          </table:table-cell>
          <table:table-cell table:style-name="ce28"/>
          <table:table-cell table:style-name="ce28" office:value-type="float" office:value="219" calcext:value-type="float">
            <text:p>219</text:p>
          </table:table-cell>
          <table:table-cell table:style-name="ce28"/>
          <table:table-cell table:style-name="ce35" office:value-type="float" office:value="219" calcext:value-type="float">
            <text:p>2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4" calcext:value-type="float">
            <text:p>84</text:p>
          </table:table-cell>
          <table:table-cell table:style-name="ce35" office:value-type="float" office:value="210" calcext:value-type="float">
            <text:p>2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0" calcext:value-type="float">
            <text:p>100</text:p>
          </table:table-cell>
          <table:table-cell table:style-name="ce35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104" calcext:value-type="float">
            <text:p>104</text:p>
          </table:table-cell>
          <table:table-cell table:style-name="ce35" office:value-type="float" office:value="927" calcext:value-type="float">
            <text:p>9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float" office:value="417" calcext:value-type="float">
            <text:p>4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482" calcext:value-type="float">
            <text:p>4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illard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336" calcext:value-type="float">
            <text:p>336</text:p>
          </table:table-cell>
          <table:table-cell table:style-name="ce35" office:value-type="float" office:value="977" calcext:value-type="float">
            <text:p>9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.059" calcext:value-type="float">
            <text:p>4.059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4.289" calcext:value-type="float">
            <text:p>4.289</text:p>
          </table:table-cell>
          <table:table-cell table:style-name="ce28" office:value-type="float" office:value="306" calcext:value-type="float">
            <text:p>306</text:p>
          </table:table-cell>
          <table:table-cell table:style-name="ce35" office:value-type="float" office:value="4.595" calcext:value-type="float">
            <text:p>4.5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212" calcext:value-type="float">
            <text:p>212</text:p>
          </table:table-cell>
          <table:table-cell table:style-name="ce28"/>
          <table:table-cell table:style-name="ce28" office:value-type="float" office:value="1.012" calcext:value-type="float">
            <text:p>1.0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245" calcext:value-type="float">
            <text:p>1.24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.248" calcext:value-type="float">
            <text:p>1.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ek- en dagbladdrukkers en verkoopers, meesters, knechts, letterzett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212" calcext:value-type="float">
            <text:p>212</text:p>
          </table:table-cell>
          <table:table-cell table:style-name="ce28"/>
          <table:table-cell table:style-name="ce28" office:value-type="float" office:value="2.526" calcext:value-type="float">
            <text:p>2.52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.758" calcext:value-type="float">
            <text:p>2.758</text:p>
          </table:table-cell>
          <table:table-cell table:style-name="ce28" office:value-type="float" office:value="53" calcext:value-type="float">
            <text:p>53</text:p>
          </table:table-cell>
          <table:table-cell table:style-name="ce35" office:value-type="float" office:value="2.811" calcext:value-type="float">
            <text:p>2.8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float" office:value="151" calcext:value-type="float">
            <text:p>1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05" calcext:value-type="float">
            <text:p>205</text:p>
          </table:table-cell>
          <table:table-cell table:style-name="ce35" office:value-type="float" office:value="233" calcext:value-type="float">
            <text:p>2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1" calcext:value-type="float">
            <text:p>71</text:p>
          </table:table-cell>
          <table:table-cell table:style-name="ce28"/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729" calcext:value-type="float">
            <text:p>7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36" calcext:value-type="float">
            <text:p>136</text:p>
          </table:table-cell>
          <table:table-cell table:style-name="ce28"/>
          <table:table-cell table:style-name="ce28" office:value-type="float" office:value="138" calcext:value-type="float">
            <text:p>138</text:p>
          </table:table-cell>
          <table:table-cell table:style-name="ce28"/>
          <table:table-cell table:style-name="ce35" office:value-type="float" office:value="138" calcext:value-type="float">
            <text:p>1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.023" calcext:value-type="float">
            <text:p>1.02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.029" calcext:value-type="float">
            <text:p>1.029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1.037" calcext:value-type="float">
            <text:p>1.0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" calcext:value-type="float">
            <text:p>43</text:p>
          </table:table-cell>
          <table:table-cell table:style-name="ce35" office:value-type="float" office:value="99" calcext:value-type="float">
            <text:p>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374" calcext:value-type="float">
            <text:p>374</text:p>
          </table:table-cell>
          <table:table-cell table:style-name="ce28"/>
          <table:table-cell table:style-name="ce28" office:value-type="float" office:value="7.38" calcext:value-type="float">
            <text:p>7.3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7.777" calcext:value-type="float">
            <text:p>7.777</text:p>
          </table:table-cell>
          <table:table-cell table:style-name="ce28" office:value-type="float" office:value="347" calcext:value-type="float">
            <text:p>347</text:p>
          </table:table-cell>
          <table:table-cell table:style-name="ce35" office:value-type="float" office:value="8.124" calcext:value-type="float">
            <text:p>8.1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19" calcext:value-type="float">
            <text:p>3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00" calcext:value-type="float">
            <text:p>300</text:p>
          </table:table-cell>
          <table:table-cell table:style-name="ce28"/>
          <table:table-cell table:style-name="ce28" office:value-type="float" office:value="300" calcext:value-type="float">
            <text:p>300</text:p>
          </table:table-cell>
          <table:table-cell table:style-name="ce28"/>
          <table:table-cell table:style-name="ce35" office:value-type="float" office:value="300" calcext:value-type="float">
            <text:p>3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.829" calcext:value-type="float">
            <text:p>1.829</text:p>
          </table:table-cell>
          <table:table-cell table:style-name="ce28" office:value-type="float" office:value="5.895" calcext:value-type="float">
            <text:p>5.895</text:p>
          </table:table-cell>
          <table:table-cell table:style-name="ce28" office:value-type="float" office:value="49.651" calcext:value-type="float">
            <text:p>49.651</text:p>
          </table:table-cell>
          <table:table-cell table:style-name="ce28" office:value-type="float" office:value="6.142" calcext:value-type="float">
            <text:p>6.142</text:p>
          </table:table-cell>
          <table:table-cell table:style-name="ce28" office:value-type="string" calcext:value-type="string">
            <text:p>51,622/3</text:p>
          </table:table-cell>
          <table:table-cell table:style-name="ce35" office:value-type="float" office:value="57.764" calcext:value-type="float">
            <text:p>57.7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625" calcext:value-type="float">
            <text:p>6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.386" calcext:value-type="float">
            <text:p>1.386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.748" calcext:value-type="float">
            <text:p>1.748</text:p>
          </table:table-cell>
          <table:table-cell table:style-name="ce28" office:value-type="float" office:value="454" calcext:value-type="float">
            <text:p>454</text:p>
          </table:table-cell>
          <table:table-cell table:style-name="ce35" office:value-type="float" office:value="2.202" calcext:value-type="float">
            <text:p>2.2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62" calcext:value-type="float">
            <text:p>62</text:p>
          </table:table-cell>
          <table:table-cell table:style-name="ce35" office:value-type="float" office:value="238" calcext:value-type="float">
            <text:p>2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9" calcext:value-type="float">
            <text:p>59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6" calcext:value-type="float">
            <text:p>76</text:p>
          </table:table-cell>
          <table:table-cell table:style-name="ce28"/>
          <table:table-cell table:style-name="ce28" office:value-type="float" office:value="76" calcext:value-type="float">
            <text:p>76</text:p>
          </table:table-cell>
          <table:table-cell table:style-name="ce28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.297" calcext:value-type="float">
            <text:p>1.297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.303" calcext:value-type="float">
            <text:p>1.303</text:p>
          </table:table-cell>
          <table:table-cell table:style-name="ce28" office:value-type="float" office:value="282" calcext:value-type="float">
            <text:p>282</text:p>
          </table:table-cell>
          <table:table-cell table:style-name="ce35" office:value-type="float" office:value="1.585" calcext:value-type="float">
            <text:p>1.5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.817" calcext:value-type="float">
            <text:p>2.81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2.817" calcext:value-type="float">
            <text:p>2.817</text:p>
          </table:table-cell>
          <table:table-cell table:style-name="ce28" office:value-type="float" office:value="444" calcext:value-type="float">
            <text:p>444</text:p>
          </table:table-cell>
          <table:table-cell table:style-name="ce35" office:value-type="float" office:value="3.261" calcext:value-type="float">
            <text:p>3.2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ce28" office:value-type="float" office:value="312" calcext:value-type="float">
            <text:p>312</text:p>
          </table:table-cell>
          <table:table-cell table:style-name="ce28"/>
          <table:table-cell table:style-name="ce28" office:value-type="float" office:value="351" calcext:value-type="float">
            <text:p>351</text:p>
          </table:table-cell>
          <table:table-cell table:style-name="ce28"/>
          <table:table-cell table:style-name="ce35" office:value-type="float" office:value="351" calcext:value-type="float">
            <text:p>3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31" office:value-type="string" calcext:value-type="string">
            <text:p>28/1</text:p>
          </table:table-cell>
          <table:table-cell table:style-name="ce28"/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16" calcext:value-type="float">
            <text:p>516</text:p>
          </table:table-cell>
          <table:table-cell table:style-name="ce28"/>
          <table:table-cell table:style-name="ce28" office:value-type="float" office:value="516" calcext:value-type="float">
            <text:p>516</text:p>
          </table:table-cell>
          <table:table-cell table:style-name="ce28"/>
          <table:table-cell table:style-name="ce35" office:value-type="float" office:value="516" calcext:value-type="float">
            <text:p>5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17" calcext:value-type="float">
            <text:p>117</text:p>
          </table:table-cell>
          <table:table-cell table:style-name="ce35" office:value-type="float" office:value="310" calcext:value-type="float">
            <text:p>3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60" calcext:value-type="float">
            <text:p>460</text:p>
          </table:table-cell>
          <table:table-cell table:style-name="ce28"/>
          <table:table-cell table:style-name="ce28" office:value-type="float" office:value="460" calcext:value-type="float">
            <text:p>460</text:p>
          </table:table-cell>
          <table:table-cell table:style-name="ce28"/>
          <table:table-cell table:style-name="ce35" office:value-type="float" office:value="460" calcext:value-type="float">
            <text:p>46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2" calcext:value-type="float">
            <text:p>22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30" calcext:value-type="float">
            <text:p>430</text:p>
          </table:table-cell>
          <table:table-cell table:style-name="ce35" office:value-type="float" office:value="484" calcext:value-type="float">
            <text:p>4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5" calcext:value-type="float">
            <text:p>85</text:p>
          </table:table-cell>
          <table:table-cell table:style-name="ce28"/>
          <table:table-cell table:style-name="ce28" office:value-type="float" office:value="85" calcext:value-type="float">
            <text:p>85</text:p>
          </table:table-cell>
          <table:table-cell table:style-name="ce28"/>
          <table:table-cell table:style-name="ce35" office:value-type="float" office:value="85" calcext:value-type="float">
            <text:p>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5" calcext:value-type="float">
            <text:p>55</text:p>
          </table:table-cell>
          <table:table-cell table:style-name="ce28"/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428" calcext:value-type="float">
            <text:p>4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282" calcext:value-type="float">
            <text:p>2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23" calcext:value-type="float">
            <text:p>123</text:p>
          </table:table-cell>
          <table:table-cell table:style-name="ce28"/>
          <table:table-cell table:style-name="ce28" office:value-type="float" office:value="127" calcext:value-type="float">
            <text:p>127</text:p>
          </table:table-cell>
          <table:table-cell table:style-name="ce28"/>
          <table:table-cell table:style-name="ce35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911" calcext:value-type="float">
            <text:p>911</text:p>
          </table:table-cell>
          <table:table-cell table:style-name="ce35" office:value-type="float" office:value="1.207" calcext:value-type="float">
            <text:p>1.2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36" calcext:value-type="float">
            <text:p>36</text:p>
          </table:table-cell>
          <table:table-cell table:style-name="ce35" office:value-type="float" office:value="215" calcext:value-type="float">
            <text:p>2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02" calcext:value-type="float">
            <text:p>102</text:p>
          </table:table-cell>
          <table:table-cell table:style-name="ce35" office:value-type="float" office:value="443" calcext:value-type="float">
            <text:p>4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28"/>
          <table:table-cell table:style-name="ce28" office:value-type="float" office:value="1.449" calcext:value-type="float">
            <text:p>1.449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.514" calcext:value-type="float">
            <text:p>1.514</text:p>
          </table:table-cell>
          <table:table-cell table:style-name="ce28" office:value-type="float" office:value="144" calcext:value-type="float">
            <text:p>144</text:p>
          </table:table-cell>
          <table:table-cell table:style-name="ce35" office:value-type="float" office:value="1.658" calcext:value-type="float">
            <text:p>1.6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95" calcext:value-type="float">
            <text:p>295</text:p>
          </table:table-cell>
          <table:table-cell table:style-name="ce28"/>
          <table:table-cell table:style-name="ce28" office:value-type="float" office:value="295" calcext:value-type="float">
            <text:p>295</text:p>
          </table:table-cell>
          <table:table-cell table:style-name="ce28"/>
          <table:table-cell table:style-name="ce35" office:value-type="float" office:value="295" calcext:value-type="float">
            <text:p>2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3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6" calcext:value-type="float">
            <text:p>26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8" table:number-columns-repeated="3"/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.422" calcext:value-type="float">
            <text:p>1.422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.424" calcext:value-type="float">
            <text:p>1.424</text:p>
          </table:table-cell>
          <table:table-cell table:style-name="ce28" office:value-type="float" office:value="449" calcext:value-type="float">
            <text:p>449</text:p>
          </table:table-cell>
          <table:table-cell table:style-name="ce35" office:value-type="float" office:value="1.873" calcext:value-type="float">
            <text:p>1.8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61" calcext:value-type="float">
            <text:p>61</text:p>
          </table:table-cell>
          <table:table-cell table:style-name="ce28"/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273" calcext:value-type="float">
            <text:p>2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.06" calcext:value-type="float">
            <text:p>1.06</text:p>
          </table:table-cell>
          <table:table-cell table:style-name="ce28" office:value-type="float" office:value="251" calcext:value-type="float">
            <text:p>251</text:p>
          </table:table-cell>
          <table:table-cell table:style-name="ce35" office:value-type="float" office:value="1.311" calcext:value-type="float">
            <text:p>1.3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oogleeraren en leeraren aan hooge scholen, athenaea, seminarien, clinische scholen en akademien, seminari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6" calcext:value-type="float">
            <text:p>176</text:p>
          </table:table-cell>
          <table:table-cell table:style-name="ce28"/>
          <table:table-cell table:style-name="ce28" office:value-type="float" office:value="176" calcext:value-type="float">
            <text:p>176</text:p>
          </table:table-cell>
          <table:table-cell table:style-name="ce28"/>
          <table:table-cell table:style-name="ce35" office:value-type="float" office:value="176" calcext:value-type="float">
            <text:p>1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1.096" calcext:value-type="float">
            <text:p>1.09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.127" calcext:value-type="float">
            <text:p>1.127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1.136" calcext:value-type="float">
            <text:p>1.1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649" calcext:value-type="float">
            <text:p>64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1.527" calcext:value-type="float">
            <text:p>1.527</text:p>
          </table:table-cell>
          <table:table-cell table:style-name="ce28" office:value-type="float" office:value="1.82" calcext:value-type="float">
            <text:p>1.82</text:p>
          </table:table-cell>
          <table:table-cell table:style-name="ce35" office:value-type="float" office:value="3.347" calcext:value-type="float">
            <text:p>3.3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84" calcext:value-type="float">
            <text:p>184</text:p>
          </table:table-cell>
          <table:table-cell table:style-name="ce28"/>
          <table:table-cell table:style-name="ce28" office:value-type="float" office:value="185" calcext:value-type="float">
            <text:p>185</text:p>
          </table:table-cell>
          <table:table-cell table:style-name="ce28"/>
          <table:table-cell table:style-name="ce35" office:value-type="float" office:value="185" calcext:value-type="float">
            <text:p>1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93" calcext:value-type="float">
            <text:p>1.9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.113" calcext:value-type="float">
            <text:p>2.113</text:p>
          </table:table-cell>
          <table:table-cell table:style-name="ce28" office:value-type="float" office:value="34" calcext:value-type="float">
            <text:p>34</text:p>
          </table:table-cell>
          <table:table-cell table:style-name="ce35" office:value-type="float" office:value="2.147" calcext:value-type="float">
            <text:p>2.1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29" calcext:value-type="float">
            <text:p>29</text:p>
          </table:table-cell>
          <table:table-cell table:style-name="ce35" office:value-type="float" office:value="423" calcext:value-type="float">
            <text:p>4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245" calcext:value-type="float">
            <text:p>2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338" calcext:value-type="float">
            <text:p>338</text:p>
          </table:table-cell>
          <table:table-cell table:style-name="ce28"/>
          <table:table-cell table:style-name="ce28" office:value-type="float" office:value="3.595" calcext:value-type="float">
            <text:p>3.59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.954" calcext:value-type="float">
            <text:p>3.954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3.965" calcext:value-type="float">
            <text:p>3.9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39" calcext:value-type="float">
            <text:p>139</text:p>
          </table:table-cell>
          <table:table-cell table:style-name="ce28"/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35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77" calcext:value-type="float">
            <text:p>77</text:p>
          </table:table-cell>
          <table:table-cell table:style-name="ce28"/>
          <table:table-cell table:style-name="ce28" office:value-type="float" office:value="107" calcext:value-type="float">
            <text:p>107</text:p>
          </table:table-cell>
          <table:table-cell table:style-name="ce28"/>
          <table:table-cell table:style-name="ce35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.595" calcext:value-type="float">
            <text:p>6.595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6.83" calcext:value-type="float">
            <text:p>6.83</text:p>
          </table:table-cell>
          <table:table-cell table:style-name="ce28" office:value-type="float" office:value="968" calcext:value-type="float">
            <text:p>968</text:p>
          </table:table-cell>
          <table:table-cell table:style-name="ce35" office:value-type="float" office:value="7.798" calcext:value-type="float">
            <text:p>7.7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78" calcext:value-type="float">
            <text:p>78</text:p>
          </table:table-cell>
          <table:table-cell table:style-name="ce28"/>
          <table:table-cell table:style-name="ce28" office:value-type="float" office:value="965" calcext:value-type="float">
            <text:p>965</text:p>
          </table:table-cell>
          <table:table-cell table:style-name="ce28"/>
          <table:table-cell table:style-name="ce28" office:value-type="float" office:value="10.294" calcext:value-type="float">
            <text:p>10.29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.347" calcext:value-type="float">
            <text:p>11.347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11.372" calcext:value-type="float">
            <text:p>11.3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.34" calcext:value-type="float">
            <text:p>6.34</text:p>
          </table:table-cell>
          <table:table-cell table:style-name="ce28" office:value-type="float" office:value="5.826" calcext:value-type="float">
            <text:p>5.826</text:p>
          </table:table-cell>
          <table:table-cell table:style-name="ce28" office:value-type="float" office:value="6.344" calcext:value-type="float">
            <text:p>6.344</text:p>
          </table:table-cell>
          <table:table-cell table:style-name="ce28" office:value-type="float" office:value="5.829" calcext:value-type="float">
            <text:p>5.829</text:p>
          </table:table-cell>
          <table:table-cell table:style-name="ce35" office:value-type="float" office:value="12.173" calcext:value-type="float">
            <text:p>12.1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7" calcext:value-type="float">
            <text:p>37</text:p>
          </table:table-cell>
          <table:table-cell table:style-name="ce28"/>
          <table:table-cell table:style-name="ce28" office:value-type="float" office:value="989" calcext:value-type="float">
            <text:p>989</text:p>
          </table:table-cell>
          <table:table-cell table:style-name="ce28"/>
          <table:table-cell table:style-name="ce28" office:value-type="float" office:value="1.026" calcext:value-type="float">
            <text:p>1.026</text:p>
          </table:table-cell>
          <table:table-cell table:style-name="ce28"/>
          <table:table-cell table:style-name="ce35" office:value-type="float" office:value="1.026" calcext:value-type="float">
            <text:p>1.0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452" calcext:value-type="float">
            <text:p>4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lonisten gewone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.05" calcext:value-type="float">
            <text:p>9.05</text:p>
          </table:table-cell>
          <table:table-cell table:style-name="ce28" office:value-type="float" office:value="1.971" calcext:value-type="float">
            <text:p>1.971</text:p>
          </table:table-cell>
          <table:table-cell table:style-name="ce28" office:value-type="float" office:value="9.117" calcext:value-type="float">
            <text:p>9.117</text:p>
          </table:table-cell>
          <table:table-cell table:style-name="ce28" office:value-type="float" office:value="1.98" calcext:value-type="float">
            <text:p>1.98</text:p>
          </table:table-cell>
          <table:table-cell table:style-name="ce35" office:value-type="float" office:value="11.097" calcext:value-type="float">
            <text:p>11.0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6" calcext:value-type="float">
            <text:p>46</text:p>
          </table:table-cell>
          <table:table-cell table:style-name="ce28"/>
          <table:table-cell table:style-name="ce28" office:value-type="float" office:value="1.453" calcext:value-type="float">
            <text:p>1.45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26" calcext:value-type="float">
            <text:p>26</text:p>
          </table:table-cell>
          <table:table-cell table:style-name="ce35" office:value-type="float" office:value="1.526" calcext:value-type="float">
            <text:p>1.5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47" calcext:value-type="float">
            <text:p>247</text:p>
          </table:table-cell>
          <table:table-cell table:style-name="ce28"/>
          <table:table-cell table:style-name="ce28" office:value-type="float" office:value="2.18" calcext:value-type="float">
            <text:p>2.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.453" calcext:value-type="float">
            <text:p>2.453</text:p>
          </table:table-cell>
          <table:table-cell table:style-name="ce28" office:value-type="float" office:value="23" calcext:value-type="float">
            <text:p>23</text:p>
          </table:table-cell>
          <table:table-cell table:style-name="ce35" office:value-type="float" office:value="2.476" calcext:value-type="float">
            <text:p>2.4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39" calcext:value-type="float">
            <text:p>2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style-name="ce35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string" calcext:value-type="string">
            <text:p>786/1</text:p>
          </table:table-cell>
          <table:table-cell table:style-name="ce28" office:value-type="float" office:value="503" calcext:value-type="float">
            <text:p>503</text:p>
          </table:table-cell>
          <table:table-cell table:style-name="ce35" office:value-type="float" office:value="1.289" calcext:value-type="float">
            <text:p>1.2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285" calcext:value-type="float">
            <text:p>285</text:p>
          </table:table-cell>
          <table:table-cell table:style-name="ce35" office:value-type="float" office:value="943" calcext:value-type="float">
            <text:p>9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460" calcext:value-type="float">
            <text:p>460</text:p>
          </table:table-cell>
          <table:table-cell table:style-name="ce28"/>
          <table:table-cell table:style-name="ce28" office:value-type="float" office:value="474" calcext:value-type="float">
            <text:p>474</text:p>
          </table:table-cell>
          <table:table-cell table:style-name="ce28"/>
          <table:table-cell table:style-name="ce35" office:value-type="float" office:value="474" calcext:value-type="float">
            <text:p>4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.146" calcext:value-type="float">
            <text:p>2.146</text:p>
          </table:table-cell>
          <table:table-cell table:style-name="ce28" office:value-type="float" office:value="1.634" calcext:value-type="float">
            <text:p>1.634</text:p>
          </table:table-cell>
          <table:table-cell table:style-name="ce28" office:value-type="float" office:value="2.147" calcext:value-type="float">
            <text:p>2.147</text:p>
          </table:table-cell>
          <table:table-cell table:style-name="ce28" office:value-type="float" office:value="1.636" calcext:value-type="float">
            <text:p>1.636</text:p>
          </table:table-cell>
          <table:table-cell table:style-name="ce35" office:value-type="float" office:value="3.783" calcext:value-type="float">
            <text:p>3.7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.49" calcext:value-type="float">
            <text:p>9.4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.582" calcext:value-type="float">
            <text:p>9.582</text:p>
          </table:table-cell>
          <table:table-cell table:style-name="ce28" office:value-type="float" office:value="63" calcext:value-type="float">
            <text:p>63</text:p>
          </table:table-cell>
          <table:table-cell table:style-name="ce35" office:value-type="float" office:value="9.645" calcext:value-type="float">
            <text:p>9.6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422" calcext:value-type="float">
            <text:p>1.422</text:p>
          </table:table-cell>
          <table:table-cell table:style-name="ce28"/>
          <table:table-cell table:style-name="ce28" office:value-type="string" calcext:value-type="string">
            <text:p>1,423/2</text:p>
          </table:table-cell>
          <table:table-cell table:style-name="ce28"/>
          <table:table-cell table:style-name="ce35" office:value-type="float" office:value="1.423" calcext:value-type="float">
            <text:p>1.4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01" calcext:value-type="float">
            <text:p>201</text:p>
          </table:table-cell>
          <table:table-cell table:style-name="ce28"/>
          <table:table-cell table:style-name="ce28" office:value-type="float" office:value="16.332" calcext:value-type="float">
            <text:p>16.332</text:p>
          </table:table-cell>
          <table:table-cell table:style-name="ce28"/>
          <table:table-cell table:style-name="ce28" office:value-type="string" calcext:value-type="string">
            <text:p>16,562/3</text:p>
          </table:table-cell>
          <table:table-cell table:style-name="ce28"/>
          <table:table-cell table:style-name="ce35" office:value-type="float" office:value="16.562" calcext:value-type="float">
            <text:p>16.5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208" calcext:value-type="float">
            <text:p>208</text:p>
          </table:table-cell>
          <table:table-cell table:style-name="ce28"/>
          <table:table-cell table:style-name="ce28" office:value-type="float" office:value="2.335" calcext:value-type="float">
            <text:p>2.33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.559" calcext:value-type="float">
            <text:p>2.559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float" office:value="2.579" calcext:value-type="float">
            <text:p>2.5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.022" calcext:value-type="float">
            <text:p>1.022</text:p>
          </table:table-cell>
          <table:table-cell table:style-name="ce28" office:value-type="float" office:value="80" calcext:value-type="float">
            <text:p>80</text:p>
          </table:table-cell>
          <table:table-cell table:style-name="ce35" office:value-type="float" office:value="1.102" calcext:value-type="float">
            <text:p>1.1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472" calcext:value-type="float">
            <text:p>4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8"/>
          <table:table-cell table:number-columns-repeated="3"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87" calcext:value-type="float">
            <text:p>87</text:p>
          </table:table-cell>
          <table:table-cell table:style-name="ce35" office:value-type="float" office:value="302" calcext:value-type="float">
            <text:p>3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69" calcext:value-type="float">
            <text:p>69</text:p>
          </table:table-cell>
          <table:table-cell table:style-name="ce28"/>
          <table:table-cell table:style-name="ce28" office:value-type="float" office:value="70" calcext:value-type="float">
            <text:p>70</text:p>
          </table:table-cell>
          <table:table-cell table:style-name="ce28"/>
          <table:table-cell table:style-name="ce3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0.14" calcext:value-type="float">
            <text:p>10.14</text:p>
          </table:table-cell>
          <table:table-cell table:style-name="ce28" office:value-type="float" office:value="1.975" calcext:value-type="float">
            <text:p>1.975</text:p>
          </table:table-cell>
          <table:table-cell table:style-name="ce28" office:value-type="float" office:value="10.623" calcext:value-type="float">
            <text:p>10.623</text:p>
          </table:table-cell>
          <table:table-cell table:style-name="ce28" office:value-type="float" office:value="2.055" calcext:value-type="float">
            <text:p>2.055</text:p>
          </table:table-cell>
          <table:table-cell table:style-name="ce35" office:value-type="float" office:value="12.678" calcext:value-type="float">
            <text:p>12.6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1" calcext:value-type="float">
            <text:p>91</text:p>
          </table:table-cell>
          <table:table-cell table:style-name="ce28"/>
          <table:table-cell table:style-name="ce28" office:value-type="float" office:value="91" calcext:value-type="float">
            <text:p>91</text:p>
          </table:table-cell>
          <table:table-cell table:style-name="ce28"/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23" calcext:value-type="float">
            <text:p>123</text:p>
          </table:table-cell>
          <table:table-cell table:style-name="ce28"/>
          <table:table-cell table:style-name="ce28" office:value-type="float" office:value="124" calcext:value-type="float">
            <text:p>124</text:p>
          </table:table-cell>
          <table:table-cell table:style-name="ce28"/>
          <table:table-cell table:style-name="ce35" office:value-type="float" office:value="124" calcext:value-type="float">
            <text:p>1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09" calcext:value-type="float">
            <text:p>109</text:p>
          </table:table-cell>
          <table:table-cell table:style-name="ce28"/>
          <table:table-cell table:style-name="ce28" office:value-type="float" office:value="130" calcext:value-type="float">
            <text:p>130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28"/>
          <table:table-cell table:style-name="ce35" office:value-type="float" office:value="250" calcext:value-type="float">
            <text:p>2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1.04" calcext:value-type="float">
            <text:p>1.0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.065" calcext:value-type="float">
            <text:p>1.065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1.084" calcext:value-type="float">
            <text:p>1.0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0" calcext:value-type="float">
            <text:p>90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35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46" calcext:value-type="float">
            <text:p>246</text:p>
          </table:table-cell>
          <table:table-cell table:style-name="ce35" office:value-type="float" office:value="485" calcext:value-type="float">
            <text:p>4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579" calcext:value-type="float">
            <text:p>579</text:p>
          </table:table-cell>
          <table:table-cell table:style-name="ce35" office:value-type="float" office:value="897" calcext:value-type="float">
            <text:p>8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866" calcext:value-type="float">
            <text:p>8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7" calcext:value-type="float">
            <text:p>57</text:p>
          </table:table-cell>
          <table:table-cell table:style-name="ce28"/>
          <table:table-cell table:style-name="ce28" office:value-type="float" office:value="57" calcext:value-type="float">
            <text:p>57</text:p>
          </table:table-cell>
          <table:table-cell table:style-name="ce28"/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582" calcext:value-type="float">
            <text:p>5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019" calcext:value-type="float">
            <text:p>1.0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.14" calcext:value-type="float">
            <text:p>1.14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1.157" calcext:value-type="float">
            <text:p>1.1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209" calcext:value-type="float">
            <text:p>2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59" calcext:value-type="float">
            <text:p>59</text:p>
          </table:table-cell>
          <table:table-cell table:style-name="ce35" office:value-type="float" office:value="395" calcext:value-type="float">
            <text:p>3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329" calcext:value-type="float">
            <text:p>329</text:p>
          </table:table-cell>
          <table:table-cell table:style-name="ce35" office:value-type="float" office:value="1.069" calcext:value-type="float">
            <text:p>1.0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85" calcext:value-type="float">
            <text:p>185</text:p>
          </table:table-cell>
          <table:table-cell table:style-name="ce28"/>
          <table:table-cell table:style-name="ce28" office:value-type="float" office:value="185" calcext:value-type="float">
            <text:p>185</text:p>
          </table:table-cell>
          <table:table-cell table:style-name="ce28"/>
          <table:table-cell table:style-name="ce35" office:value-type="float" office:value="185" calcext:value-type="float">
            <text:p>1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28" office:value-type="float" office:value="1.246" calcext:value-type="float">
            <text:p>1.246</text:p>
          </table:table-cell>
          <table:table-cell table:style-name="ce28"/>
          <table:table-cell table:style-name="ce28" office:value-type="float" office:value="1.278" calcext:value-type="float">
            <text:p>1.278</text:p>
          </table:table-cell>
          <table:table-cell table:style-name="ce28"/>
          <table:table-cell table:style-name="ce35" office:value-type="float" office:value="1.278" calcext:value-type="float">
            <text:p>1.2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37" calcext:value-type="float">
            <text:p>37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esters (keur-, markt, waag-), afsl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323" calcext:value-type="float">
            <text:p>3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1.085" calcext:value-type="float">
            <text:p>1.085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.103" calcext:value-type="float">
            <text:p>1.103</text:p>
          </table:table-cell>
          <table:table-cell table:style-name="ce28" office:value-type="float" office:value="278" calcext:value-type="float">
            <text:p>278</text:p>
          </table:table-cell>
          <table:table-cell table:style-name="ce35" office:value-type="float" office:value="1.381" calcext:value-type="float">
            <text:p>1.3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1" calcext:value-type="float">
            <text:p>61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28"/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141" calcext:value-type="float">
            <text:p>141</text:p>
          </table:table-cell>
          <table:table-cell table:style-name="ce35" office:value-type="float" office:value="651" calcext:value-type="float">
            <text:p>6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75" calcext:value-type="float">
            <text:p>75</text:p>
          </table:table-cell>
          <table:table-cell table:style-name="ce28"/>
          <table:table-cell table:style-name="ce28" office:value-type="float" office:value="5.76" calcext:value-type="float">
            <text:p>5.7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.839" calcext:value-type="float">
            <text:p>5.839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5.851" calcext:value-type="float">
            <text:p>5.8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65" calcext:value-type="float">
            <text:p>865</text:p>
          </table:table-cell>
          <table:table-cell table:style-name="ce35" office:value-type="float" office:value="869" calcext:value-type="float">
            <text:p>8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93" calcext:value-type="float">
            <text:p>193</text:p>
          </table:table-cell>
          <table:table-cell table:style-name="ce28"/>
          <table:table-cell table:style-name="ce28" office:value-type="float" office:value="206" calcext:value-type="float">
            <text:p>206</text:p>
          </table:table-cell>
          <table:table-cell table:style-name="ce28"/>
          <table:table-cell table:style-name="ce35" office:value-type="float" office:value="206" calcext:value-type="float">
            <text:p>2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265" calcext:value-type="float">
            <text:p>2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8" office:value-type="float" office:value="99" calcext:value-type="float">
            <text:p>99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28"/>
          <table:table-cell table:style-name="ce28" office:value-type="float" office:value="1.938" calcext:value-type="float">
            <text:p>1.9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9.496" calcext:value-type="float">
            <text:p>29.49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31,786/1</text:p>
          </table:table-cell>
          <table:table-cell table:style-name="ce35" office:value-type="float" office:value="31.817" calcext:value-type="float">
            <text:p>31.8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97" calcext:value-type="float">
            <text:p>297</text:p>
          </table:table-cell>
          <table:table-cell table:style-name="ce28"/>
          <table:table-cell table:style-name="ce28" office:value-type="float" office:value="297" calcext:value-type="float">
            <text:p>297</text:p>
          </table:table-cell>
          <table:table-cell table:style-name="ce28"/>
          <table:table-cell table:style-name="ce35" office:value-type="float" office:value="297" calcext:value-type="float">
            <text:p>2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5" calcext:value-type="float">
            <text:p>105</text:p>
          </table:table-cell>
          <table:table-cell table:style-name="ce28"/>
          <table:table-cell table:style-name="ce28" office:value-type="float" office:value="105" calcext:value-type="float">
            <text:p>105</text:p>
          </table:table-cell>
          <table:table-cell table:style-name="ce28"/>
          <table:table-cell table:style-name="ce35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591" calcext:value-type="float">
            <text:p>5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3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5" calcext:value-type="float">
            <text:p>145</text:p>
          </table:table-cell>
          <table:table-cell table:style-name="ce28"/>
          <table:table-cell table:style-name="ce28" office:value-type="float" office:value="145" calcext:value-type="float">
            <text:p>145</text:p>
          </table:table-cell>
          <table:table-cell table:style-name="ce28"/>
          <table:table-cell table:style-name="ce35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.282" calcext:value-type="float">
            <text:p>2.282</text:p>
          </table:table-cell>
          <table:table-cell table:style-name="ce28" office:value-type="float" office:value="1.199" calcext:value-type="float">
            <text:p>1.199</text:p>
          </table:table-cell>
          <table:table-cell table:style-name="ce28" office:value-type="float" office:value="2.416" calcext:value-type="float">
            <text:p>2.416</text:p>
          </table:table-cell>
          <table:table-cell table:style-name="ce28" office:value-type="float" office:value="1.209" calcext:value-type="float">
            <text:p>1.209</text:p>
          </table:table-cell>
          <table:table-cell table:style-name="ce35" office:value-type="float" office:value="3.625" calcext:value-type="float">
            <text:p>3.6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316" calcext:value-type="float">
            <text:p>3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3" calcext:value-type="float">
            <text:p>23</text:p>
          </table:table-cell>
          <table:table-cell table:style-name="ce35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38" calcext:value-type="float">
            <text:p>38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75" calcext:value-type="float">
            <text:p>75</text:p>
          </table:table-cell>
          <table:table-cell table:style-name="ce35" office:value-type="float" office:value="669" calcext:value-type="float">
            <text:p>6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.535" calcext:value-type="float">
            <text:p>1.535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.726" calcext:value-type="float">
            <text:p>1.726</text:p>
          </table:table-cell>
          <table:table-cell table:style-name="ce28" office:value-type="float" office:value="652" calcext:value-type="float">
            <text:p>652</text:p>
          </table:table-cell>
          <table:table-cell table:style-name="ce35" office:value-type="float" office:value="2.378" calcext:value-type="float">
            <text:p>2.3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20" calcext:value-type="float">
            <text:p>3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308" calcext:value-type="float">
            <text:p>1.30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308" calcext:value-type="float">
            <text:p>1.308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.312" calcext:value-type="float">
            <text:p>1.3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4" calcext:value-type="float">
            <text:p>144</text:p>
          </table:table-cell>
          <table:table-cell table:style-name="ce28"/>
          <table:table-cell table:style-name="ce28" office:value-type="float" office:value="144" calcext:value-type="float">
            <text:p>144</text:p>
          </table:table-cell>
          <table:table-cell table:style-name="ce28"/>
          <table:table-cell table:style-name="ce35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ublieke vrouwen, publiekhuishouden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28" calcext:value-type="float">
            <text:p>428</text:p>
          </table:table-cell>
          <table:table-cell table:style-name="ce35" office:value-type="float" office:value="436" calcext:value-type="float">
            <text:p>4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76" calcext:value-type="float">
            <text:p>576</text:p>
          </table:table-cell>
          <table:table-cell table:style-name="ce28"/>
          <table:table-cell table:style-name="ce28" office:value-type="float" office:value="576" calcext:value-type="float">
            <text:p>576</text:p>
          </table:table-cell>
          <table:table-cell table:style-name="ce28"/>
          <table:table-cell table:style-name="ce35" office:value-type="float" office:value="576" calcext:value-type="float">
            <text:p>5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213" calcext:value-type="float">
            <text:p>1.213</text:p>
          </table:table-cell>
          <table:table-cell table:style-name="ce28" office:value-type="float" office:value="1.774" calcext:value-type="float">
            <text:p>1.774</text:p>
          </table:table-cell>
          <table:table-cell table:style-name="ce28" office:value-type="string" calcext:value-type="string">
            <text:p>1,218/1</text:p>
          </table:table-cell>
          <table:table-cell table:style-name="ce28" office:value-type="float" office:value="1.777" calcext:value-type="float">
            <text:p>1.777</text:p>
          </table:table-cell>
          <table:table-cell table:style-name="ce35" office:value-type="float" office:value="2.995" calcext:value-type="float">
            <text:p>2.9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222" calcext:value-type="float">
            <text:p>222</text:p>
          </table:table-cell>
          <table:table-cell table:style-name="ce28"/>
          <table:table-cell table:style-name="ce28" office:value-type="float" office:value="2.058" calcext:value-type="float">
            <text:p>2.05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.287" calcext:value-type="float">
            <text:p>2.287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2.312" calcext:value-type="float">
            <text:p>2.3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38" calcext:value-type="float">
            <text:p>1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72" calcext:value-type="float">
            <text:p>172</text:p>
          </table:table-cell>
          <table:table-cell table:style-name="ce28"/>
          <table:table-cell table:style-name="ce28" office:value-type="float" office:value="3.121" calcext:value-type="float">
            <text:p>3.12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3,302/2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3.313" calcext:value-type="float">
            <text:p>3.3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313" calcext:value-type="float">
            <text:p>313</text:p>
          </table:table-cell>
          <table:table-cell table:style-name="ce28"/>
          <table:table-cell table:style-name="ce28" office:value-type="float" office:value="5.924" calcext:value-type="float">
            <text:p>5.92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string" calcext:value-type="string">
            <text:p>6,258/3</text:p>
          </table:table-cell>
          <table:table-cell table:style-name="ce28" office:value-type="float" office:value="37" calcext:value-type="float">
            <text:p>37</text:p>
          </table:table-cell>
          <table:table-cell table:style-name="ce35" office:value-type="float" office:value="6.295" calcext:value-type="float">
            <text:p>6.2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70" calcext:value-type="float">
            <text:p>70</text:p>
          </table:table-cell>
          <table:table-cell table:style-name="ce28"/>
          <table:table-cell table:style-name="ce28" office:value-type="float" office:value="537" calcext:value-type="float">
            <text:p>537</text:p>
          </table:table-cell>
          <table:table-cell table:style-name="ce28"/>
          <table:table-cell table:style-name="ce28" office:value-type="float" office:value="13.449" calcext:value-type="float">
            <text:p>13.44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string" calcext:value-type="string">
            <text:p>14,119/4</text:p>
          </table:table-cell>
          <table:table-cell table:style-name="ce28" office:value-type="float" office:value="113" calcext:value-type="float">
            <text:p>113</text:p>
          </table:table-cell>
          <table:table-cell table:style-name="ce35" office:value-type="float" office:value="14.232" calcext:value-type="float">
            <text:p>14.2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91" calcext:value-type="float">
            <text:p>91</text:p>
          </table:table-cell>
          <table:table-cell table:style-name="ce28"/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.924" calcext:value-type="float">
            <text:p>10.92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string" calcext:value-type="string">
            <text:p>12,000/5</text:p>
          </table:table-cell>
          <table:table-cell table:style-name="ce28" office:value-type="float" office:value="89" calcext:value-type="float">
            <text:p>89</text:p>
          </table:table-cell>
          <table:table-cell table:style-name="ce35" office:value-type="float" office:value="12.089" calcext:value-type="float">
            <text:p>12.0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2" office:value-type="float" office:value="26.327" calcext:value-type="float">
            <text:p>26.327</text:p>
          </table:table-cell>
          <table:table-cell table:style-name="ce28" office:value-type="float" office:value="22.617" calcext:value-type="float">
            <text:p>22.617</text:p>
          </table:table-cell>
          <table:table-cell table:style-name="ce28" office:value-type="float" office:value="10.254" calcext:value-type="float">
            <text:p>10.254</text:p>
          </table:table-cell>
          <table:table-cell table:style-name="ce28" office:value-type="float" office:value="8.792" calcext:value-type="float">
            <text:p>8.792</text:p>
          </table:table-cell>
          <table:table-cell table:style-name="ce28" office:value-type="float" office:value="8.915" calcext:value-type="float">
            <text:p>8.915</text:p>
          </table:table-cell>
          <table:table-cell table:style-name="ce28" office:value-type="float" office:value="7.928" calcext:value-type="float">
            <text:p>7.928</text:p>
          </table:table-cell>
          <table:table-cell table:style-name="ce28" office:value-type="float" office:value="1.084" calcext:value-type="float">
            <text:p>1.084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46.58" calcext:value-type="float">
            <text:p>46.58</text:p>
          </table:table-cell>
          <table:table-cell table:style-name="ce28" office:value-type="float" office:value="40.316" calcext:value-type="float">
            <text:p>40.316</text:p>
          </table:table-cell>
          <table:table-cell table:style-name="ce35" office:value-type="float" office:value="36.896" calcext:value-type="float">
            <text:p>36.8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47" calcext:value-type="float">
            <text:p>2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47" calcext:value-type="float">
            <text:p>47</text:p>
          </table:table-cell>
          <table:table-cell table:style-name="ce35" office:value-type="float" office:value="1.042" calcext:value-type="float">
            <text:p>1.0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meden (grof-, hoef-, kagchel- en andere)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ce28" office:value-type="float" office:value="544" calcext:value-type="float">
            <text:p>544</text:p>
          </table:table-cell>
          <table:table-cell table:style-name="ce28"/>
          <table:table-cell table:style-name="ce28" office:value-type="float" office:value="6.151" calcext:value-type="float">
            <text:p>6.15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.739" calcext:value-type="float">
            <text:p>6.739</text:p>
          </table:table-cell>
          <table:table-cell table:style-name="ce28" office:value-type="float" office:value="71" calcext:value-type="float">
            <text:p>71</text:p>
          </table:table-cell>
          <table:table-cell table:style-name="ce35" office:value-type="float" office:value="6.81" calcext:value-type="float">
            <text:p>6.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26" calcext:value-type="float">
            <text:p>2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3.962" calcext:value-type="float">
            <text:p>3.962</text:p>
          </table:table-cell>
          <table:table-cell table:style-name="ce28" office:value-type="float" office:value="1.631" calcext:value-type="float">
            <text:p>1.631</text:p>
          </table:table-cell>
          <table:table-cell table:style-name="ce28" office:value-type="float" office:value="4.429" calcext:value-type="float">
            <text:p>4.429</text:p>
          </table:table-cell>
          <table:table-cell table:style-name="ce28" office:value-type="float" office:value="1.838" calcext:value-type="float">
            <text:p>1.838</text:p>
          </table:table-cell>
          <table:table-cell table:style-name="ce35" office:value-type="float" office:value="6.267" calcext:value-type="float">
            <text:p>6.2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416" calcext:value-type="float">
            <text:p>4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2" calcext:value-type="float">
            <text:p>42</text:p>
          </table:table-cell>
          <table:table-cell table:style-name="ce35" office:value-type="float" office:value="273" calcext:value-type="float">
            <text:p>2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49" calcext:value-type="float">
            <text:p>49</text:p>
          </table:table-cell>
          <table:table-cell table:style-name="ce28"/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672" calcext:value-type="float">
            <text:p>6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00" calcext:value-type="float">
            <text:p>100</text:p>
          </table:table-cell>
          <table:table-cell table:style-name="ce35" office:value-type="float" office:value="365" calcext:value-type="float">
            <text:p>3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41" calcext:value-type="float">
            <text:p>41</text:p>
          </table:table-cell>
          <table:table-cell table:style-name="ce35" office:value-type="float" office:value="901" calcext:value-type="float">
            <text:p>9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434" calcext:value-type="float">
            <text:p>4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21" calcext:value-type="float">
            <text:p>221</text:p>
          </table:table-cell>
          <table:table-cell table:style-name="ce28"/>
          <table:table-cell table:style-name="ce28" office:value-type="float" office:value="224" calcext:value-type="float">
            <text:p>224</text:p>
          </table:table-cell>
          <table:table-cell table:style-name="ce28"/>
          <table:table-cell table:style-name="ce35" office:value-type="float" office:value="224" calcext:value-type="float">
            <text:p>2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1.034" calcext:value-type="float">
            <text:p>1.034</text:p>
          </table:table-cell>
          <table:table-cell table:style-name="ce28"/>
          <table:table-cell table:style-name="ce28" office:value-type="float" office:value="1.057" calcext:value-type="float">
            <text:p>1.057</text:p>
          </table:table-cell>
          <table:table-cell table:style-name="ce28"/>
          <table:table-cell table:style-name="ce35" office:value-type="float" office:value="1.057" calcext:value-type="float">
            <text:p>1.0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60" calcext:value-type="float">
            <text:p>260</text:p>
          </table:table-cell>
          <table:table-cell table:style-name="ce28"/>
          <table:table-cell table:style-name="ce28" office:value-type="float" office:value="262" calcext:value-type="float">
            <text:p>262</text:p>
          </table:table-cell>
          <table:table-cell table:style-name="ce28"/>
          <table:table-cell table:style-name="ce35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39" calcext:value-type="float">
            <text:p>139</text:p>
          </table:table-cell>
          <table:table-cell table:style-name="ce28"/>
          <table:table-cell table:style-name="ce28" office:value-type="float" office:value="246" calcext:value-type="float">
            <text:p>246</text:p>
          </table:table-cell>
          <table:table-cell table:style-name="ce28"/>
          <table:table-cell table:style-name="ce28" office:value-type="float" office:value="396" calcext:value-type="float">
            <text:p>396</text:p>
          </table:table-cell>
          <table:table-cell table:style-name="ce28"/>
          <table:table-cell table:style-name="ce35" office:value-type="float" office:value="396" calcext:value-type="float">
            <text:p>3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474" calcext:value-type="float">
            <text:p>474</text:p>
          </table:table-cell>
          <table:table-cell table:style-name="ce28"/>
          <table:table-cell table:style-name="ce28" office:value-type="float" office:value="481" calcext:value-type="float">
            <text:p>481</text:p>
          </table:table-cell>
          <table:table-cell table:style-name="ce28"/>
          <table:table-cell table:style-name="ce35" office:value-type="float" office:value="481" calcext:value-type="float">
            <text:p>4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.165" calcext:value-type="float">
            <text:p>1.16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.173" calcext:value-type="float">
            <text:p>1.173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1.183" calcext:value-type="float">
            <text:p>1.1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73" calcext:value-type="float">
            <text:p>1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9" calcext:value-type="float">
            <text:p>39</text:p>
          </table:table-cell>
          <table:table-cell table:style-name="ce28"/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897" calcext:value-type="float">
            <text:p>8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78" calcext:value-type="float">
            <text:p>1.7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.394" calcext:value-type="float">
            <text:p>2.394</text:p>
          </table:table-cell>
          <table:table-cell table:style-name="ce28" office:value-type="float" office:value="48" calcext:value-type="float">
            <text:p>48</text:p>
          </table:table-cell>
          <table:table-cell table:style-name="ce35" office:value-type="float" office:value="2.442" calcext:value-type="float">
            <text:p>2.4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259" calcext:value-type="float">
            <text:p>2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371" calcext:value-type="float">
            <text:p>3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60" calcext:value-type="float">
            <text:p>160</text:p>
          </table:table-cell>
          <table:table-cell table:style-name="ce35" office:value-type="float" office:value="414" calcext:value-type="float">
            <text:p>4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28" office:value-type="float" office:value="752" calcext:value-type="float">
            <text:p>752</text:p>
          </table:table-cell>
          <table:table-cell table:style-name="ce28"/>
          <table:table-cell table:style-name="ce28" office:value-type="float" office:value="12.254" calcext:value-type="float">
            <text:p>12.25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3.039" calcext:value-type="float">
            <text:p>13.039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13.058" calcext:value-type="float">
            <text:p>13.05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277" calcext:value-type="float">
            <text:p>2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17" calcext:value-type="float">
            <text:p>1.51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.832" calcext:value-type="float">
            <text:p>1.832</text:p>
          </table:table-cell>
          <table:table-cell table:style-name="ce28" office:value-type="float" office:value="40" calcext:value-type="float">
            <text:p>40</text:p>
          </table:table-cell>
          <table:table-cell table:style-name="ce35" office:value-type="float" office:value="1.872" calcext:value-type="float">
            <text:p>1.8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.834" calcext:value-type="float">
            <text:p>1.83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.838" calcext:value-type="float">
            <text:p>1.838</text:p>
          </table:table-cell>
          <table:table-cell table:style-name="ce28" office:value-type="float" office:value="302" calcext:value-type="float">
            <text:p>302</text:p>
          </table:table-cell>
          <table:table-cell table:style-name="ce35" office:value-type="float" office:value="2.14" calcext:value-type="float">
            <text:p>2.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054" calcext:value-type="float">
            <text:p>1.054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.077" calcext:value-type="float">
            <text:p>1.077</text:p>
          </table:table-cell>
          <table:table-cell table:style-name="ce28" office:value-type="float" office:value="416" calcext:value-type="float">
            <text:p>416</text:p>
          </table:table-cell>
          <table:table-cell table:style-name="ce35" office:value-type="float" office:value="1.493" calcext:value-type="float">
            <text:p>1.4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.069" calcext:value-type="float">
            <text:p>1.069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.074" calcext:value-type="float">
            <text:p>1.0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3" calcext:value-type="float">
            <text:p>93</text:p>
          </table:table-cell>
          <table:table-cell table:style-name="ce28"/>
          <table:table-cell table:style-name="ce28" office:value-type="float" office:value="93" calcext:value-type="float">
            <text:p>93</text:p>
          </table:table-cell>
          <table:table-cell table:style-name="ce28"/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25" calcext:value-type="float">
            <text:p>2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6" calcext:value-type="float">
            <text:p>16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449" calcext:value-type="float">
            <text:p>449</text:p>
          </table:table-cell>
          <table:table-cell table:style-name="ce35" office:value-type="float" office:value="849" calcext:value-type="float">
            <text:p>8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16" calcext:value-type="float">
            <text:p>116</text:p>
          </table:table-cell>
          <table:table-cell table:style-name="ce28"/>
          <table:table-cell table:style-name="ce28" office:value-type="float" office:value="1.859" calcext:value-type="float">
            <text:p>1.85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.989" calcext:value-type="float">
            <text:p>1.989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.995" calcext:value-type="float">
            <text:p>1.9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02" calcext:value-type="float">
            <text:p>102</text:p>
          </table:table-cell>
          <table:table-cell table:style-name="ce28"/>
          <table:table-cell table:style-name="ce28" office:value-type="float" office:value="3.071" calcext:value-type="float">
            <text:p>3.07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3.18" calcext:value-type="float">
            <text:p>3.18</text:p>
          </table:table-cell>
          <table:table-cell table:style-name="ce28" office:value-type="float" office:value="113" calcext:value-type="float">
            <text:p>113</text:p>
          </table:table-cell>
          <table:table-cell table:style-name="ce35" office:value-type="float" office:value="3.293" calcext:value-type="float">
            <text:p>3.2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55" calcext:value-type="float">
            <text:p>55</text:p>
          </table:table-cell>
          <table:table-cell table:style-name="ce28"/>
          <table:table-cell table:style-name="ce28" office:value-type="float" office:value="3.741" calcext:value-type="float">
            <text:p>3.74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.8" calcext:value-type="float">
            <text:p>3.8</text:p>
          </table:table-cell>
          <table:table-cell table:style-name="ce28" office:value-type="float" office:value="16" calcext:value-type="float">
            <text:p>16</text:p>
          </table:table-cell>
          <table:table-cell table:style-name="ce35" office:value-type="float" office:value="3.816" calcext:value-type="float">
            <text:p>3.8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9" calcext:value-type="float">
            <text:p>39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415/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417" calcext:value-type="float">
            <text:p>4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33" calcext:value-type="float">
            <text:p>33</text:p>
          </table:table-cell>
          <table:table-cell table:style-name="ce35" office:value-type="float" office:value="874" calcext:value-type="float">
            <text:p>8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35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771" calcext:value-type="float">
            <text:p>1.77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.771" calcext:value-type="float">
            <text:p>1.771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1.79" calcext:value-type="float">
            <text:p>1.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4" calcext:value-type="float">
            <text:p>74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90" calcext:value-type="float">
            <text:p>90</text:p>
          </table:table-cell>
          <table:table-cell table:style-name="ce28"/>
          <table:table-cell table:style-name="ce35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6" calcext:value-type="float">
            <text:p>36</text:p>
          </table:table-cell>
          <table:table-cell table:style-name="ce35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8" calcext:value-type="float">
            <text:p>98</text:p>
          </table:table-cell>
          <table:table-cell table:style-name="ce35" office:value-type="float" office:value="224" calcext:value-type="float">
            <text:p>2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2" office:value-type="float" office:value="90.865" calcext:value-type="float">
            <text:p>90.865</text:p>
          </table:table-cell>
          <table:table-cell table:style-name="ce28" office:value-type="float" office:value="94.918" calcext:value-type="float">
            <text:p>94.918</text:p>
          </table:table-cell>
          <table:table-cell table:style-name="ce28" office:value-type="float" office:value="10.883" calcext:value-type="float">
            <text:p>10.883</text:p>
          </table:table-cell>
          <table:table-cell table:style-name="ce28" office:value-type="float" office:value="13.43" calcext:value-type="float">
            <text:p>13.43</text:p>
          </table:table-cell>
          <table:table-cell table:style-name="ce28" office:value-type="float" office:value="20.004" calcext:value-type="float">
            <text:p>20.004</text:p>
          </table:table-cell>
          <table:table-cell table:style-name="ce28" office:value-type="float" office:value="29.623" calcext:value-type="float">
            <text:p>29.623</text:p>
          </table:table-cell>
          <table:table-cell table:style-name="ce28" office:value-type="float" office:value="46.234" calcext:value-type="float">
            <text:p>46.234</text:p>
          </table:table-cell>
          <table:table-cell table:style-name="ce28" office:value-type="float" office:value="284.211" calcext:value-type="float">
            <text:p>284.211</text:p>
          </table:table-cell>
          <table:table-cell table:style-name="ce28" office:value-type="string" calcext:value-type="string">
            <text:p>168,008/2</text:p>
          </table:table-cell>
          <table:table-cell table:style-name="ce28" office:value-type="string" calcext:value-type="string">
            <text:p>422,240/5</text:p>
          </table:table-cell>
          <table:table-cell table:style-name="ce35" office:value-type="float" office:value="590.248" calcext:value-type="float">
            <text:p>590.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3/3</text:p>
          </table:table-cell>
          <table:table-cell table:style-name="ce31" office:value-type="string" calcext:value-type="string">
            <text:p>12/6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ZEVEN EN TACHTIG 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2" office:value-type="float" office:value="118.145" calcext:value-type="float">
            <text:p>118.145</text:p>
          </table:table-cell>
          <table:table-cell table:style-name="ce28" office:value-type="float" office:value="118.4" calcext:value-type="float">
            <text:p>118.4</text:p>
          </table:table-cell>
          <table:table-cell table:style-name="ce28" office:value-type="float" office:value="22.637" calcext:value-type="float">
            <text:p>22.637</text:p>
          </table:table-cell>
          <table:table-cell table:style-name="ce28" office:value-type="float" office:value="23.072" calcext:value-type="float">
            <text:p>23.072</text:p>
          </table:table-cell>
          <table:table-cell table:style-name="ce28" office:value-type="float" office:value="42.672" calcext:value-type="float">
            <text:p>42.672</text:p>
          </table:table-cell>
          <table:table-cell table:style-name="ce28" office:value-type="float" office:value="42.916" calcext:value-type="float">
            <text:p>42.916</text:p>
          </table:table-cell>
          <table:table-cell table:style-name="ce28" office:value-type="float" office:value="331.663" calcext:value-type="float">
            <text:p>331.663</text:p>
          </table:table-cell>
          <table:table-cell table:style-name="ce28" office:value-type="float" office:value="400.928" calcext:value-type="float">
            <text:p>400.928</text:p>
          </table:table-cell>
          <table:table-cell table:style-name="ce28" office:value-type="string" calcext:value-type="string">
            <text:p>515,224/4</text:p>
          </table:table-cell>
          <table:table-cell table:style-name="ce28" office:value-type="string" calcext:value-type="string">
            <text:p>585,387/7</text:p>
          </table:table-cell>
          <table:table-cell table:style-name="ce35" office:value-type="string" calcext:value-type="string">
            <text:p>1,100,6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06" calcext:value-type="float">
            <text:p>3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4" calcext:value-type="float">
            <text:p>104</text:p>
          </table:table-cell>
          <table:table-cell table:style-name="ce28"/>
          <table:table-cell table:style-name="ce28" office:value-type="float" office:value="104" calcext:value-type="float">
            <text:p>104</text:p>
          </table:table-cell>
          <table:table-cell table:style-name="ce28"/>
          <table:table-cell table:style-name="ce35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.657" calcext:value-type="float">
            <text:p>2.65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.657" calcext:value-type="float">
            <text:p>2.657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1.672" calcext:value-type="float">
            <text:p>1.6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6" calcext:value-type="float">
            <text:p>56</text:p>
          </table:table-cell>
          <table:table-cell table:style-name="ce28"/>
          <table:table-cell table:style-name="ce28" office:value-type="float" office:value="56" calcext:value-type="float">
            <text:p>56</text:p>
          </table:table-cell>
          <table:table-cell table:style-name="ce28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546" calcext:value-type="float">
            <text:p>1.54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46" calcext:value-type="float">
            <text:p>1.546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.548" calcext:value-type="float">
            <text:p>1.5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33" calcext:value-type="float">
            <text:p>133</text:p>
          </table:table-cell>
          <table:table-cell table:style-name="ce28"/>
          <table:table-cell table:style-name="ce28" office:value-type="float" office:value="133" calcext:value-type="float">
            <text:p>133</text:p>
          </table:table-cell>
          <table:table-cell table:style-name="ce28"/>
          <table:table-cell table:style-name="ce35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278" calcext:value-type="float">
            <text:p>2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137" calcext:value-type="float">
            <text:p>13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6.088" calcext:value-type="float">
            <text:p>6.088</text:p>
          </table:table-cell>
          <table:table-cell table:style-name="ce28" office:value-type="float" office:value="2.61" calcext:value-type="float">
            <text:p>2.61</text:p>
          </table:table-cell>
          <table:table-cell table:style-name="ce28" office:value-type="float" office:value="148.768" calcext:value-type="float">
            <text:p>148.768</text:p>
          </table:table-cell>
          <table:table-cell table:style-name="ce28" office:value-type="float" office:value="59.815" calcext:value-type="float">
            <text:p>59.815</text:p>
          </table:table-cell>
          <table:table-cell table:style-name="ce28" office:value-type="string" calcext:value-type="string">
            <text:p>155,469/1</text:p>
          </table:table-cell>
          <table:table-cell table:style-name="ce28" office:value-type="string" calcext:value-type="string">
            <text:p>62,782/3</text:p>
          </table:table-cell>
          <table:table-cell table:style-name="ce35" office:value-type="float" office:value="218.251" calcext:value-type="float">
            <text:p>218.2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445" calcext:value-type="float">
            <text:p>4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280" calcext:value-type="float">
            <text:p>280</text:p>
          </table:table-cell>
          <table:table-cell table:style-name="ce35" office:value-type="float" office:value="674" calcext:value-type="float">
            <text:p>6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zembinders, rietboeren, rijwerk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5" calcext:value-type="float">
            <text:p>35</text:p>
          </table:table-cell>
          <table:table-cell table:style-name="ce35" office:value-type="float" office:value="391" calcext:value-type="float">
            <text:p>3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33" calcext:value-type="float">
            <text:p>33</text:p>
          </table:table-cell>
          <table:table-cell table:style-name="ce35" office:value-type="float" office:value="556" calcext:value-type="float">
            <text:p>5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illardmak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91" calcext:value-type="float">
            <text:p>591</text:p>
          </table:table-cell>
          <table:table-cell table:style-name="ce35" office:value-type="float" office:value="1.252" calcext:value-type="float">
            <text:p>1.2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lik-, en pleetwerkers, lampenmak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.196" calcext:value-type="float">
            <text:p>7.196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.527" calcext:value-type="float">
            <text:p>7.527</text:p>
          </table:table-cell>
          <table:table-cell table:style-name="ce28" office:value-type="float" office:value="643" calcext:value-type="float">
            <text:p>643</text:p>
          </table:table-cell>
          <table:table-cell table:style-name="ce35" office:value-type="float" office:value="8.17" calcext:value-type="float">
            <text:p>8.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91" calcext:value-type="float">
            <text:p>91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ek- en dagbladdrukkers en verkoopers, meesters, knechts, letterzett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159" calcext:value-type="float">
            <text:p>1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22" calcext:value-type="float">
            <text:p>222</text:p>
          </table:table-cell>
          <table:table-cell table:style-name="ce35" office:value-type="float" office:value="223" calcext:value-type="float">
            <text:p>2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183" calcext:value-type="float">
            <text:p>1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244" calcext:value-type="float">
            <text:p>2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.182" calcext:value-type="float">
            <text:p>8.18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8.682" calcext:value-type="float">
            <text:p>8.682</text:p>
          </table:table-cell>
          <table:table-cell table:style-name="ce28" office:value-type="float" office:value="547" calcext:value-type="float">
            <text:p>547</text:p>
          </table:table-cell>
          <table:table-cell table:style-name="ce35" office:value-type="float" office:value="9.229" calcext:value-type="float">
            <text:p>9.2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2" calcext:value-type="float">
            <text:p>112</text:p>
          </table:table-cell>
          <table:table-cell table:style-name="ce28"/>
          <table:table-cell table:style-name="ce28" office:value-type="float" office:value="112" calcext:value-type="float">
            <text:p>112</text:p>
          </table:table-cell>
          <table:table-cell table:style-name="ce28"/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3" calcext:value-type="float">
            <text:p>33</text:p>
          </table:table-cell>
          <table:table-cell table:style-name="ce28"/>
          <table:table-cell table:style-name="ce28" office:value-type="float" office:value="33" calcext:value-type="float">
            <text:p>33</text:p>
          </table:table-cell>
          <table:table-cell table:style-name="ce28"/>
          <table:table-cell table:style-name="ce35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75" calcext:value-type="float">
            <text:p>75</text:p>
          </table:table-cell>
          <table:table-cell table:style-name="ce28"/>
          <table:table-cell table:style-name="ce28" office:value-type="float" office:value="2.169" calcext:value-type="float">
            <text:p>2.16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.252" calcext:value-type="float">
            <text:p>2.252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2.262" calcext:value-type="float">
            <text:p>2.2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6" calcext:value-type="float">
            <text:p>236</text:p>
          </table:table-cell>
          <table:table-cell table:style-name="ce28"/>
          <table:table-cell table:style-name="ce28" office:value-type="float" office:value="236" calcext:value-type="float">
            <text:p>236</text:p>
          </table:table-cell>
          <table:table-cell table:style-name="ce28"/>
          <table:table-cell table:style-name="ce35" office:value-type="float" office:value="236" calcext:value-type="float">
            <text:p>2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4.067" calcext:value-type="float">
            <text:p>4.067</text:p>
          </table:table-cell>
          <table:table-cell table:style-name="ce28" office:value-type="float" office:value="12.503" calcext:value-type="float">
            <text:p>12.503</text:p>
          </table:table-cell>
          <table:table-cell table:style-name="ce28" office:value-type="float" office:value="47.809" calcext:value-type="float">
            <text:p>47.809</text:p>
          </table:table-cell>
          <table:table-cell table:style-name="ce28" office:value-type="string" calcext:value-type="string">
            <text:p>13,459/2</text:p>
          </table:table-cell>
          <table:table-cell table:style-name="ce28" office:value-type="string" calcext:value-type="string">
            <text:p>52,103/4</text:p>
          </table:table-cell>
          <table:table-cell table:style-name="ce35" office:value-type="float" office:value="65.562" calcext:value-type="float">
            <text:p>65.5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13" calcext:value-type="float">
            <text:p>1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.085" calcext:value-type="float">
            <text:p>1.08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.209" calcext:value-type="float">
            <text:p>1.209</text:p>
          </table:table-cell>
          <table:table-cell table:style-name="ce28" office:value-type="float" office:value="369" calcext:value-type="float">
            <text:p>369</text:p>
          </table:table-cell>
          <table:table-cell table:style-name="ce35" office:value-type="float" office:value="1.578" calcext:value-type="float">
            <text:p>1.5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.49" calcext:value-type="float">
            <text:p>1.49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.498" calcext:value-type="float">
            <text:p>1.498</text:p>
          </table:table-cell>
          <table:table-cell table:style-name="ce28" office:value-type="float" office:value="410" calcext:value-type="float">
            <text:p>410</text:p>
          </table:table-cell>
          <table:table-cell table:style-name="ce35" office:value-type="float" office:value="1.908" calcext:value-type="float">
            <text:p>1.9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.177" calcext:value-type="float">
            <text:p>2.17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2.177" calcext:value-type="float">
            <text:p>2.177</text:p>
          </table:table-cell>
          <table:table-cell table:style-name="ce28" office:value-type="float" office:value="158" calcext:value-type="float">
            <text:p>158</text:p>
          </table:table-cell>
          <table:table-cell table:style-name="ce35" office:value-type="float" office:value="2.335" calcext:value-type="float">
            <text:p>2.3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string" calcext:value-type="string">
            <text:p>1,364/1</text:p>
          </table:table-cell>
          <table:table-cell table:style-name="ce28"/>
          <table:table-cell table:style-name="ce28" office:value-type="float" office:value="1.364" calcext:value-type="float">
            <text:p>1.364</text:p>
          </table:table-cell>
          <table:table-cell table:style-name="ce28"/>
          <table:table-cell table:style-name="ce35" office:value-type="float" office:value="1.364" calcext:value-type="float">
            <text:p>1.3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3" calcext:value-type="float">
            <text:p>23</text:p>
          </table:table-cell>
          <table:table-cell table:style-name="ce35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297" calcext:value-type="float">
            <text:p>1.297</text:p>
          </table:table-cell>
          <table:table-cell table:style-name="ce28"/>
          <table:table-cell table:style-name="ce28" office:value-type="float" office:value="1.297" calcext:value-type="float">
            <text:p>1.297</text:p>
          </table:table-cell>
          <table:table-cell table:style-name="ce28"/>
          <table:table-cell table:style-name="ce35" office:value-type="float" office:value="1.297" calcext:value-type="float">
            <text:p>1.2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48" calcext:value-type="float">
            <text:p>48</text:p>
          </table:table-cell>
          <table:table-cell table:style-name="ce35" office:value-type="float" office:value="182" calcext:value-type="float">
            <text:p>1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33" calcext:value-type="float">
            <text:p>433</text:p>
          </table:table-cell>
          <table:table-cell table:style-name="ce35" office:value-type="float" office:value="538" calcext:value-type="float">
            <text:p>5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9" calcext:value-type="float">
            <text:p>1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4" calcext:value-type="float">
            <text:p>84</text:p>
          </table:table-cell>
          <table:table-cell table:style-name="ce28"/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35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5" calcext:value-type="float">
            <text:p>105</text:p>
          </table:table-cell>
          <table:table-cell table:style-name="ce35" office:value-type="float" office:value="194" calcext:value-type="float">
            <text:p>1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198" calcext:value-type="float">
            <text:p>198</text:p>
          </table:table-cell>
          <table:table-cell table:style-name="ce35" office:value-type="float" office:value="599" calcext:value-type="float">
            <text:p>5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47" calcext:value-type="float">
            <text:p>47</text:p>
          </table:table-cell>
          <table:table-cell table:style-name="ce35" office:value-type="float" office:value="279" calcext:value-type="float">
            <text:p>2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.036" calcext:value-type="float">
            <text:p>1.036</text:p>
          </table:table-cell>
          <table:table-cell table:style-name="ce28" office:value-type="float" office:value="76" calcext:value-type="float">
            <text:p>76</text:p>
          </table:table-cell>
          <table:table-cell table:style-name="ce35" office:value-type="float" office:value="1.112" calcext:value-type="float">
            <text:p>1.1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53" calcext:value-type="float">
            <text:p>1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579" calcext:value-type="float">
            <text:p>1.57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.671" calcext:value-type="float">
            <text:p>1.671</text:p>
          </table:table-cell>
          <table:table-cell table:style-name="ce28" office:value-type="float" office:value="34" calcext:value-type="float">
            <text:p>34</text:p>
          </table:table-cell>
          <table:table-cell table:style-name="ce35" office:value-type="float" office:value="1.705" calcext:value-type="float">
            <text:p>1.7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.222" calcext:value-type="float">
            <text:p>2.222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2.222" calcext:value-type="float">
            <text:p>2.222</text:p>
          </table:table-cell>
          <table:table-cell table:style-name="ce28" office:value-type="float" office:value="645" calcext:value-type="float">
            <text:p>645</text:p>
          </table:table-cell>
          <table:table-cell table:style-name="ce35" office:value-type="float" office:value="2.867" calcext:value-type="float">
            <text:p>2.8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erders en veehouders</text:p>
          </table:table-cell>
          <table:table-cell/>
          <table:table-cell table:style-name="ce22" office:value-type="float" office:value="24" calcext:value-type="float">
            <text:p>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.122" calcext:value-type="float">
            <text:p>2.12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3.204" calcext:value-type="float">
            <text:p>3.204</text:p>
          </table:table-cell>
          <table:table-cell table:style-name="ce28" office:value-type="float" office:value="223" calcext:value-type="float">
            <text:p>223</text:p>
          </table:table-cell>
          <table:table-cell table:style-name="ce35" office:value-type="float" office:value="3.427" calcext:value-type="float">
            <text:p>3.4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71" calcext:value-type="float">
            <text:p>171</text:p>
          </table:table-cell>
          <table:table-cell table:style-name="ce35" office:value-type="float" office:value="409" calcext:value-type="float">
            <text:p>4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, seminari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6" calcext:value-type="float">
            <text:p>46</text:p>
          </table:table-cell>
          <table:table-cell table:style-name="ce28"/>
          <table:table-cell table:style-name="ce28" office:value-type="float" office:value="46" calcext:value-type="float">
            <text:p>46</text:p>
          </table:table-cell>
          <table:table-cell table:style-name="ce28"/>
          <table:table-cell table:style-name="ce35" office:value-type="float" office:value="46" calcext:value-type="float">
            <text:p>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28" office:value-type="float" office:value="223" calcext:value-type="float">
            <text:p>223</text:p>
          </table:table-cell>
          <table:table-cell table:style-name="ce28"/>
          <table:table-cell table:style-name="ce28" office:value-type="float" office:value="270" calcext:value-type="float">
            <text:p>270</text:p>
          </table:table-cell>
          <table:table-cell table:style-name="ce28"/>
          <table:table-cell table:style-name="ce35" office:value-type="float" office:value="270" calcext:value-type="float">
            <text:p>2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/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998" calcext:value-type="float">
            <text:p>9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1.189" calcext:value-type="float">
            <text:p>1.189</text:p>
          </table:table-cell>
          <table:table-cell table:style-name="ce28" office:value-type="float" office:value="1.136" calcext:value-type="float">
            <text:p>1.136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2.745" calcext:value-type="float">
            <text:p>2.745</text:p>
          </table:table-cell>
          <table:table-cell table:style-name="ce28" office:value-type="float" office:value="2.919" calcext:value-type="float">
            <text:p>2.919</text:p>
          </table:table-cell>
          <table:table-cell table:style-name="ce35" office:value-type="float" office:value="5.664" calcext:value-type="float">
            <text:p>5.6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14" calcext:value-type="float">
            <text:p>114</text:p>
          </table:table-cell>
          <table:table-cell table:style-name="ce28"/>
          <table:table-cell table:style-name="ce35" office:value-type="float" office:value="114" calcext:value-type="float">
            <text:p>1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66" calcext:value-type="float">
            <text:p>166</text:p>
          </table:table-cell>
          <table:table-cell table:style-name="ce28"/>
          <table:table-cell table:style-name="ce28" office:value-type="float" office:value="170" calcext:value-type="float">
            <text:p>170</text:p>
          </table:table-cell>
          <table:table-cell table:style-name="ce28"/>
          <table:table-cell table:style-name="ce35" office:value-type="float" office:value="170" calcext:value-type="float">
            <text:p>1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40" calcext:value-type="float">
            <text:p>240</text:p>
          </table:table-cell>
          <table:table-cell table:style-name="ce28"/>
          <table:table-cell table:style-name="ce28" office:value-type="float" office:value="240" calcext:value-type="float">
            <text:p>240</text:p>
          </table:table-cell>
          <table:table-cell table:style-name="ce28"/>
          <table:table-cell table:style-name="ce35" office:value-type="float" office:value="240" calcext:value-type="float">
            <text:p>2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381" calcext:value-type="float">
            <text:p>3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499/2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510" calcext:value-type="float">
            <text:p>5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/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889" calcext:value-type="float">
            <text:p>8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31" calcext:value-type="float">
            <text:p>1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104" calcext:value-type="float">
            <text:p>104</text:p>
          </table:table-cell>
          <table:table-cell table:style-name="ce35" office:value-type="float" office:value="863" calcext:value-type="float">
            <text:p>8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" calcext:value-type="float">
            <text:p>51</text:p>
          </table:table-cell>
          <table:table-cell table:style-name="ce28"/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.44" calcext:value-type="float">
            <text:p>9.4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.087" calcext:value-type="float">
            <text:p>10.087</text:p>
          </table:table-cell>
          <table:table-cell table:style-name="ce28" office:value-type="float" office:value="91" calcext:value-type="float">
            <text:p>91</text:p>
          </table:table-cell>
          <table:table-cell table:style-name="ce35" office:value-type="float" office:value="10.178" calcext:value-type="float">
            <text:p>10.1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.035" calcext:value-type="float">
            <text:p>6.035</text:p>
          </table:table-cell>
          <table:table-cell table:style-name="ce28" office:value-type="float" office:value="5.18" calcext:value-type="float">
            <text:p>5.18</text:p>
          </table:table-cell>
          <table:table-cell table:style-name="ce28" office:value-type="float" office:value="6.039" calcext:value-type="float">
            <text:p>6.039</text:p>
          </table:table-cell>
          <table:table-cell table:style-name="ce28" office:value-type="float" office:value="5.191" calcext:value-type="float">
            <text:p>5.191</text:p>
          </table:table-cell>
          <table:table-cell table:style-name="ce35" office:value-type="float" office:value="11.23" calcext:value-type="float">
            <text:p>11.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28" office:value-type="float" office:value="704" calcext:value-type="float">
            <text:p>704</text:p>
          </table:table-cell>
          <table:table-cell table:style-name="ce28"/>
          <table:table-cell table:style-name="ce28" office:value-type="float" office:value="740" calcext:value-type="float">
            <text:p>740</text:p>
          </table:table-cell>
          <table:table-cell table:style-name="ce28"/>
          <table:table-cell table:style-name="ce35" office:value-type="float" office:value="740" calcext:value-type="float">
            <text:p>7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06" calcext:value-type="float">
            <text:p>106</text:p>
          </table:table-cell>
          <table:table-cell table:style-name="ce28"/>
          <table:table-cell table:style-name="ce28" office:value-type="float" office:value="3.177" calcext:value-type="float">
            <text:p>3.17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.29" calcext:value-type="float">
            <text:p>3.29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3.295" calcext:value-type="float">
            <text:p>3.2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35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lonisten gewone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2" office:value-type="float" office:value="63" calcext:value-type="float">
            <text:p>6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.166" calcext:value-type="float">
            <text:p>2.166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.328" calcext:value-type="float">
            <text:p>2.328</text:p>
          </table:table-cell>
          <table:table-cell table:style-name="ce28" office:value-type="float" office:value="1.124" calcext:value-type="float">
            <text:p>1.124</text:p>
          </table:table-cell>
          <table:table-cell table:style-name="ce35" office:value-type="float" office:value="3.452" calcext:value-type="float">
            <text:p>3.4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2" office:value-type="float" office:value="53" calcext:value-type="float">
            <text:p>5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string" calcext:value-type="string">
            <text:p>255/1</text:p>
          </table:table-cell>
          <table:table-cell table:style-name="ce28" office:value-type="string" calcext:value-type="string">
            <text:p>174/2</text:p>
          </table:table-cell>
          <table:table-cell table:style-name="ce35" office:value-type="float" office:value="429" calcext:value-type="float">
            <text:p>4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2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40/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.514" calcext:value-type="float">
            <text:p>7.514</text:p>
          </table:table-cell>
          <table:table-cell table:style-name="ce28" office:value-type="float" office:value="1.028" calcext:value-type="float">
            <text:p>1.028</text:p>
          </table:table-cell>
          <table:table-cell table:style-name="ce28" office:value-type="string" calcext:value-type="string">
            <text:p>7,605/4</text:p>
          </table:table-cell>
          <table:table-cell table:style-name="ce28" office:value-type="float" office:value="1.047" calcext:value-type="float">
            <text:p>1.047</text:p>
          </table:table-cell>
          <table:table-cell table:style-name="ce35" office:value-type="float" office:value="8.652" calcext:value-type="float">
            <text:p>8.6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21" calcext:value-type="float">
            <text:p>121</text:p>
          </table:table-cell>
          <table:table-cell table:style-name="ce28"/>
          <table:table-cell table:style-name="ce28" office:value-type="float" office:value="3.215" calcext:value-type="float">
            <text:p>3.21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.348" calcext:value-type="float">
            <text:p>3.348</text:p>
          </table:table-cell>
          <table:table-cell table:style-name="ce28" office:value-type="float" office:value="73" calcext:value-type="float">
            <text:p>73</text:p>
          </table:table-cell>
          <table:table-cell table:style-name="ce35" office:value-type="float" office:value="3.421" calcext:value-type="float">
            <text:p>3.4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72" calcext:value-type="float">
            <text:p>72</text:p>
          </table:table-cell>
          <table:table-cell table:style-name="ce28"/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977" calcext:value-type="float">
            <text:p>9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ce28" office:value-type="float" office:value="48" calcext:value-type="float">
            <text:p>48</text:p>
          </table:table-cell>
          <table:table-cell table:style-name="ce28"/>
          <table:table-cell table:style-name="ce35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47" calcext:value-type="float">
            <text:p>47</text:p>
          </table:table-cell>
          <table:table-cell table:style-name="ce35" office:value-type="float" office:value="139" calcext:value-type="float">
            <text:p>1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2" office:value-type="float" office:value="126" calcext:value-type="float">
            <text:p>12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.039" calcext:value-type="float">
            <text:p>1.039</text:p>
          </table:table-cell>
          <table:table-cell table:style-name="ce28" office:value-type="float" office:value="548" calcext:value-type="float">
            <text:p>548</text:p>
          </table:table-cell>
          <table:table-cell table:style-name="ce35" office:value-type="float" office:value="1.587" calcext:value-type="float">
            <text:p>1.5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.536" calcext:value-type="float">
            <text:p>1.536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1.591" calcext:value-type="float">
            <text:p>1.591</text:p>
          </table:table-cell>
          <table:table-cell table:style-name="ce28" office:value-type="float" office:value="995" calcext:value-type="float">
            <text:p>995</text:p>
          </table:table-cell>
          <table:table-cell table:style-name="ce35" office:value-type="float" office:value="2.586" calcext:value-type="float">
            <text:p>2.5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71" calcext:value-type="float">
            <text:p>71</text:p>
          </table:table-cell>
          <table:table-cell table:style-name="ce28"/>
          <table:table-cell table:style-name="ce28" office:value-type="float" office:value="1.06" calcext:value-type="float">
            <text:p>1.06</text:p>
          </table:table-cell>
          <table:table-cell table:style-name="ce28"/>
          <table:table-cell table:style-name="ce28" office:value-type="float" office:value="1.132" calcext:value-type="float">
            <text:p>1.132</text:p>
          </table:table-cell>
          <table:table-cell table:style-name="ce28"/>
          <table:table-cell table:style-name="ce35" office:value-type="float" office:value="1.132" calcext:value-type="float">
            <text:p>1.1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.842" calcext:value-type="float">
            <text:p>2.842</text:p>
          </table:table-cell>
          <table:table-cell table:style-name="ce28" office:value-type="float" office:value="1.057" calcext:value-type="float">
            <text:p>1.057</text:p>
          </table:table-cell>
          <table:table-cell table:style-name="ce28" office:value-type="float" office:value="2.844" calcext:value-type="float">
            <text:p>2.844</text:p>
          </table:table-cell>
          <table:table-cell table:style-name="ce28" office:value-type="float" office:value="1.057" calcext:value-type="float">
            <text:p>1.057</text:p>
          </table:table-cell>
          <table:table-cell table:style-name="ce35" office:value-type="float" office:value="3.901" calcext:value-type="float">
            <text:p>3.9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83" calcext:value-type="float">
            <text:p>6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2" calcext:value-type="float">
            <text:p>142</text:p>
          </table:table-cell>
          <table:table-cell table:style-name="ce28"/>
          <table:table-cell table:style-name="ce28" office:value-type="float" office:value="142" calcext:value-type="float">
            <text:p>142</text:p>
          </table:table-cell>
          <table:table-cell table:style-name="ce28"/>
          <table:table-cell table:style-name="ce35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.532" calcext:value-type="float">
            <text:p>1.532</text:p>
          </table:table-cell>
          <table:table-cell table:style-name="ce28"/>
          <table:table-cell table:style-name="ce28" office:value-type="float" office:value="1.543" calcext:value-type="float">
            <text:p>1.543</text:p>
          </table:table-cell>
          <table:table-cell table:style-name="ce28"/>
          <table:table-cell table:style-name="ce35" office:value-type="float" office:value="1.543" calcext:value-type="float">
            <text:p>1.5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49" calcext:value-type="float">
            <text:p>149</text:p>
          </table:table-cell>
          <table:table-cell table:style-name="ce28"/>
          <table:table-cell table:style-name="ce28" office:value-type="float" office:value="2.612" calcext:value-type="float">
            <text:p>2.61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.77" calcext:value-type="float">
            <text:p>2.77</text:p>
          </table:table-cell>
          <table:table-cell table:style-name="ce28" office:value-type="float" office:value="30" calcext:value-type="float">
            <text:p>30</text:p>
          </table:table-cell>
          <table:table-cell table:style-name="ce35" office:value-type="float" office:value="2.8" calcext:value-type="float">
            <text:p>2.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211" calcext:value-type="float">
            <text:p>2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8" table:number-columns-repeated="3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191" calcext:value-type="float">
            <text:p>19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10.038" calcext:value-type="float">
            <text:p>10.038</text:p>
          </table:table-cell>
          <table:table-cell table:style-name="ce28" office:value-type="float" office:value="5.77" calcext:value-type="float">
            <text:p>5.77</text:p>
          </table:table-cell>
          <table:table-cell table:style-name="ce28" office:value-type="float" office:value="184.246" calcext:value-type="float">
            <text:p>184.246</text:p>
          </table:table-cell>
          <table:table-cell table:style-name="ce28" office:value-type="float" office:value="83.937" calcext:value-type="float">
            <text:p>83.937</text:p>
          </table:table-cell>
          <table:table-cell table:style-name="ce28" office:value-type="string" calcext:value-type="string">
            <text:p>195,264/5</text:p>
          </table:table-cell>
          <table:table-cell table:style-name="ce28" office:value-type="float" office:value="90.226" calcext:value-type="float">
            <text:p>90.226</text:p>
          </table:table-cell>
          <table:table-cell table:style-name="ce35" office:value-type="float" office:value="285.49" calcext:value-type="float">
            <text:p>285.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71" calcext:value-type="float">
            <text:p>71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3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35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6" calcext:value-type="float">
            <text:p>36</text:p>
          </table:table-cell>
          <table:table-cell table:style-name="ce28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89" calcext:value-type="float">
            <text:p>89</text:p>
          </table:table-cell>
          <table:table-cell table:style-name="ce28"/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28" office:value-type="float" office:value="1.083" calcext:value-type="float">
            <text:p>1.08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.114" calcext:value-type="float">
            <text:p>1.114</text:p>
          </table:table-cell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1.135" calcext:value-type="float">
            <text:p>1.1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5" calcext:value-type="float">
            <text:p>95</text:p>
          </table:table-cell>
          <table:table-cell table:style-name="ce35" office:value-type="float" office:value="207" calcext:value-type="float">
            <text:p>2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5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93" calcext:value-type="float">
            <text:p>93</text:p>
          </table:table-cell>
          <table:table-cell table:style-name="ce28"/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539" calcext:value-type="float">
            <text:p>5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284" calcext:value-type="float">
            <text:p>2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702" calcext:value-type="float">
            <text:p>702</text:p>
          </table:table-cell>
          <table:table-cell table:style-name="ce35" office:value-type="float" office:value="1.26" calcext:value-type="float">
            <text:p>1.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35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.032" calcext:value-type="float">
            <text:p>1.032</text:p>
          </table:table-cell>
          <table:table-cell table:style-name="ce28"/>
          <table:table-cell table:style-name="ce28" office:value-type="float" office:value="1.045" calcext:value-type="float">
            <text:p>1.045</text:p>
          </table:table-cell>
          <table:table-cell table:style-name="ce28"/>
          <table:table-cell table:style-name="ce35" office:value-type="float" office:value="1.045" calcext:value-type="float">
            <text:p>1.0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42" calcext:value-type="float">
            <text:p>42</text:p>
          </table:table-cell>
          <table:table-cell table:style-name="ce35" office:value-type="float" office:value="405" calcext:value-type="float">
            <text:p>4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00" calcext:value-type="float">
            <text:p>100</text:p>
          </table:table-cell>
          <table:table-cell table:style-name="ce35" office:value-type="float" office:value="696" calcext:value-type="float">
            <text:p>6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9" calcext:value-type="float">
            <text:p>69</text:p>
          </table:table-cell>
          <table:table-cell table:style-name="ce35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52" calcext:value-type="float">
            <text:p>152</text:p>
          </table:table-cell>
          <table:table-cell table:style-name="ce28"/>
          <table:table-cell table:style-name="ce28" office:value-type="float" office:value="5.173" calcext:value-type="float">
            <text:p>5.17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.337" calcext:value-type="float">
            <text:p>5.337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float" office:value="5.357" calcext:value-type="float">
            <text:p>5.3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95" calcext:value-type="float">
            <text:p>95</text:p>
          </table:table-cell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67" calcext:value-type="float">
            <text:p>2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/>
          <table:table-cell table:style-name="ce28" office:value-type="float" office:value="31" calcext:value-type="float">
            <text:p>31</text:p>
          </table:table-cell>
          <table:table-cell table:style-name="ce28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8" office:value-type="float" office:value="37" calcext:value-type="float">
            <text:p>37</text:p>
          </table:table-cell>
          <table:table-cell table:style-name="ce28"/>
          <table:table-cell table:style-name="ce28" office:value-type="float" office:value="141" calcext:value-type="float">
            <text:p>141</text:p>
          </table:table-cell>
          <table:table-cell table:style-name="ce28"/>
          <table:table-cell table:style-name="ce28" office:value-type="float" office:value="1.189" calcext:value-type="float">
            <text:p>1.18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6.686" calcext:value-type="float">
            <text:p>16.68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.053" calcext:value-type="float">
            <text:p>18.053</text:p>
          </table:table-cell>
          <table:table-cell table:style-name="ce35" office:value-type="float" office:value="18.07" calcext:value-type="float">
            <text:p>18.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79" calcext:value-type="float">
            <text:p>379</text:p>
          </table:table-cell>
          <table:table-cell table:style-name="ce28"/>
          <table:table-cell table:style-name="ce28" office:value-type="float" office:value="379" calcext:value-type="float">
            <text:p>379</text:p>
          </table:table-cell>
          <table:table-cell table:style-name="ce28"/>
          <table:table-cell table:style-name="ce35" office:value-type="float" office:value="379" calcext:value-type="float">
            <text:p>3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28" office:value-type="float" office:value="96" calcext:value-type="float">
            <text:p>96</text:p>
          </table:table-cell>
          <table:table-cell table:style-name="ce28"/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/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894" calcext:value-type="float">
            <text:p>8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.366" calcext:value-type="float">
            <text:p>3.366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.435" calcext:value-type="float">
            <text:p>3.435</text:p>
          </table:table-cell>
          <table:table-cell table:style-name="ce28" office:value-type="float" office:value="411" calcext:value-type="float">
            <text:p>411</text:p>
          </table:table-cell>
          <table:table-cell table:style-name="ce35" office:value-type="float" office:value="3.846" calcext:value-type="float">
            <text:p>3.8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8" calcext:value-type="float">
            <text:p>218</text:p>
          </table:table-cell>
          <table:table-cell table:style-name="ce28"/>
          <table:table-cell table:style-name="ce28" office:value-type="float" office:value="218" calcext:value-type="float">
            <text:p>218</text:p>
          </table:table-cell>
          <table:table-cell table:style-name="ce28"/>
          <table:table-cell table:style-name="ce35" office:value-type="float" office:value="218" calcext:value-type="float">
            <text:p>2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.215" calcext:value-type="float">
            <text:p>5.215</text:p>
          </table:table-cell>
          <table:table-cell table:style-name="ce28" office:value-type="float" office:value="1.119" calcext:value-type="float">
            <text:p>1.119</text:p>
          </table:table-cell>
          <table:table-cell table:style-name="ce28" office:value-type="float" office:value="5.303" calcext:value-type="float">
            <text:p>5.303</text:p>
          </table:table-cell>
          <table:table-cell table:style-name="ce28" office:value-type="float" office:value="1.154" calcext:value-type="float">
            <text:p>1.154</text:p>
          </table:table-cell>
          <table:table-cell table:style-name="ce35" office:value-type="float" office:value="6.457" calcext:value-type="float">
            <text:p>6.4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.282" calcext:value-type="float">
            <text:p>1.28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.384" calcext:value-type="float">
            <text:p>1.384</text:p>
          </table:table-cell>
          <table:table-cell table:style-name="ce28" office:value-type="float" office:value="144" calcext:value-type="float">
            <text:p>144</text:p>
          </table:table-cell>
          <table:table-cell table:style-name="ce35" office:value-type="float" office:value="1.528" calcext:value-type="float">
            <text:p>1.5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346" calcext:value-type="float">
            <text:p>3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28" table:number-columns-repeated="5"/>
          <table:table-cell table:number-columns-repeated="4" table:style-name="ce28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146" calcext:value-type="float">
            <text:p>146</text:p>
          </table:table-cell>
          <table:table-cell table:style-name="ce35" office:value-type="float" office:value="907" calcext:value-type="float">
            <text:p>9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.028" calcext:value-type="float">
            <text:p>2.028</text:p>
          </table:table-cell>
          <table:table-cell table:style-name="ce28"/>
          <table:table-cell table:style-name="ce28" office:value-type="float" office:value="2.028" calcext:value-type="float">
            <text:p>2.028</text:p>
          </table:table-cell>
          <table:table-cell table:style-name="ce28"/>
          <table:table-cell table:style-name="ce35" office:value-type="float" office:value="2.028" calcext:value-type="float">
            <text:p>2.0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8" table:number-columns-repeated="6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8" calcext:value-type="float">
            <text:p>198</text:p>
          </table:table-cell>
          <table:table-cell table:style-name="ce28"/>
          <table:table-cell table:style-name="ce28" office:value-type="float" office:value="198" calcext:value-type="float">
            <text:p>198</text:p>
          </table:table-cell>
          <table:table-cell table:style-name="ce28"/>
          <table:table-cell table:style-name="ce35" office:value-type="float" office:value="198" calcext:value-type="float">
            <text:p>1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858" calcext:value-type="float">
            <text:p>1.858</text:p>
          </table:table-cell>
          <table:table-cell table:style-name="ce28" office:value-type="float" office:value="1.98" calcext:value-type="float">
            <text:p>1.98</text:p>
          </table:table-cell>
          <table:table-cell table:style-name="ce28" office:value-type="float" office:value="1.858" calcext:value-type="float">
            <text:p>1.858</text:p>
          </table:table-cell>
          <table:table-cell table:style-name="ce28" office:value-type="float" office:value="1.982" calcext:value-type="float">
            <text:p>1.982</text:p>
          </table:table-cell>
          <table:table-cell table:style-name="ce35" office:value-type="float" office:value="3.84" calcext:value-type="float">
            <text:p>3.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53" calcext:value-type="float">
            <text:p>153</text:p>
          </table:table-cell>
          <table:table-cell table:style-name="ce28"/>
          <table:table-cell table:style-name="ce28" office:value-type="float" office:value="3.239" calcext:value-type="float">
            <text:p>3.2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.404" calcext:value-type="float">
            <text:p>3.404</text:p>
          </table:table-cell>
          <table:table-cell table:style-name="ce28" office:value-type="float" office:value="45" calcext:value-type="float">
            <text:p>45</text:p>
          </table:table-cell>
          <table:table-cell table:style-name="ce35" office:value-type="float" office:value="3.449" calcext:value-type="float">
            <text:p>3.4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1" calcext:value-type="float">
            <text:p>81</text:p>
          </table:table-cell>
          <table:table-cell table:style-name="ce28"/>
          <table:table-cell table:style-name="ce28" office:value-type="float" office:value="82" calcext:value-type="float">
            <text:p>82</text:p>
          </table:table-cell>
          <table:table-cell table:style-name="ce28"/>
          <table:table-cell table:style-name="ce35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9" calcext:value-type="float">
            <text:p>159</text:p>
          </table:table-cell>
          <table:table-cell table:style-name="ce28"/>
          <table:table-cell table:style-name="ce28" office:value-type="float" office:value="159" calcext:value-type="float">
            <text:p>159</text:p>
          </table:table-cell>
          <table:table-cell table:style-name="ce28"/>
          <table:table-cell table:style-name="ce35" office:value-type="float" office:value="159" calcext:value-type="float">
            <text:p>1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94" calcext:value-type="float">
            <text:p>194</text:p>
          </table:table-cell>
          <table:table-cell table:style-name="ce28"/>
          <table:table-cell table:style-name="ce28" office:value-type="float" office:value="2.81" calcext:value-type="float">
            <text:p>2.8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.016" calcext:value-type="float">
            <text:p>3.016</text:p>
          </table:table-cell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3.037" calcext:value-type="float">
            <text:p>3.0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16" calcext:value-type="float">
            <text:p>1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36" calcext:value-type="float">
            <text:p>1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207" calcext:value-type="float">
            <text:p>207</text:p>
          </table:table-cell>
          <table:table-cell table:style-name="ce28"/>
          <table:table-cell table:style-name="ce28" office:value-type="float" office:value="3.761" calcext:value-type="float">
            <text:p>3.76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.978" calcext:value-type="float">
            <text:p>3.978</text:p>
          </table:table-cell>
          <table:table-cell table:style-name="ce28" office:value-type="float" office:value="42" calcext:value-type="float">
            <text:p>42</text:p>
          </table:table-cell>
          <table:table-cell table:style-name="ce35" office:value-type="float" office:value="4.02" calcext:value-type="float">
            <text:p>4.0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4.33" calcext:value-type="float">
            <text:p>14.33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string" calcext:value-type="string">
            <text:p>15,030/1</text:p>
          </table:table-cell>
          <table:table-cell table:style-name="ce28" office:value-type="float" office:value="164" calcext:value-type="float">
            <text:p>164</text:p>
          </table:table-cell>
          <table:table-cell table:style-name="ce35" office:value-type="float" office:value="15.194" calcext:value-type="float">
            <text:p>15.1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008" calcext:value-type="float">
            <text:p>1.00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.877" calcext:value-type="float">
            <text:p>12.87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4.053" calcext:value-type="float">
            <text:p>14.053</text:p>
          </table:table-cell>
          <table:table-cell table:style-name="ce28" office:value-type="float" office:value="77" calcext:value-type="float">
            <text:p>77</text:p>
          </table:table-cell>
          <table:table-cell table:style-name="ce35" office:value-type="float" office:value="14.13" calcext:value-type="float">
            <text:p>14.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2" office:value-type="float" office:value="65.136" calcext:value-type="float">
            <text:p>65.136</text:p>
          </table:table-cell>
          <table:table-cell table:style-name="ce28" office:value-type="float" office:value="58.182" calcext:value-type="float">
            <text:p>58.182</text:p>
          </table:table-cell>
          <table:table-cell table:style-name="ce28" office:value-type="float" office:value="26.395" calcext:value-type="float">
            <text:p>26.395</text:p>
          </table:table-cell>
          <table:table-cell table:style-name="ce28" office:value-type="float" office:value="22.769" calcext:value-type="float">
            <text:p>22.769</text:p>
          </table:table-cell>
          <table:table-cell table:style-name="ce28" office:value-type="float" office:value="18.517" calcext:value-type="float">
            <text:p>18.517</text:p>
          </table:table-cell>
          <table:table-cell table:style-name="ce28" office:value-type="float" office:value="13.752" calcext:value-type="float">
            <text:p>13.752</text:p>
          </table:table-cell>
          <table:table-cell table:style-name="ce28" office:value-type="float" office:value="1.002" calcext:value-type="float">
            <text:p>1.002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11.05" calcext:value-type="float">
            <text:p>111.05</text:p>
          </table:table-cell>
          <table:table-cell table:style-name="ce28" office:value-type="float" office:value="95.343" calcext:value-type="float">
            <text:p>95.343</text:p>
          </table:table-cell>
          <table:table-cell table:style-name="ce35" office:value-type="float" office:value="206.393" calcext:value-type="float">
            <text:p>206.3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6" calcext:value-type="float">
            <text:p>56</text:p>
          </table:table-cell>
          <table:table-cell table:style-name="ce28"/>
          <table:table-cell table:style-name="ce28" office:value-type="float" office:value="56" calcext:value-type="float">
            <text:p>56</text:p>
          </table:table-cell>
          <table:table-cell table:style-name="ce28"/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meden (grof-, hoef-, kagchel- en andere)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396" calcext:value-type="float">
            <text:p>396</text:p>
          </table:table-cell>
          <table:table-cell table:style-name="ce28"/>
          <table:table-cell table:style-name="ce28" office:value-type="float" office:value="7.252" calcext:value-type="float">
            <text:p>7.25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7.672" calcext:value-type="float">
            <text:p>7.672</text:p>
          </table:table-cell>
          <table:table-cell table:style-name="ce28" office:value-type="float" office:value="134" calcext:value-type="float">
            <text:p>134</text:p>
          </table:table-cell>
          <table:table-cell table:style-name="ce35" office:value-type="float" office:value="7.806" calcext:value-type="float">
            <text:p>7.8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8" table:number-columns-repeated="5"/>
          <table:table-cell table:number-columns-repeated="4" table:style-name="ce28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74" calcext:value-type="float">
            <text:p>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.747" calcext:value-type="float">
            <text:p>1.747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5.674" calcext:value-type="float">
            <text:p>15.674</text:p>
          </table:table-cell>
          <table:table-cell table:style-name="ce28" office:value-type="float" office:value="8.565" calcext:value-type="float">
            <text:p>8.565</text:p>
          </table:table-cell>
          <table:table-cell table:style-name="ce28" office:value-type="float" office:value="17.638" calcext:value-type="float">
            <text:p>17.638</text:p>
          </table:table-cell>
          <table:table-cell table:style-name="ce28" office:value-type="float" office:value="9.736" calcext:value-type="float">
            <text:p>9.736</text:p>
          </table:table-cell>
          <table:table-cell table:style-name="ce35" office:value-type="float" office:value="27.374" calcext:value-type="float">
            <text:p>27.3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83" calcext:value-type="float">
            <text:p>183</text:p>
          </table:table-cell>
          <table:table-cell table:style-name="ce28"/>
          <table:table-cell table:style-name="ce28" office:value-type="float" office:value="185" calcext:value-type="float">
            <text:p>185</text:p>
          </table:table-cell>
          <table:table-cell table:style-name="ce28"/>
          <table:table-cell table:style-name="ce35" office:value-type="float" office:value="185" calcext:value-type="float">
            <text:p>1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428" calcext:value-type="float">
            <text:p>4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28" calcext:value-type="float">
            <text:p>28</text:p>
          </table:table-cell>
          <table:table-cell table:style-name="ce35" office:value-type="float" office:value="442" calcext:value-type="float">
            <text:p>44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21" calcext:value-type="float">
            <text:p>4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7" calcext:value-type="float">
            <text:p>67</text:p>
          </table:table-cell>
          <table:table-cell table:style-name="ce28"/>
          <table:table-cell table:style-name="ce28" office:value-type="float" office:value="67" calcext:value-type="float">
            <text:p>67</text:p>
          </table:table-cell>
          <table:table-cell table:style-name="ce28"/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28" office:value-type="float" office:value="34" calcext:value-type="float">
            <text:p>34</text:p>
          </table:table-cell>
          <table:table-cell table:style-name="ce28"/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310" calcext:value-type="float">
            <text:p>310</text:p>
          </table:table-cell>
          <table:table-cell table:style-name="ce28"/>
          <table:table-cell table:style-name="ce28" office:value-type="float" office:value="779" calcext:value-type="float">
            <text:p>779</text:p>
          </table:table-cell>
          <table:table-cell table:style-name="ce28"/>
          <table:table-cell table:style-name="ce28" office:value-type="float" office:value="1.103" calcext:value-type="float">
            <text:p>1.103</text:p>
          </table:table-cell>
          <table:table-cell table:style-name="ce28"/>
          <table:table-cell table:style-name="ce35" office:value-type="float" office:value="1.103" calcext:value-type="float">
            <text:p>1.1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19" calcext:value-type="float">
            <text:p>119</text:p>
          </table:table-cell>
          <table:table-cell table:style-name="ce28"/>
          <table:table-cell table:style-name="ce28" office:value-type="float" office:value="122" calcext:value-type="float">
            <text:p>122</text:p>
          </table:table-cell>
          <table:table-cell table:style-name="ce28"/>
          <table:table-cell table:style-name="ce35" office:value-type="float" office:value="122" calcext:value-type="float">
            <text:p>1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73" calcext:value-type="float">
            <text:p>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86" calcext:value-type="float">
            <text:p>1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349" calcext:value-type="float">
            <text:p>1.34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.372" calcext:value-type="float">
            <text:p>1.372</text:p>
          </table:table-cell>
          <table:table-cell table:style-name="ce28" office:value-type="float" office:value="207" calcext:value-type="float">
            <text:p>207</text:p>
          </table:table-cell>
          <table:table-cell table:style-name="ce35" office:value-type="float" office:value="1.579" calcext:value-type="float">
            <text:p>1.5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3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28" calcext:value-type="float">
            <text:p>28</text:p>
          </table:table-cell>
          <table:table-cell table:style-name="ce28"/>
          <table:table-cell table:style-name="ce28" office:value-type="float" office:value="742" calcext:value-type="float">
            <text:p>742</text:p>
          </table:table-cell>
          <table:table-cell table:style-name="ce28"/>
          <table:table-cell table:style-name="ce28" office:value-type="float" office:value="16.94" calcext:value-type="float">
            <text:p>16.9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17.721" calcext:value-type="float">
            <text:p>17.721</text:p>
          </table:table-cell>
          <table:table-cell table:style-name="ce28" office:value-type="float" office:value="46" calcext:value-type="float">
            <text:p>46</text:p>
          </table:table-cell>
          <table:table-cell table:style-name="ce35" office:value-type="float" office:value="17.767" calcext:value-type="float">
            <text:p>17.7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45" calcext:value-type="float">
            <text:p>45</text:p>
          </table:table-cell>
          <table:table-cell table:style-name="ce35" office:value-type="float" office:value="879" calcext:value-type="float">
            <text:p>8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33" calcext:value-type="float">
            <text:p>3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1.148" calcext:value-type="float">
            <text:p>1.14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.409" calcext:value-type="float">
            <text:p>1.409</text:p>
          </table:table-cell>
          <table:table-cell table:style-name="ce28" office:value-type="float" office:value="207" calcext:value-type="float">
            <text:p>207</text:p>
          </table:table-cell>
          <table:table-cell table:style-name="ce35" office:value-type="float" office:value="1.616" calcext:value-type="float">
            <text:p>1.6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165" calcext:value-type="float">
            <text:p>1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number-columns-repeated="2"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28" calcext:value-type="float">
            <text:p>228</text:p>
          </table:table-cell>
          <table:table-cell table:style-name="ce35" office:value-type="float" office:value="572" calcext:value-type="float">
            <text:p>5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752" calcext:value-type="float">
            <text:p>7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35" calcext:value-type="float">
            <text:p>235</text:p>
          </table:table-cell>
          <table:table-cell table:style-name="ce28"/>
          <table:table-cell table:style-name="ce28" office:value-type="float" office:value="236" calcext:value-type="float">
            <text:p>236</text:p>
          </table:table-cell>
          <table:table-cell table:style-name="ce28"/>
          <table:table-cell table:style-name="ce35" office:value-type="float" office:value="236" calcext:value-type="float">
            <text:p>2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.594" calcext:value-type="float">
            <text:p>1.59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.67" calcext:value-type="float">
            <text:p>1.67</text:p>
          </table:table-cell>
          <table:table-cell table:style-name="ce28" office:value-type="float" office:value="165" calcext:value-type="float">
            <text:p>165</text:p>
          </table:table-cell>
          <table:table-cell table:style-name="ce35" office:value-type="float" office:value="1.835" calcext:value-type="float">
            <text:p>1.8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35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377" calcext:value-type="float">
            <text:p>377</text:p>
          </table:table-cell>
          <table:table-cell table:style-name="ce35" office:value-type="float" office:value="844" calcext:value-type="float">
            <text:p>84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8" calcext:value-type="float">
            <text:p>28</text:p>
          </table:table-cell>
          <table:table-cell table:style-name="ce28"/>
          <table:table-cell table:style-name="ce28" office:value-type="float" office:value="324" calcext:value-type="float">
            <text:p>324</text:p>
          </table:table-cell>
          <table:table-cell table:style-name="ce28"/>
          <table:table-cell table:style-name="ce28" office:value-type="float" office:value="5.176" calcext:value-type="float">
            <text:p>5.17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.53" calcext:value-type="float">
            <text:p>5.53</text:p>
          </table:table-cell>
          <table:table-cell table:style-name="ce28" office:value-type="float" office:value="22" calcext:value-type="float">
            <text:p>22</text:p>
          </table:table-cell>
          <table:table-cell table:style-name="ce35" office:value-type="float" office:value="5.552" calcext:value-type="float">
            <text:p>5.5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02" calcext:value-type="float">
            <text:p>102</text:p>
          </table:table-cell>
          <table:table-cell table:style-name="ce28"/>
          <table:table-cell table:style-name="ce28" office:value-type="float" office:value="3.444" calcext:value-type="float">
            <text:p>3.44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.552" calcext:value-type="float">
            <text:p>3.552</text:p>
          </table:table-cell>
          <table:table-cell table:style-name="ce28" office:value-type="float" office:value="76" calcext:value-type="float">
            <text:p>76</text:p>
          </table:table-cell>
          <table:table-cell table:style-name="ce35" office:value-type="float" office:value="3.628" calcext:value-type="float">
            <text:p>3.6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oerlieden, koetsiers, loopers, postknechten en sl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.098" calcext:value-type="float">
            <text:p>3.09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.142" calcext:value-type="float">
            <text:p>3.142</text:p>
          </table:table-cell>
          <table:table-cell table:style-name="ce28" office:value-type="float" office:value="51" calcext:value-type="float">
            <text:p>51</text:p>
          </table:table-cell>
          <table:table-cell table:style-name="ce35" office:value-type="float" office:value="3.193" calcext:value-type="float">
            <text:p>3.1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53" calcext:value-type="float">
            <text:p>153</text:p>
          </table:table-cell>
          <table:table-cell table:style-name="ce28"/>
          <table:table-cell table:style-name="ce28" office:value-type="float" office:value="156" calcext:value-type="float">
            <text:p>156</text:p>
          </table:table-cell>
          <table:table-cell table:style-name="ce28"/>
          <table:table-cell table:style-name="ce35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.431" calcext:value-type="float">
            <text:p>1.43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.439" calcext:value-type="float">
            <text:p>1.439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1.456" calcext:value-type="float">
            <text:p>1.4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5" calcext:value-type="float">
            <text:p>65</text:p>
          </table:table-cell>
          <table:table-cell table:style-name="ce28"/>
          <table:table-cell table:style-name="ce28" office:value-type="float" office:value="66" calcext:value-type="float">
            <text:p>66</text:p>
          </table:table-cell>
          <table:table-cell table:style-name="ce28"/>
          <table:table-cell table:style-name="ce35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/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435" calcext:value-type="float">
            <text:p>4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2" calcext:value-type="float">
            <text:p>22</text:p>
          </table:table-cell>
          <table:table-cell table:style-name="ce28"/>
          <table:table-cell table:style-name="ce28" office:value-type="float" office:value="22" calcext:value-type="float">
            <text:p>22</text:p>
          </table:table-cell>
          <table:table-cell table:style-name="ce28"/>
          <table:table-cell table:style-name="ce3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35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3" calcext:value-type="float">
            <text:p>43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/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2" office:value-type="float" office:value="163.196" calcext:value-type="float">
            <text:p>163.196</text:p>
          </table:table-cell>
          <table:table-cell table:style-name="ce28" office:value-type="float" office:value="164.049" calcext:value-type="float">
            <text:p>164.049</text:p>
          </table:table-cell>
          <table:table-cell table:style-name="ce28" office:value-type="float" office:value="16.392" calcext:value-type="float">
            <text:p>16.392</text:p>
          </table:table-cell>
          <table:table-cell table:style-name="ce28" office:value-type="float" office:value="19.717" calcext:value-type="float">
            <text:p>19.717</text:p>
          </table:table-cell>
          <table:table-cell table:style-name="ce28" office:value-type="float" office:value="37.379" calcext:value-type="float">
            <text:p>37.379</text:p>
          </table:table-cell>
          <table:table-cell table:style-name="ce28" office:value-type="float" office:value="52.275" calcext:value-type="float">
            <text:p>52.275</text:p>
          </table:table-cell>
          <table:table-cell table:style-name="ce28" office:value-type="float" office:value="54.285" calcext:value-type="float">
            <text:p>54.285</text:p>
          </table:table-cell>
          <table:table-cell table:style-name="ce28" office:value-type="float" office:value="382.109" calcext:value-type="float">
            <text:p>382.109</text:p>
          </table:table-cell>
          <table:table-cell table:style-name="ce28" office:value-type="string" calcext:value-type="string">
            <text:p>271,265/1</text:p>
          </table:table-cell>
          <table:table-cell table:style-name="ce28" office:value-type="string" calcext:value-type="string">
            <text:p>618,165/3</text:p>
          </table:table-cell>
          <table:table-cell table:style-name="ce35" office:value-type="float" office:value="889.43" calcext:value-type="float">
            <text:p>889.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8" table:number-columns-repeated="9"/>
          <table:table-cell table:style-name="ce35"/>
          <table:table-cell table:number-columns-repeated="1010"/>
        </table:table-row>
        <table:table-row table:style-name="ro4">
          <table:table-cell table:style-name="ce8" office:value-type="string" calcext:value-type="string">
            <text:p>DE ELF HONDERD TWEE EN TWINTIG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2" office:value-type="float" office:value="230.346" calcext:value-type="float">
            <text:p>230.346</text:p>
          </table:table-cell>
          <table:table-cell table:style-name="ce28" office:value-type="float" office:value="223.912" calcext:value-type="float">
            <text:p>223.912</text:p>
          </table:table-cell>
          <table:table-cell table:style-name="ce28" office:value-type="float" office:value="45.615" calcext:value-type="float">
            <text:p>45.615</text:p>
          </table:table-cell>
          <table:table-cell table:style-name="ce28" office:value-type="float" office:value="44.222" calcext:value-type="float">
            <text:p>44.222</text:p>
          </table:table-cell>
          <table:table-cell table:style-name="ce28" office:value-type="float" office:value="85.234" calcext:value-type="float">
            <text:p>85.234</text:p>
          </table:table-cell>
          <table:table-cell table:style-name="ce28" office:value-type="float" office:value="82.501" calcext:value-type="float">
            <text:p>82.501</text:p>
          </table:table-cell>
          <table:table-cell table:style-name="ce28" office:value-type="float" office:value="622.364" calcext:value-type="float">
            <text:p>622.364</text:p>
          </table:table-cell>
          <table:table-cell table:style-name="ce28" office:value-type="float" office:value="622.02" calcext:value-type="float">
            <text:p>622.02</text:p>
          </table:table-cell>
          <table:table-cell table:style-name="ce28" office:value-type="string" calcext:value-type="string">
            <text:p>983,587/2</text:p>
          </table:table-cell>
          <table:table-cell table:style-name="ce28" office:value-type="string" calcext:value-type="string">
            <text:p>972,681/4</text:p>
          </table:table-cell>
          <table:table-cell table:style-name="ce35" office:value-type="string" calcext:value-type="string">
            <text:p>1,956,2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449/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451" calcext:value-type="float">
            <text:p>45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6" calcext:value-type="float">
            <text:p>26</text:p>
          </table:table-cell>
          <table:table-cell table:style-name="ce35" office:value-type="float" office:value="129" calcext:value-type="float">
            <text:p>1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65" calcext:value-type="float">
            <text:p>665</text:p>
          </table:table-cell>
          <table:table-cell table:style-name="ce28"/>
          <table:table-cell table:style-name="ce28" office:value-type="float" office:value="665" calcext:value-type="float">
            <text:p>665</text:p>
          </table:table-cell>
          <table:table-cell table:style-name="ce28"/>
          <table:table-cell table:style-name="ce35" office:value-type="float" office:value="665" calcext:value-type="float">
            <text:p>6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.435" calcext:value-type="float">
            <text:p>5.43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5,438/2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5.463" calcext:value-type="float">
            <text:p>5.4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52" calcext:value-type="float">
            <text:p>3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.016" calcext:value-type="float">
            <text:p>3.0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.016" calcext:value-type="float">
            <text:p>3.016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3.029" calcext:value-type="float">
            <text:p>3.0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96" calcext:value-type="float">
            <text:p>796</text:p>
          </table:table-cell>
          <table:table-cell table:style-name="ce28"/>
          <table:table-cell table:style-name="ce28" office:value-type="float" office:value="796" calcext:value-type="float">
            <text:p>796</text:p>
          </table:table-cell>
          <table:table-cell table:style-name="ce28"/>
          <table:table-cell table:style-name="ce35" office:value-type="float" office:value="796" calcext:value-type="float">
            <text:p>7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float" office:value="2.081" calcext:value-type="float">
            <text:p>2.08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.185" calcext:value-type="float">
            <text:p>2.185</text:p>
          </table:table-cell>
          <table:table-cell table:style-name="ce28" office:value-type="float" office:value="33" calcext:value-type="float">
            <text:p>33</text:p>
          </table:table-cell>
          <table:table-cell table:style-name="ce35" office:value-type="float" office:value="2.218" calcext:value-type="float">
            <text:p>2.2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155" calcext:value-type="float">
            <text:p>15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6.86" calcext:value-type="float">
            <text:p>6.86</text:p>
          </table:table-cell>
          <table:table-cell table:style-name="ce28" office:value-type="float" office:value="2.812" calcext:value-type="float">
            <text:p>2.812</text:p>
          </table:table-cell>
          <table:table-cell table:style-name="ce28" office:value-type="float" office:value="174.389" calcext:value-type="float">
            <text:p>174.389</text:p>
          </table:table-cell>
          <table:table-cell table:style-name="ce28" office:value-type="float" office:value="66.263" calcext:value-type="float">
            <text:p>66.263</text:p>
          </table:table-cell>
          <table:table-cell table:style-name="ce28" office:value-type="string" calcext:value-type="string">
            <text:p>181,943/3</text:p>
          </table:table-cell>
          <table:table-cell table:style-name="ce28" office:value-type="string" calcext:value-type="string">
            <text:p>69,458/4</text:p>
          </table:table-cell>
          <table:table-cell table:style-name="ce35" office:value-type="float" office:value="251.401" calcext:value-type="float">
            <text:p>251.4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538" calcext:value-type="float">
            <text:p>5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2" calcext:value-type="float">
            <text:p>32</text:p>
          </table:table-cell>
          <table:table-cell table:style-name="ce28"/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88" calcext:value-type="float">
            <text:p>88</text:p>
          </table:table-cell>
          <table:table-cell table:style-name="ce28"/>
          <table:table-cell table:style-name="ce28" office:value-type="float" office:value="2.114" calcext:value-type="float">
            <text:p>2.11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.209" calcext:value-type="float">
            <text:p>2.209</text:p>
          </table:table-cell>
          <table:table-cell table:style-name="ce28" office:value-type="float" office:value="41" calcext:value-type="float">
            <text:p>41</text:p>
          </table:table-cell>
          <table:table-cell table:style-name="ce35" office:value-type="float" office:value="2.25" calcext:value-type="float">
            <text:p>2.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75" calcext:value-type="float">
            <text:p>1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506" calcext:value-type="float">
            <text:p>1.50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.575" calcext:value-type="float">
            <text:p>1.575</text:p>
          </table:table-cell>
          <table:table-cell table:style-name="ce28" office:value-type="float" office:value="46" calcext:value-type="float">
            <text:p>46</text:p>
          </table:table-cell>
          <table:table-cell table:style-name="ce35" office:value-type="float" office:value="1.621" calcext:value-type="float">
            <text:p>1.6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14" calcext:value-type="float">
            <text:p>214</text:p>
          </table:table-cell>
          <table:table-cell table:style-name="ce28"/>
          <table:table-cell table:style-name="ce28" office:value-type="float" office:value="240" calcext:value-type="float">
            <text:p>240</text:p>
          </table:table-cell>
          <table:table-cell table:style-name="ce28"/>
          <table:table-cell table:style-name="ce35" office:value-type="float" office:value="240" calcext:value-type="float">
            <text:p>2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85" calcext:value-type="float">
            <text:p>85</text:p>
          </table:table-cell>
          <table:table-cell table:style-name="ce35" office:value-type="float" office:value="232" calcext:value-type="float">
            <text:p>2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06" calcext:value-type="float">
            <text:p>106</text:p>
          </table:table-cell>
          <table:table-cell table:style-name="ce35" office:value-type="float" office:value="143" calcext:value-type="float">
            <text:p>1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.166" calcext:value-type="float">
            <text:p>1.16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1.217" calcext:value-type="float">
            <text:p>1.217</text:p>
          </table:table-cell>
          <table:table-cell table:style-name="ce28" office:value-type="float" office:value="384" calcext:value-type="float">
            <text:p>384</text:p>
          </table:table-cell>
          <table:table-cell table:style-name="ce35" office:value-type="float" office:value="1.601" calcext:value-type="float">
            <text:p>1.6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55" calcext:value-type="float">
            <text:p>55</text:p>
          </table:table-cell>
          <table:table-cell table:style-name="ce35" office:value-type="float" office:value="808" calcext:value-type="float">
            <text:p>8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50" calcext:value-type="float">
            <text:p>50</text:p>
          </table:table-cell>
          <table:table-cell table:style-name="ce35" office:value-type="float" office:value="1.038" calcext:value-type="float">
            <text:p>1.0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.259" calcext:value-type="float">
            <text:p>1.259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1.302" calcext:value-type="float">
            <text:p>1.302</text:p>
          </table:table-cell>
          <table:table-cell table:style-name="ce28" office:value-type="float" office:value="927" calcext:value-type="float">
            <text:p>927</text:p>
          </table:table-cell>
          <table:table-cell table:style-name="ce35" office:value-type="float" office:value="2.229" calcext:value-type="float">
            <text:p>2.2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1.255" calcext:value-type="float">
            <text:p>11.255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1.816" calcext:value-type="float">
            <text:p>11.816</text:p>
          </table:table-cell>
          <table:table-cell table:style-name="ce28" office:value-type="float" office:value="949" calcext:value-type="float">
            <text:p>949</text:p>
          </table:table-cell>
          <table:table-cell table:style-name="ce35" office:value-type="float" office:value="12.765" calcext:value-type="float">
            <text:p>12.7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28" office:value-type="float" office:value="219" calcext:value-type="float">
            <text:p>219</text:p>
          </table:table-cell>
          <table:table-cell table:style-name="ce28"/>
          <table:table-cell table:style-name="ce28" office:value-type="float" office:value="1.103" calcext:value-type="float">
            <text:p>1.10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345" calcext:value-type="float">
            <text:p>1.34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.348" calcext:value-type="float">
            <text:p>1.3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, meesters, knechts, letterzett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/>
          <table:table-cell table:style-name="ce28" office:value-type="float" office:value="2.664" calcext:value-type="float">
            <text:p>2.66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.907" calcext:value-type="float">
            <text:p>2.907</text:p>
          </table:table-cell>
          <table:table-cell table:style-name="ce28" office:value-type="float" office:value="63" calcext:value-type="float">
            <text:p>63</text:p>
          </table:table-cell>
          <table:table-cell table:style-name="ce35" office:value-type="float" office:value="2.97" calcext:value-type="float">
            <text:p>2.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19" calcext:value-type="float">
            <text:p>1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38" calcext:value-type="float">
            <text:p>38</text:p>
          </table:table-cell>
          <table:table-cell table:style-name="ce35" office:value-type="float" office:value="180" calcext:value-type="float">
            <text:p>1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27" calcext:value-type="float">
            <text:p>427</text:p>
          </table:table-cell>
          <table:table-cell table:style-name="ce35" office:value-type="float" office:value="456" calcext:value-type="float">
            <text:p>4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76" calcext:value-type="float">
            <text:p>76</text:p>
          </table:table-cell>
          <table:table-cell table:style-name="ce28"/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912" calcext:value-type="float">
            <text:p>9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70" calcext:value-type="float">
            <text:p>170</text:p>
          </table:table-cell>
          <table:table-cell table:style-name="ce28"/>
          <table:table-cell table:style-name="ce28" office:value-type="float" office:value="172" calcext:value-type="float">
            <text:p>172</text:p>
          </table:table-cell>
          <table:table-cell table:style-name="ce28"/>
          <table:table-cell table:style-name="ce35" office:value-type="float" office:value="172" calcext:value-type="float">
            <text:p>1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256" calcext:value-type="float">
            <text:p>1.25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.265" calcext:value-type="float">
            <text:p>1.265</text:p>
          </table:table-cell>
          <table:table-cell table:style-name="ce28" office:value-type="float" office:value="16" calcext:value-type="float">
            <text:p>16</text:p>
          </table:table-cell>
          <table:table-cell table:style-name="ce35" office:value-type="float" office:value="1.281" calcext:value-type="float">
            <text:p>1.2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" calcext:value-type="float">
            <text:p>43</text:p>
          </table:table-cell>
          <table:table-cell table:style-name="ce35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/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.562" calcext:value-type="float">
            <text:p>15.562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16.459" calcext:value-type="float">
            <text:p>16.459</text:p>
          </table:table-cell>
          <table:table-cell table:style-name="ce28" office:value-type="float" office:value="894" calcext:value-type="float">
            <text:p>894</text:p>
          </table:table-cell>
          <table:table-cell table:style-name="ce35" office:value-type="float" office:value="17.353" calcext:value-type="float">
            <text:p>17.3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7" calcext:value-type="float">
            <text:p>117</text:p>
          </table:table-cell>
          <table:table-cell table:style-name="ce28"/>
          <table:table-cell table:style-name="ce28" office:value-type="float" office:value="117" calcext:value-type="float">
            <text:p>117</text:p>
          </table:table-cell>
          <table:table-cell table:style-name="ce28"/>
          <table:table-cell table:style-name="ce35" office:value-type="float" office:value="117" calcext:value-type="float">
            <text:p>11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88" calcext:value-type="float">
            <text:p>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67" calcext:value-type="float">
            <text:p>6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264" calcext:value-type="float">
            <text:p>2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81" calcext:value-type="float">
            <text:p>81</text:p>
          </table:table-cell>
          <table:table-cell table:style-name="ce28"/>
          <table:table-cell table:style-name="ce28" office:value-type="float" office:value="2.481" calcext:value-type="float">
            <text:p>2.48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.57" calcext:value-type="float">
            <text:p>2.57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2.581" calcext:value-type="float">
            <text:p>2.58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36" calcext:value-type="float">
            <text:p>536</text:p>
          </table:table-cell>
          <table:table-cell table:style-name="ce28"/>
          <table:table-cell table:style-name="ce28" office:value-type="float" office:value="536" calcext:value-type="float">
            <text:p>536</text:p>
          </table:table-cell>
          <table:table-cell table:style-name="ce28"/>
          <table:table-cell table:style-name="ce35" office:value-type="float" office:value="536" calcext:value-type="float">
            <text:p>5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.112" calcext:value-type="float">
            <text:p>1.112</text:p>
          </table:table-cell>
          <table:table-cell table:style-name="ce28" office:value-type="float" office:value="5.896" calcext:value-type="float">
            <text:p>5.896</text:p>
          </table:table-cell>
          <table:table-cell table:style-name="ce28" office:value-type="float" office:value="18.398" calcext:value-type="float">
            <text:p>18.398</text:p>
          </table:table-cell>
          <table:table-cell table:style-name="ce28" office:value-type="float" office:value="97.46" calcext:value-type="float">
            <text:p>97.46</text:p>
          </table:table-cell>
          <table:table-cell table:style-name="ce28" office:value-type="string" calcext:value-type="string">
            <text:p>19,601/5</text:p>
          </table:table-cell>
          <table:table-cell table:style-name="ce28" office:value-type="string" calcext:value-type="string">
            <text:p>103,725/6</text:p>
          </table:table-cell>
          <table:table-cell table:style-name="ce35" office:value-type="float" office:value="123.326" calcext:value-type="float">
            <text:p>123.3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738" calcext:value-type="float">
            <text:p>7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2.471" calcext:value-type="float">
            <text:p>2.471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2.957" calcext:value-type="float">
            <text:p>2.957</text:p>
          </table:table-cell>
          <table:table-cell table:style-name="ce28" office:value-type="float" office:value="823" calcext:value-type="float">
            <text:p>823</text:p>
          </table:table-cell>
          <table:table-cell table:style-name="ce35" office:value-type="float" office:value="3.78" calcext:value-type="float">
            <text:p>3.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65" calcext:value-type="float">
            <text:p>65</text:p>
          </table:table-cell>
          <table:table-cell table:style-name="ce35" office:value-type="float" office:value="274" calcext:value-type="float">
            <text:p>2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3" calcext:value-type="float">
            <text:p>23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68" calcext:value-type="float">
            <text:p>68</text:p>
          </table:table-cell>
          <table:table-cell table:style-name="ce35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6" calcext:value-type="float">
            <text:p>76</text:p>
          </table:table-cell>
          <table:table-cell table:style-name="ce28"/>
          <table:table-cell table:style-name="ce28" office:value-type="float" office:value="76" calcext:value-type="float">
            <text:p>76</text:p>
          </table:table-cell>
          <table:table-cell table:style-name="ce28"/>
          <table:table-cell table:style-name="ce35" office:value-type="float" office:value="76" calcext:value-type="float">
            <text:p>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2.787" calcext:value-type="float">
            <text:p>2.787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2.801" calcext:value-type="float">
            <text:p>2.801</text:p>
          </table:table-cell>
          <table:table-cell table:style-name="ce28" office:value-type="float" office:value="692" calcext:value-type="float">
            <text:p>692</text:p>
          </table:table-cell>
          <table:table-cell table:style-name="ce35" office:value-type="float" office:value="3.493" calcext:value-type="float">
            <text:p>3.4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.994" calcext:value-type="float">
            <text:p>4.994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4.994" calcext:value-type="float">
            <text:p>4.994</text:p>
          </table:table-cell>
          <table:table-cell table:style-name="ce28" office:value-type="float" office:value="602" calcext:value-type="float">
            <text:p>602</text:p>
          </table:table-cell>
          <table:table-cell table:style-name="ce35" office:value-type="float" office:value="5.596" calcext:value-type="float">
            <text:p>5.5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/>
          <table:table-cell table:style-name="ce28" office:value-type="float" office:value="324" calcext:value-type="float">
            <text:p>324</text:p>
          </table:table-cell>
          <table:table-cell table:style-name="ce28"/>
          <table:table-cell table:style-name="ce28" office:value-type="float" office:value="363" calcext:value-type="float">
            <text:p>363</text:p>
          </table:table-cell>
          <table:table-cell table:style-name="ce28"/>
          <table:table-cell table:style-name="ce35" office:value-type="float" office:value="363" calcext:value-type="float">
            <text:p>36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8" calcext:value-type="float">
            <text:p>28</text:p>
          </table:table-cell>
          <table:table-cell table:style-name="ce28"/>
          <table:table-cell table:style-name="ce31" office:value-type="string" calcext:value-type="string">
            <text:p>31/1</text:p>
          </table:table-cell>
          <table:table-cell table:style-name="ce28"/>
          <table:table-cell table:style-name="ce35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string" calcext:value-type="string">
            <text:p>1,880/2</text:p>
          </table:table-cell>
          <table:table-cell table:style-name="ce28"/>
          <table:table-cell table:style-name="ce28" office:value-type="float" office:value="1.88" calcext:value-type="float">
            <text:p>1.88</text:p>
          </table:table-cell>
          <table:table-cell table:style-name="ce28"/>
          <table:table-cell table:style-name="ce35" office:value-type="float" office:value="1.88" calcext:value-type="float">
            <text:p>1.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40" calcext:value-type="float">
            <text:p>140</text:p>
          </table:table-cell>
          <table:table-cell table:style-name="ce35" office:value-type="float" office:value="391" calcext:value-type="float">
            <text:p>3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757" calcext:value-type="float">
            <text:p>1.757</text:p>
          </table:table-cell>
          <table:table-cell table:style-name="ce28"/>
          <table:table-cell table:style-name="ce28" office:value-type="float" office:value="1.757" calcext:value-type="float">
            <text:p>1.757</text:p>
          </table:table-cell>
          <table:table-cell table:style-name="ce28"/>
          <table:table-cell table:style-name="ce35" office:value-type="float" office:value="1.757" calcext:value-type="float">
            <text:p>1.7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70" calcext:value-type="float">
            <text:p>70</text:p>
          </table:table-cell>
          <table:table-cell table:style-name="ce35" office:value-type="float" office:value="268" calcext:value-type="float">
            <text:p>2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63" calcext:value-type="float">
            <text:p>863</text:p>
          </table:table-cell>
          <table:table-cell table:style-name="ce35" office:value-type="float" office:value="1.022" calcext:value-type="float">
            <text:p>1.0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6" calcext:value-type="float">
            <text:p>106</text:p>
          </table:table-cell>
          <table:table-cell table:style-name="ce28"/>
          <table:table-cell table:style-name="ce28" office:value-type="float" office:value="106" calcext:value-type="float">
            <text:p>106</text:p>
          </table:table-cell>
          <table:table-cell table:style-name="ce28"/>
          <table:table-cell table:style-name="ce35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5" calcext:value-type="float">
            <text:p>55</text:p>
          </table:table-cell>
          <table:table-cell table:style-name="ce28"/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443" calcext:value-type="float">
            <text:p>4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391" calcext:value-type="float">
            <text:p>3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28" calcext:value-type="float">
            <text:p>128</text:p>
          </table:table-cell>
          <table:table-cell table:style-name="ce28"/>
          <table:table-cell table:style-name="ce28" office:value-type="float" office:value="132" calcext:value-type="float">
            <text:p>132</text:p>
          </table:table-cell>
          <table:table-cell table:style-name="ce28"/>
          <table:table-cell table:style-name="ce35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float" office:value="94" calcext:value-type="float">
            <text:p>94</text:p>
          </table:table-cell>
          <table:table-cell table:style-name="ce28"/>
          <table:table-cell table:style-name="ce35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.004" calcext:value-type="float">
            <text:p>1.004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1.016" calcext:value-type="float">
            <text:p>1.016</text:p>
          </table:table-cell>
          <table:table-cell table:style-name="ce35" office:value-type="float" office:value="1.401" calcext:value-type="float">
            <text:p>1.4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34" calcext:value-type="float">
            <text:p>234</text:p>
          </table:table-cell>
          <table:table-cell table:style-name="ce35" office:value-type="float" office:value="814" calcext:value-type="float">
            <text:p>8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49" calcext:value-type="float">
            <text:p>149</text:p>
          </table:table-cell>
          <table:table-cell table:style-name="ce35" office:value-type="float" office:value="722" calcext:value-type="float">
            <text:p>7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28" office:value-type="float" office:value="2.445" calcext:value-type="float">
            <text:p>2.44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.55" calcext:value-type="float">
            <text:p>2.55</text:p>
          </table:table-cell>
          <table:table-cell table:style-name="ce28" office:value-type="float" office:value="220" calcext:value-type="float">
            <text:p>220</text:p>
          </table:table-cell>
          <table:table-cell table:style-name="ce35" office:value-type="float" office:value="2.77" calcext:value-type="float">
            <text:p>2.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8" calcext:value-type="float">
            <text:p>28</text:p>
          </table:table-cell>
          <table:table-cell table:style-name="ce28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09" calcext:value-type="float">
            <text:p>2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31" calcext:value-type="float">
            <text:p>33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205" calcext:value-type="float">
            <text:p>2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35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.587" calcext:value-type="float">
            <text:p>1.58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.683" calcext:value-type="float">
            <text:p>1.683</text:p>
          </table:table-cell>
          <table:table-cell table:style-name="ce28" office:value-type="float" office:value="60" calcext:value-type="float">
            <text:p>60</text:p>
          </table:table-cell>
          <table:table-cell table:style-name="ce35" office:value-type="float" office:value="1.743" calcext:value-type="float">
            <text:p>1.7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.644" calcext:value-type="float">
            <text:p>3.644</text:p>
          </table:table-cell>
          <table:table-cell table:style-name="ce28" office:value-type="float" office:value="1.091" calcext:value-type="float">
            <text:p>1.091</text:p>
          </table:table-cell>
          <table:table-cell table:style-name="ce28" office:value-type="float" office:value="3.646" calcext:value-type="float">
            <text:p>3.646</text:p>
          </table:table-cell>
          <table:table-cell table:style-name="ce28" office:value-type="float" office:value="1.094" calcext:value-type="float">
            <text:p>1.094</text:p>
          </table:table-cell>
          <table:table-cell table:style-name="ce35" office:value-type="float" office:value="4.74" calcext:value-type="float">
            <text:p>4.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 office:value-type="float" office:value="26" calcext:value-type="float">
            <text:p>2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.029" calcext:value-type="float">
            <text:p>1.02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2.318" calcext:value-type="float">
            <text:p>2.31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3.472" calcext:value-type="float">
            <text:p>3.472</text:p>
          </table:table-cell>
          <table:table-cell table:style-name="ce28" office:value-type="float" office:value="228" calcext:value-type="float">
            <text:p>228</text:p>
          </table:table-cell>
          <table:table-cell table:style-name="ce35" office:value-type="float" office:value="3.7" calcext:value-type="float">
            <text:p>3.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.23" calcext:value-type="float">
            <text:p>1.23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.298" calcext:value-type="float">
            <text:p>1.298</text:p>
          </table:table-cell>
          <table:table-cell table:style-name="ce28" office:value-type="float" office:value="422" calcext:value-type="float">
            <text:p>422</text:p>
          </table:table-cell>
          <table:table-cell table:style-name="ce35" office:value-type="float" office:value="1.72" calcext:value-type="float">
            <text:p>1.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, seminari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22" calcext:value-type="float">
            <text:p>222</text:p>
          </table:table-cell>
          <table:table-cell table:style-name="ce28"/>
          <table:table-cell table:style-name="ce28" office:value-type="float" office:value="222" calcext:value-type="float">
            <text:p>222</text:p>
          </table:table-cell>
          <table:table-cell table:style-name="ce28"/>
          <table:table-cell table:style-name="ce35" office:value-type="float" office:value="222" calcext:value-type="float">
            <text:p>2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35" calcext:value-type="float">
            <text:p>35</text:p>
          </table:table-cell>
          <table:table-cell table:style-name="ce28"/>
          <table:table-cell table:style-name="ce28" office:value-type="float" office:value="229" calcext:value-type="float">
            <text:p>229</text:p>
          </table:table-cell>
          <table:table-cell table:style-name="ce28"/>
          <table:table-cell table:style-name="ce28" office:value-type="float" office:value="277" calcext:value-type="float">
            <text:p>277</text:p>
          </table:table-cell>
          <table:table-cell table:style-name="ce28"/>
          <table:table-cell table:style-name="ce35" office:value-type="float" office:value="277" calcext:value-type="float">
            <text:p>2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9" calcext:value-type="float">
            <text:p>59</text:p>
          </table:table-cell>
          <table:table-cell table:style-name="ce28"/>
          <table:table-cell table:style-name="ce28" office:value-type="float" office:value="2.062" calcext:value-type="float">
            <text:p>2.06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.123" calcext:value-type="float">
            <text:p>2.123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2.134" calcext:value-type="float">
            <text:p>2.1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1.838" calcext:value-type="float">
            <text:p>1.838</text:p>
          </table:table-cell>
          <table:table-cell table:style-name="ce28" office:value-type="float" office:value="1.769" calcext:value-type="float">
            <text:p>1.769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.183" calcext:value-type="float">
            <text:p>1.183</text:p>
          </table:table-cell>
          <table:table-cell table:style-name="ce28" office:value-type="float" office:value="1.459" calcext:value-type="float">
            <text:p>1.459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4.272" calcext:value-type="float">
            <text:p>4.272</text:p>
          </table:table-cell>
          <table:table-cell table:style-name="ce28" office:value-type="float" office:value="4.739" calcext:value-type="float">
            <text:p>4.739</text:p>
          </table:table-cell>
          <table:table-cell table:style-name="ce35" office:value-type="float" office:value="9.011" calcext:value-type="float">
            <text:p>9.0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98" calcext:value-type="float">
            <text:p>298</text:p>
          </table:table-cell>
          <table:table-cell table:style-name="ce28"/>
          <table:table-cell table:style-name="ce28" office:value-type="float" office:value="299" calcext:value-type="float">
            <text:p>299</text:p>
          </table:table-cell>
          <table:table-cell table:style-name="ce28"/>
          <table:table-cell table:style-name="ce35" office:value-type="float" office:value="299" calcext:value-type="float">
            <text:p>2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91" calcext:value-type="float">
            <text:p>191</text:p>
          </table:table-cell>
          <table:table-cell table:style-name="ce28"/>
          <table:table-cell table:style-name="ce28" office:value-type="float" office:value="196" calcext:value-type="float">
            <text:p>196</text:p>
          </table:table-cell>
          <table:table-cell table:style-name="ce28"/>
          <table:table-cell table:style-name="ce35" office:value-type="float" office:value="196" calcext:value-type="float">
            <text:p>1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65" calcext:value-type="float">
            <text:p>265</text:p>
          </table:table-cell>
          <table:table-cell table:style-name="ce28"/>
          <table:table-cell table:style-name="ce28" office:value-type="float" office:value="265" calcext:value-type="float">
            <text:p>265</text:p>
          </table:table-cell>
          <table:table-cell table:style-name="ce28"/>
          <table:table-cell table:style-name="ce35" office:value-type="float" office:value="265" calcext:value-type="float">
            <text:p>2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.279" calcext:value-type="float">
            <text:p>2.27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.487" calcext:value-type="float">
            <text:p>2.487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2.528" calcext:value-type="float">
            <text:p>2.5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string" calcext:value-type="string">
            <text:p>893/3</text:p>
          </table:table-cell>
          <table:table-cell table:style-name="ce28" office:value-type="float" office:value="40" calcext:value-type="float">
            <text:p>40</text:p>
          </table:table-cell>
          <table:table-cell table:style-name="ce35" office:value-type="float" office:value="933" calcext:value-type="float">
            <text:p>93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325" calcext:value-type="float">
            <text:p>3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2" calcext:value-type="float">
            <text:p>22</text:p>
          </table:table-cell>
          <table:table-cell table:style-name="ce28"/>
          <table:table-cell table:style-name="ce28" office:value-type="float" office:value="381" calcext:value-type="float">
            <text:p>381</text:p>
          </table:table-cell>
          <table:table-cell table:style-name="ce28"/>
          <table:table-cell table:style-name="ce28" office:value-type="float" office:value="4.434" calcext:value-type="float">
            <text:p>4.43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.84" calcext:value-type="float">
            <text:p>4.84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4.854" calcext:value-type="float">
            <text:p>4.8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39" calcext:value-type="float">
            <text:p>139</text:p>
          </table:table-cell>
          <table:table-cell table:style-name="ce28"/>
          <table:table-cell table:style-name="ce28" office:value-type="float" office:value="150" calcext:value-type="float">
            <text:p>150</text:p>
          </table:table-cell>
          <table:table-cell table:style-name="ce28"/>
          <table:table-cell table:style-name="ce35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77" calcext:value-type="float">
            <text:p>77</text:p>
          </table:table-cell>
          <table:table-cell table:style-name="ce28"/>
          <table:table-cell table:style-name="ce28" office:value-type="float" office:value="107" calcext:value-type="float">
            <text:p>107</text:p>
          </table:table-cell>
          <table:table-cell table:style-name="ce28"/>
          <table:table-cell table:style-name="ce35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198" calcext:value-type="float">
            <text:p>1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.3" calcext:value-type="float">
            <text:p>7.3</text:p>
          </table:table-cell>
          <table:table-cell table:style-name="ce28" office:value-type="float" office:value="1.043" calcext:value-type="float">
            <text:p>1.043</text:p>
          </table:table-cell>
          <table:table-cell table:style-name="ce28" office:value-type="float" office:value="7.589" calcext:value-type="float">
            <text:p>7.589</text:p>
          </table:table-cell>
          <table:table-cell table:style-name="ce28" office:value-type="float" office:value="1.072" calcext:value-type="float">
            <text:p>1.072</text:p>
          </table:table-cell>
          <table:table-cell table:style-name="ce35" office:value-type="float" office:value="8.661" calcext:value-type="float">
            <text:p>8.6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 office:value-type="float" office:value="17" calcext:value-type="float">
            <text:p>1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/>
          <table:table-cell table:style-name="ce28" office:value-type="float" office:value="1.554" calcext:value-type="float">
            <text:p>1.55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9.734" calcext:value-type="float">
            <text:p>19.73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21.434" calcext:value-type="float">
            <text:p>21.434</text:p>
          </table:table-cell>
          <table:table-cell table:style-name="ce28" office:value-type="float" office:value="116" calcext:value-type="float">
            <text:p>116</text:p>
          </table:table-cell>
          <table:table-cell table:style-name="ce35" office:value-type="float" office:value="21.55" calcext:value-type="float">
            <text:p>21.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.375" calcext:value-type="float">
            <text:p>12.375</text:p>
          </table:table-cell>
          <table:table-cell table:style-name="ce28" office:value-type="float" office:value="11.006" calcext:value-type="float">
            <text:p>11.006</text:p>
          </table:table-cell>
          <table:table-cell table:style-name="ce28" office:value-type="float" office:value="12.383" calcext:value-type="float">
            <text:p>12.383</text:p>
          </table:table-cell>
          <table:table-cell table:style-name="ce28" office:value-type="float" office:value="11.02" calcext:value-type="float">
            <text:p>11.02</text:p>
          </table:table-cell>
          <table:table-cell table:style-name="ce35" office:value-type="float" office:value="23.403" calcext:value-type="float">
            <text:p>23.4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71" calcext:value-type="float">
            <text:p>71</text:p>
          </table:table-cell>
          <table:table-cell table:style-name="ce28"/>
          <table:table-cell table:style-name="ce28" office:value-type="float" office:value="1.693" calcext:value-type="float">
            <text:p>1.693</text:p>
          </table:table-cell>
          <table:table-cell table:style-name="ce28"/>
          <table:table-cell table:style-name="ce28" office:value-type="float" office:value="1.766" calcext:value-type="float">
            <text:p>1.766</text:p>
          </table:table-cell>
          <table:table-cell table:style-name="ce28"/>
          <table:table-cell table:style-name="ce35" office:value-type="float" office:value="1.766" calcext:value-type="float">
            <text:p>1.7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16" calcext:value-type="float">
            <text:p>116</text:p>
          </table:table-cell>
          <table:table-cell table:style-name="ce28"/>
          <table:table-cell table:style-name="ce28" office:value-type="float" office:value="3.617" calcext:value-type="float">
            <text:p>3.61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.74" calcext:value-type="float">
            <text:p>3.74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3.747" calcext:value-type="float">
            <text:p>3.7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215" calcext:value-type="float">
            <text:p>2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/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gewone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35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bedelaars</text:p>
          </table:table-cell>
          <table:table-cell/>
          <table:table-cell table:style-name="ce22" office:value-type="float" office:value="63" calcext:value-type="float">
            <text:p>6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.166" calcext:value-type="float">
            <text:p>2.166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.328" calcext:value-type="float">
            <text:p>2.328</text:p>
          </table:table-cell>
          <table:table-cell table:style-name="ce28" office:value-type="float" office:value="1.124" calcext:value-type="float">
            <text:p>1.124</text:p>
          </table:table-cell>
          <table:table-cell table:style-name="ce35" office:value-type="float" office:value="3.452" calcext:value-type="float">
            <text:p>3.4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arbeiders</text:p>
          </table:table-cell>
          <table:table-cell/>
          <table:table-cell table:style-name="ce22" office:value-type="float" office:value="53" calcext:value-type="float">
            <text:p>5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174/1</text:p>
          </table:table-cell>
          <table:table-cell table:style-name="ce35" office:value-type="float" office:value="429" calcext:value-type="float">
            <text:p>4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onisten hulpbehoevende</text:p>
          </table:table-cell>
          <table:table-cell/>
          <table:table-cell table:style-name="ce22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string" calcext:value-type="string">
            <text:p>19/2</text:p>
          </table:table-cell>
          <table:table-cell table:style-name="ce28" office:value-type="string" calcext:value-type="string">
            <text:p>40/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.564" calcext:value-type="float">
            <text:p>16.564</text:p>
          </table:table-cell>
          <table:table-cell table:style-name="ce28" office:value-type="float" office:value="2.999" calcext:value-type="float">
            <text:p>2.999</text:p>
          </table:table-cell>
          <table:table-cell table:style-name="ce28" office:value-type="string" calcext:value-type="string">
            <text:p>16,722/4</text:p>
          </table:table-cell>
          <table:table-cell table:style-name="ce28" office:value-type="float" office:value="3.027" calcext:value-type="float">
            <text:p>3.027</text:p>
          </table:table-cell>
          <table:table-cell table:style-name="ce35" office:value-type="float" office:value="19.749" calcext:value-type="float">
            <text:p>19.7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167" calcext:value-type="float">
            <text:p>167</text:p>
          </table:table-cell>
          <table:table-cell table:style-name="ce28"/>
          <table:table-cell table:style-name="ce28" office:value-type="float" office:value="4.668" calcext:value-type="float">
            <text:p>4.66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.848" calcext:value-type="float">
            <text:p>4.848</text:p>
          </table:table-cell>
          <table:table-cell table:style-name="ce28" office:value-type="float" office:value="99" calcext:value-type="float">
            <text:p>99</text:p>
          </table:table-cell>
          <table:table-cell table:style-name="ce35" office:value-type="float" office:value="4.947" calcext:value-type="float">
            <text:p>4.9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8" calcext:value-type="float">
            <text:p>28</text:p>
          </table:table-cell>
          <table:table-cell table:style-name="ce28"/>
          <table:table-cell table:style-name="ce28" office:value-type="float" office:value="319" calcext:value-type="float">
            <text:p>319</text:p>
          </table:table-cell>
          <table:table-cell table:style-name="ce28"/>
          <table:table-cell table:style-name="ce28" office:value-type="float" office:value="3.074" calcext:value-type="float">
            <text:p>3.07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.422" calcext:value-type="float">
            <text:p>3.422</text:p>
          </table:table-cell>
          <table:table-cell table:style-name="ce28" office:value-type="float" office:value="31" calcext:value-type="float">
            <text:p>31</text:p>
          </table:table-cell>
          <table:table-cell table:style-name="ce35" office:value-type="float" office:value="3.453" calcext:value-type="float">
            <text:p>3.4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33" calcext:value-type="float">
            <text:p>33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87" calcext:value-type="float">
            <text:p>2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07" calcext:value-type="float">
            <text:p>107</text:p>
          </table:table-cell>
          <table:table-cell table:style-name="ce35" office:value-type="float" office:value="279" calcext:value-type="float">
            <text:p>2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2" office:value-type="float" office:value="165" calcext:value-type="float">
            <text:p>16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string" calcext:value-type="string">
            <text:p>1,825/5</text:p>
          </table:table-cell>
          <table:table-cell table:style-name="ce28" office:value-type="float" office:value="1.051" calcext:value-type="float">
            <text:p>1.051</text:p>
          </table:table-cell>
          <table:table-cell table:style-name="ce35" office:value-type="float" office:value="2.876" calcext:value-type="float">
            <text:p>2.8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.17" calcext:value-type="float">
            <text:p>2.17</text:p>
          </table:table-cell>
          <table:table-cell table:style-name="ce28" office:value-type="float" office:value="1.244" calcext:value-type="float">
            <text:p>1.244</text:p>
          </table:table-cell>
          <table:table-cell table:style-name="ce28" office:value-type="float" office:value="2.249" calcext:value-type="float">
            <text:p>2.249</text:p>
          </table:table-cell>
          <table:table-cell table:style-name="ce28" office:value-type="float" office:value="1.28" calcext:value-type="float">
            <text:p>1.28</text:p>
          </table:table-cell>
          <table:table-cell table:style-name="ce35" office:value-type="float" office:value="3.529" calcext:value-type="float">
            <text:p>3.5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35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83" calcext:value-type="float">
            <text:p>83</text:p>
          </table:table-cell>
          <table:table-cell table:style-name="ce28"/>
          <table:table-cell table:style-name="ce28" office:value-type="float" office:value="1.52" calcext:value-type="float">
            <text:p>1.52</text:p>
          </table:table-cell>
          <table:table-cell table:style-name="ce28"/>
          <table:table-cell table:style-name="ce28" office:value-type="float" office:value="1.606" calcext:value-type="float">
            <text:p>1.606</text:p>
          </table:table-cell>
          <table:table-cell table:style-name="ce28"/>
          <table:table-cell table:style-name="ce35" office:value-type="float" office:value="1.606" calcext:value-type="float">
            <text:p>1.6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.988" calcext:value-type="float">
            <text:p>4.988</text:p>
          </table:table-cell>
          <table:table-cell table:style-name="ce28" office:value-type="float" office:value="2.691" calcext:value-type="float">
            <text:p>2.691</text:p>
          </table:table-cell>
          <table:table-cell table:style-name="ce28" office:value-type="float" office:value="4.991" calcext:value-type="float">
            <text:p>4.991</text:p>
          </table:table-cell>
          <table:table-cell table:style-name="ce28" office:value-type="float" office:value="2.693" calcext:value-type="float">
            <text:p>2.693</text:p>
          </table:table-cell>
          <table:table-cell table:style-name="ce35" office:value-type="float" office:value="7.684" calcext:value-type="float">
            <text:p>7.6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.151" calcext:value-type="float">
            <text:p>10.15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0.262" calcext:value-type="float">
            <text:p>10.262</text:p>
          </table:table-cell>
          <table:table-cell table:style-name="ce28" office:value-type="float" office:value="66" calcext:value-type="float">
            <text:p>66</text:p>
          </table:table-cell>
          <table:table-cell table:style-name="ce35" office:value-type="float" office:value="10.328" calcext:value-type="float">
            <text:p>10.3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.564" calcext:value-type="float">
            <text:p>1.564</text:p>
          </table:table-cell>
          <table:table-cell table:style-name="ce28"/>
          <table:table-cell table:style-name="ce28" office:value-type="string" calcext:value-type="string">
            <text:p>1,565/6</text:p>
          </table:table-cell>
          <table:table-cell table:style-name="ce28"/>
          <table:table-cell table:style-name="ce35" office:value-type="float" office:value="1.565" calcext:value-type="float">
            <text:p>1.5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28" office:value-type="float" office:value="211" calcext:value-type="float">
            <text:p>211</text:p>
          </table:table-cell>
          <table:table-cell table:style-name="ce28"/>
          <table:table-cell table:style-name="ce28" office:value-type="float" office:value="17.864" calcext:value-type="float">
            <text:p>17.864</text:p>
          </table:table-cell>
          <table:table-cell table:style-name="ce28"/>
          <table:table-cell table:style-name="ce28" office:value-type="string" calcext:value-type="string">
            <text:p>18,105/7</text:p>
          </table:table-cell>
          <table:table-cell table:style-name="ce28"/>
          <table:table-cell table:style-name="ce35" office:value-type="float" office:value="18.105" calcext:value-type="float">
            <text:p>18.1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357" calcext:value-type="float">
            <text:p>357</text:p>
          </table:table-cell>
          <table:table-cell table:style-name="ce28"/>
          <table:table-cell table:style-name="ce28" office:value-type="float" office:value="4.947" calcext:value-type="float">
            <text:p>4.9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.329" calcext:value-type="float">
            <text:p>5.329</text:p>
          </table:table-cell>
          <table:table-cell table:style-name="ce28" office:value-type="float" office:value="50" calcext:value-type="float">
            <text:p>50</text:p>
          </table:table-cell>
          <table:table-cell table:style-name="ce35" office:value-type="float" office:value="5.379" calcext:value-type="float">
            <text:p>5.3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53" calcext:value-type="float">
            <text:p>1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.194" calcext:value-type="float">
            <text:p>1.19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.228" calcext:value-type="float">
            <text:p>1.228</text:p>
          </table:table-cell>
          <table:table-cell table:style-name="ce28" office:value-type="float" office:value="85" calcext:value-type="float">
            <text:p>85</text:p>
          </table:table-cell>
          <table:table-cell table:style-name="ce35" office:value-type="float" office:value="1.313" calcext:value-type="float">
            <text:p>1.3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543" calcext:value-type="float">
            <text:p>5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cotypeurs, decorat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90" calcext:value-type="float">
            <text:p>90</text:p>
          </table:table-cell>
          <table:table-cell table:style-name="ce35" office:value-type="float" office:value="310" calcext:value-type="float">
            <text:p>3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69" calcext:value-type="float">
            <text:p>69</text:p>
          </table:table-cell>
          <table:table-cell table:style-name="ce28"/>
          <table:table-cell table:style-name="ce28" office:value-type="float" office:value="70" calcext:value-type="float">
            <text:p>70</text:p>
          </table:table-cell>
          <table:table-cell table:style-name="ce28"/>
          <table:table-cell table:style-name="ce35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195" calcext:value-type="float">
            <text:p>19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0.485" calcext:value-type="float">
            <text:p>10.485</text:p>
          </table:table-cell>
          <table:table-cell table:style-name="ce28" office:value-type="float" office:value="5.835" calcext:value-type="float">
            <text:p>5.835</text:p>
          </table:table-cell>
          <table:table-cell table:style-name="ce28" office:value-type="float" office:value="194.386" calcext:value-type="float">
            <text:p>194.386</text:p>
          </table:table-cell>
          <table:table-cell table:style-name="ce28" office:value-type="float" office:value="85.912" calcext:value-type="float">
            <text:p>85.912</text:p>
          </table:table-cell>
          <table:table-cell table:style-name="ce28" office:value-type="string" calcext:value-type="string">
            <text:p>205,887/8</text:p>
          </table:table-cell>
          <table:table-cell table:style-name="ce28" office:value-type="float" office:value="92.281" calcext:value-type="float">
            <text:p>92.281</text:p>
          </table:table-cell>
          <table:table-cell table:style-name="ce35" office:value-type="float" office:value="298.168" calcext:value-type="float">
            <text:p>298.1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35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float" office:value="107" calcext:value-type="float">
            <text:p>107</text:p>
          </table:table-cell>
          <table:table-cell table:style-name="ce28"/>
          <table:table-cell table:style-name="ce35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89" calcext:value-type="float">
            <text:p>189</text:p>
          </table:table-cell>
          <table:table-cell table:style-name="ce28"/>
          <table:table-cell table:style-name="ce28" office:value-type="float" office:value="189" calcext:value-type="float">
            <text:p>189</text:p>
          </table:table-cell>
          <table:table-cell table:style-name="ce28"/>
          <table:table-cell table:style-name="ce35" office:value-type="float" office:value="189" calcext:value-type="float">
            <text:p>1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35" office:value-type="float" office:value="103" calcext:value-type="float">
            <text:p>1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48" calcext:value-type="float">
            <text:p>148</text:p>
          </table:table-cell>
          <table:table-cell table:style-name="ce28"/>
          <table:table-cell table:style-name="ce28" office:value-type="float" office:value="149" calcext:value-type="float">
            <text:p>149</text:p>
          </table:table-cell>
          <table:table-cell table:style-name="ce28"/>
          <table:table-cell table:style-name="ce35" office:value-type="float" office:value="149" calcext:value-type="float">
            <text:p>14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8" office:value-type="float" office:value="145" calcext:value-type="float">
            <text:p>145</text:p>
          </table:table-cell>
          <table:table-cell table:style-name="ce28"/>
          <table:table-cell table:style-name="ce28" office:value-type="float" office:value="181" calcext:value-type="float">
            <text:p>181</text:p>
          </table:table-cell>
          <table:table-cell table:style-name="ce28"/>
          <table:table-cell table:style-name="ce28" office:value-type="float" office:value="339" calcext:value-type="float">
            <text:p>339</text:p>
          </table:table-cell>
          <table:table-cell table:style-name="ce28"/>
          <table:table-cell table:style-name="ce35" office:value-type="float" office:value="339" calcext:value-type="float">
            <text:p>3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5" calcext:value-type="float">
            <text:p>55</text:p>
          </table:table-cell>
          <table:table-cell table:style-name="ce28"/>
          <table:table-cell table:style-name="ce28" office:value-type="float" office:value="2.123" calcext:value-type="float">
            <text:p>2.12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.179" calcext:value-type="float">
            <text:p>2.179</text:p>
          </table:table-cell>
          <table:table-cell table:style-name="ce28" office:value-type="float" office:value="40" calcext:value-type="float">
            <text:p>40</text:p>
          </table:table-cell>
          <table:table-cell table:style-name="ce35" office:value-type="float" office:value="2.219" calcext:value-type="float">
            <text:p>2.2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float" office:value="100" calcext:value-type="float">
            <text:p>100</text:p>
          </table:table-cell>
          <table:table-cell table:style-name="ce28"/>
          <table:table-cell table:style-name="ce35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41" calcext:value-type="float">
            <text:p>341</text:p>
          </table:table-cell>
          <table:table-cell table:style-name="ce35" office:value-type="float" office:value="692" calcext:value-type="float">
            <text:p>69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623" calcext:value-type="float">
            <text:p>623</text:p>
          </table:table-cell>
          <table:table-cell table:style-name="ce35" office:value-type="float" office:value="995" calcext:value-type="float">
            <text:p>99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35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7" calcext:value-type="float">
            <text:p>47</text:p>
          </table:table-cell>
          <table:table-cell table:style-name="ce28"/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962" calcext:value-type="float">
            <text:p>96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35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1" calcext:value-type="float">
            <text:p>61</text:p>
          </table:table-cell>
          <table:table-cell table:style-name="ce28"/>
          <table:table-cell table:style-name="ce28" office:value-type="float" office:value="61" calcext:value-type="float">
            <text:p>61</text:p>
          </table:table-cell>
          <table:table-cell table:style-name="ce28"/>
          <table:table-cell table:style-name="ce35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504" calcext:value-type="float">
            <text:p>1.50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.661" calcext:value-type="float">
            <text:p>1.661</text:p>
          </table:table-cell>
          <table:table-cell table:style-name="ce28" office:value-type="float" office:value="35" calcext:value-type="float">
            <text:p>35</text:p>
          </table:table-cell>
          <table:table-cell table:style-name="ce35" office:value-type="float" office:value="1.696" calcext:value-type="float">
            <text:p>1.6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22" calcext:value-type="float">
            <text:p>22</text:p>
          </table:table-cell>
          <table:table-cell table:style-name="ce35" office:value-type="float" office:value="493" calcext:value-type="float">
            <text:p>4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77" calcext:value-type="float">
            <text:p>77</text:p>
          </table:table-cell>
          <table:table-cell table:style-name="ce35" office:value-type="float" office:value="484" calcext:value-type="float">
            <text:p>48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22" calcext:value-type="float">
            <text:p>2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.085" calcext:value-type="float">
            <text:p>1.085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1.298" calcext:value-type="float">
            <text:p>1.298</text:p>
          </table:table-cell>
          <table:table-cell table:style-name="ce28" office:value-type="float" office:value="1.031" calcext:value-type="float">
            <text:p>1.031</text:p>
          </table:table-cell>
          <table:table-cell table:style-name="ce35" office:value-type="float" office:value="2.329" calcext:value-type="float">
            <text:p>2.3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65" calcext:value-type="float">
            <text:p>265</text:p>
          </table:table-cell>
          <table:table-cell table:style-name="ce28"/>
          <table:table-cell table:style-name="ce28" office:value-type="float" office:value="265" calcext:value-type="float">
            <text:p>265</text:p>
          </table:table-cell>
          <table:table-cell table:style-name="ce28"/>
          <table:table-cell table:style-name="ce35" office:value-type="float" office:value="265" calcext:value-type="float">
            <text:p>2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4" calcext:value-type="float">
            <text:p>44</text:p>
          </table:table-cell>
          <table:table-cell table:style-name="ce28"/>
          <table:table-cell table:style-name="ce28" office:value-type="float" office:value="2.278" calcext:value-type="float">
            <text:p>2.278</text:p>
          </table:table-cell>
          <table:table-cell table:style-name="ce28"/>
          <table:table-cell table:style-name="ce28" office:value-type="float" office:value="2.323" calcext:value-type="float">
            <text:p>2.323</text:p>
          </table:table-cell>
          <table:table-cell table:style-name="ce28"/>
          <table:table-cell table:style-name="ce35" office:value-type="float" office:value="2.323" calcext:value-type="float">
            <text:p>2.32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79" calcext:value-type="float">
            <text:p>79</text:p>
          </table:table-cell>
          <table:table-cell table:style-name="ce35" office:value-type="float" office:value="552" calcext:value-type="float">
            <text:p>5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04" calcext:value-type="float">
            <text:p>2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364" calcext:value-type="float">
            <text:p>3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676" calcext:value-type="float">
            <text:p>1.676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.699" calcext:value-type="float">
            <text:p>1.699</text:p>
          </table:table-cell>
          <table:table-cell table:style-name="ce28" office:value-type="float" office:value="378" calcext:value-type="float">
            <text:p>378</text:p>
          </table:table-cell>
          <table:table-cell table:style-name="ce35" office:value-type="float" office:value="2.077" calcext:value-type="float">
            <text:p>2.0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3" calcext:value-type="float">
            <text:p>103</text:p>
          </table:table-cell>
          <table:table-cell table:style-name="ce28"/>
          <table:table-cell table:style-name="ce28" office:value-type="float" office:value="104" calcext:value-type="float">
            <text:p>104</text:p>
          </table:table-cell>
          <table:table-cell table:style-name="ce28"/>
          <table:table-cell table:style-name="ce35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210" calcext:value-type="float">
            <text:p>210</text:p>
          </table:table-cell>
          <table:table-cell table:style-name="ce35" office:value-type="float" office:value="837" calcext:value-type="float">
            <text:p>8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227" calcext:value-type="float">
            <text:p>227</text:p>
          </table:table-cell>
          <table:table-cell table:style-name="ce28"/>
          <table:table-cell table:style-name="ce28" office:value-type="float" office:value="10.933" calcext:value-type="float">
            <text:p>10.9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1.176" calcext:value-type="float">
            <text:p>11.176</text:p>
          </table:table-cell>
          <table:table-cell table:style-name="ce28" office:value-type="float" office:value="32" calcext:value-type="float">
            <text:p>32</text:p>
          </table:table-cell>
          <table:table-cell table:style-name="ce35" office:value-type="float" office:value="11.208" calcext:value-type="float">
            <text:p>11.2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62" calcext:value-type="float">
            <text:p>962</text:p>
          </table:table-cell>
          <table:table-cell table:style-name="ce35" office:value-type="float" office:value="966" calcext:value-type="float">
            <text:p>96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73" calcext:value-type="float">
            <text:p>47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/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296" calcext:value-type="float">
            <text:p>2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28" office:value-type="float" office:value="136" calcext:value-type="float">
            <text:p>136</text:p>
          </table:table-cell>
          <table:table-cell table:style-name="ce28"/>
          <table:table-cell table:style-name="ce28" office:value-type="float" office:value="391" calcext:value-type="float">
            <text:p>391</text:p>
          </table:table-cell>
          <table:table-cell table:style-name="ce28"/>
          <table:table-cell table:style-name="ce28" office:value-type="float" office:value="3.127" calcext:value-type="float">
            <text:p>3.12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6.182" calcext:value-type="float">
            <text:p>46.18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string" calcext:value-type="string">
            <text:p>49,839/1</text:p>
          </table:table-cell>
          <table:table-cell table:style-name="ce35" office:value-type="float" office:value="49.887" calcext:value-type="float">
            <text:p>49.88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76" calcext:value-type="float">
            <text:p>676</text:p>
          </table:table-cell>
          <table:table-cell table:style-name="ce28"/>
          <table:table-cell table:style-name="ce28" office:value-type="float" office:value="676" calcext:value-type="float">
            <text:p>676</text:p>
          </table:table-cell>
          <table:table-cell table:style-name="ce28"/>
          <table:table-cell table:style-name="ce35" office:value-type="float" office:value="676" calcext:value-type="float">
            <text:p>6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01" calcext:value-type="float">
            <text:p>201</text:p>
          </table:table-cell>
          <table:table-cell table:style-name="ce28"/>
          <table:table-cell table:style-name="ce28" office:value-type="float" office:value="201" calcext:value-type="float">
            <text:p>201</text:p>
          </table:table-cell>
          <table:table-cell table:style-name="ce28"/>
          <table:table-cell table:style-name="ce35" office:value-type="float" office:value="201" calcext:value-type="float">
            <text:p>2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1.414" calcext:value-type="float">
            <text:p>1.4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.468" calcext:value-type="float">
            <text:p>1.468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1.485" calcext:value-type="float">
            <text:p>1.4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3" calcext:value-type="float">
            <text:p>53</text:p>
          </table:table-cell>
          <table:table-cell table:style-name="ce28"/>
          <table:table-cell table:style-name="ce28" office:value-type="float" office:value="53" calcext:value-type="float">
            <text:p>53</text:p>
          </table:table-cell>
          <table:table-cell table:style-name="ce28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35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7" calcext:value-type="float">
            <text:p>157</text:p>
          </table:table-cell>
          <table:table-cell table:style-name="ce28"/>
          <table:table-cell table:style-name="ce28" office:value-type="float" office:value="157" calcext:value-type="float">
            <text:p>157</text:p>
          </table:table-cell>
          <table:table-cell table:style-name="ce28"/>
          <table:table-cell table:style-name="ce35" office:value-type="float" office:value="157" calcext:value-type="float">
            <text:p>15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.648" calcext:value-type="float">
            <text:p>5.648</text:p>
          </table:table-cell>
          <table:table-cell table:style-name="ce28" office:value-type="float" office:value="1.609" calcext:value-type="float">
            <text:p>1.609</text:p>
          </table:table-cell>
          <table:table-cell table:style-name="ce28" office:value-type="float" office:value="5.851" calcext:value-type="float">
            <text:p>5.851</text:p>
          </table:table-cell>
          <table:table-cell table:style-name="ce28" office:value-type="float" office:value="1.62" calcext:value-type="float">
            <text:p>1.62</text:p>
          </table:table-cell>
          <table:table-cell table:style-name="ce35" office:value-type="float" office:value="7.471" calcext:value-type="float">
            <text:p>7.4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534" calcext:value-type="float">
            <text:p>5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number-columns-repeated="2"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33" calcext:value-type="float">
            <text:p>33</text:p>
          </table:table-cell>
          <table:table-cell table:style-name="ce35" office:value-type="float" office:value="135" calcext:value-type="float">
            <text:p>1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43" calcext:value-type="float">
            <text:p>43</text:p>
          </table:table-cell>
          <table:table-cell table:style-name="ce35" office:value-type="float" office:value="198" calcext:value-type="float">
            <text:p>19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.802" calcext:value-type="float">
            <text:p>5.802</text:p>
          </table:table-cell>
          <table:table-cell table:style-name="ce28" office:value-type="float" office:value="1.194" calcext:value-type="float">
            <text:p>1.194</text:p>
          </table:table-cell>
          <table:table-cell table:style-name="ce28" office:value-type="float" office:value="5.897" calcext:value-type="float">
            <text:p>5.897</text:p>
          </table:table-cell>
          <table:table-cell table:style-name="ce28" office:value-type="float" office:value="1.229" calcext:value-type="float">
            <text:p>1.229</text:p>
          </table:table-cell>
          <table:table-cell table:style-name="ce35" office:value-type="float" office:value="7.126" calcext:value-type="float">
            <text:p>7.1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.817" calcext:value-type="float">
            <text:p>2.817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3.11" calcext:value-type="float">
            <text:p>3.11</text:p>
          </table:table-cell>
          <table:table-cell table:style-name="ce28" office:value-type="float" office:value="796" calcext:value-type="float">
            <text:p>796</text:p>
          </table:table-cell>
          <table:table-cell table:style-name="ce35" office:value-type="float" office:value="3.906" calcext:value-type="float">
            <text:p>3.90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388" calcext:value-type="float">
            <text:p>3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164" calcext:value-type="float">
            <text:p>164</text:p>
          </table:table-cell>
          <table:table-cell table:style-name="ce35" office:value-type="float" office:value="985" calcext:value-type="float">
            <text:p>98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35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35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0" calcext:value-type="float">
            <text:p>30</text:p>
          </table:table-cell>
          <table:table-cell table:style-name="ce28"/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27" calcext:value-type="float">
            <text:p>3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.336" calcext:value-type="float">
            <text:p>3.33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.336" calcext:value-type="float">
            <text:p>3.336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3.34" calcext:value-type="float">
            <text:p>3.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64" calcext:value-type="float">
            <text:p>164</text:p>
          </table:table-cell>
          <table:table-cell table:style-name="ce28"/>
          <table:table-cell table:style-name="ce28" office:value-type="float" office:value="164" calcext:value-type="float">
            <text:p>164</text:p>
          </table:table-cell>
          <table:table-cell table:style-name="ce28"/>
          <table:table-cell table:style-name="ce35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70" calcext:value-type="float">
            <text:p>470</text:p>
          </table:table-cell>
          <table:table-cell table:style-name="ce35" office:value-type="float" office:value="478" calcext:value-type="float">
            <text:p>4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774" calcext:value-type="float">
            <text:p>774</text:p>
          </table:table-cell>
          <table:table-cell table:style-name="ce28"/>
          <table:table-cell table:style-name="ce28" office:value-type="float" office:value="774" calcext:value-type="float">
            <text:p>774</text:p>
          </table:table-cell>
          <table:table-cell table:style-name="ce28"/>
          <table:table-cell table:style-name="ce35" office:value-type="float" office:value="774" calcext:value-type="float">
            <text:p>77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28"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3.071" calcext:value-type="float">
            <text:p>3.071</text:p>
          </table:table-cell>
          <table:table-cell table:style-name="ce28" office:value-type="float" office:value="3.754" calcext:value-type="float">
            <text:p>3.754</text:p>
          </table:table-cell>
          <table:table-cell table:style-name="ce28" office:value-type="string" calcext:value-type="string">
            <text:p>3,076/1</text:p>
          </table:table-cell>
          <table:table-cell table:style-name="ce28" office:value-type="float" office:value="3.759" calcext:value-type="float">
            <text:p>3.759</text:p>
          </table:table-cell>
          <table:table-cell table:style-name="ce35" office:value-type="float" office:value="6.835" calcext:value-type="float">
            <text:p>6.8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109" calcext:value-type="float">
            <text:p>1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375" calcext:value-type="float">
            <text:p>375</text:p>
          </table:table-cell>
          <table:table-cell table:style-name="ce28"/>
          <table:table-cell table:style-name="ce28" office:value-type="float" office:value="5.297" calcext:value-type="float">
            <text:p>5.29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.691" calcext:value-type="float">
            <text:p>5.691</text:p>
          </table:table-cell>
          <table:table-cell table:style-name="ce28" office:value-type="float" office:value="70" calcext:value-type="float">
            <text:p>70</text:p>
          </table:table-cell>
          <table:table-cell table:style-name="ce35" office:value-type="float" office:value="5.761" calcext:value-type="float">
            <text:p>5.7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ut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224" calcext:value-type="float">
            <text:p>2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efactiemeesters, scheepsloopers, takelaa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6" calcext:value-type="float">
            <text:p>16</text:p>
          </table:table-cell>
          <table:table-cell table:style-name="ce28"/>
          <table:table-cell table:style-name="ce28" office:value-type="float" office:value="366" calcext:value-type="float">
            <text:p>366</text:p>
          </table:table-cell>
          <table:table-cell table:style-name="ce28"/>
          <table:table-cell table:style-name="ce28" office:value-type="float" office:value="5.931" calcext:value-type="float">
            <text:p>5.9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6,318/2</text:p>
          </table:table-cell>
          <table:table-cell table:style-name="ce28" office:value-type="float" office:value="32" calcext:value-type="float">
            <text:p>32</text:p>
          </table:table-cell>
          <table:table-cell table:style-name="ce35" office:value-type="float" office:value="6.35" calcext:value-type="float">
            <text:p>6.3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zeilnaaldenma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36" calcext:value-type="float">
            <text:p>13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/>
          <table:table-cell table:style-name="ce35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28" office:value-type="float" office:value="520" calcext:value-type="float">
            <text:p>520</text:p>
          </table:table-cell>
          <table:table-cell table:style-name="ce28"/>
          <table:table-cell table:style-name="ce28" office:value-type="float" office:value="9.685" calcext:value-type="float">
            <text:p>9.68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string" calcext:value-type="string">
            <text:p>10,236/3</text:p>
          </table:table-cell>
          <table:table-cell table:style-name="ce28" office:value-type="float" office:value="79" calcext:value-type="float">
            <text:p>79</text:p>
          </table:table-cell>
          <table:table-cell table:style-name="ce35" office:value-type="float" office:value="10.315" calcext:value-type="float">
            <text:p>10.3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28" calcext:value-type="float">
            <text:p>28</text:p>
          </table:table-cell>
          <table:table-cell table:style-name="ce28"/>
          <table:table-cell table:style-name="ce28" office:value-type="float" office:value="112" calcext:value-type="float">
            <text:p>112</text:p>
          </table:table-cell>
          <table:table-cell table:style-name="ce28"/>
          <table:table-cell table:style-name="ce28" office:value-type="float" office:value="1.178" calcext:value-type="float">
            <text:p>1.17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7.779" calcext:value-type="float">
            <text:p>27.779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string" calcext:value-type="string">
            <text:p>29,149/4</text:p>
          </table:table-cell>
          <table:table-cell table:style-name="ce28" office:value-type="float" office:value="277" calcext:value-type="float">
            <text:p>277</text:p>
          </table:table-cell>
          <table:table-cell table:style-name="ce35" office:value-type="float" office:value="29.426" calcext:value-type="float">
            <text:p>29.4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46" calcext:value-type="float">
            <text:p>46</text:p>
          </table:table-cell>
          <table:table-cell table:style-name="ce28"/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976" calcext:value-type="float">
            <text:p>1.97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.801" calcext:value-type="float">
            <text:p>23.801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string" calcext:value-type="string">
            <text:p>26,053/5</text:p>
          </table:table-cell>
          <table:table-cell table:style-name="ce28" office:value-type="float" office:value="166" calcext:value-type="float">
            <text:p>166</text:p>
          </table:table-cell>
          <table:table-cell table:style-name="ce35" office:value-type="float" office:value="26.219" calcext:value-type="float">
            <text:p>26.21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2" office:value-type="float" office:value="91.463" calcext:value-type="float">
            <text:p>91.463</text:p>
          </table:table-cell>
          <table:table-cell table:style-name="ce28" office:value-type="float" office:value="80.799" calcext:value-type="float">
            <text:p>80.799</text:p>
          </table:table-cell>
          <table:table-cell table:style-name="ce28" office:value-type="float" office:value="36.649" calcext:value-type="float">
            <text:p>36.649</text:p>
          </table:table-cell>
          <table:table-cell table:style-name="ce28" office:value-type="float" office:value="31.561" calcext:value-type="float">
            <text:p>31.561</text:p>
          </table:table-cell>
          <table:table-cell table:style-name="ce28" office:value-type="float" office:value="27.432" calcext:value-type="float">
            <text:p>27.432</text:p>
          </table:table-cell>
          <table:table-cell table:style-name="ce28" office:value-type="float" office:value="21.68" calcext:value-type="float">
            <text:p>21.68</text:p>
          </table:table-cell>
          <table:table-cell table:style-name="ce28" office:value-type="float" office:value="2.086" calcext:value-type="float">
            <text:p>2.086</text:p>
          </table:table-cell>
          <table:table-cell table:style-name="ce28" office:value-type="float" office:value="1.619" calcext:value-type="float">
            <text:p>1.619</text:p>
          </table:table-cell>
          <table:table-cell table:style-name="ce28" office:value-type="float" office:value="157.63" calcext:value-type="float">
            <text:p>157.63</text:p>
          </table:table-cell>
          <table:table-cell table:style-name="ce28" office:value-type="float" office:value="135.659" calcext:value-type="float">
            <text:p>135.659</text:p>
          </table:table-cell>
          <table:table-cell table:style-name="ce35" office:value-type="float" office:value="293.289" calcext:value-type="float">
            <text:p>293.2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float" office:value="18" calcext:value-type="float">
            <text:p>18</text:p>
          </table:table-cell>
          <table:table-cell table:style-name="ce28"/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303" calcext:value-type="float">
            <text:p>3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06" calcext:value-type="float">
            <text:p>1.0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.102" calcext:value-type="float">
            <text:p>1.102</text:p>
          </table:table-cell>
          <table:table-cell table:style-name="ce28" office:value-type="float" office:value="48" calcext:value-type="float">
            <text:p>48</text:p>
          </table:table-cell>
          <table:table-cell table:style-name="ce35" office:value-type="float" office:value="1.15" calcext:value-type="float">
            <text:p>1.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(grof-, hoef-, kagchel- en andere)</text:p>
          </table:table-cell>
          <table:table-cell/>
          <table:table-cell table:style-name="ce22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56" calcext:value-type="float">
            <text:p>56</text:p>
          </table:table-cell>
          <table:table-cell table:style-name="ce28"/>
          <table:table-cell table:style-name="ce28" office:value-type="float" office:value="940" calcext:value-type="float">
            <text:p>940</text:p>
          </table:table-cell>
          <table:table-cell table:style-name="ce28"/>
          <table:table-cell table:style-name="ce28" office:value-type="float" office:value="13.403" calcext:value-type="float">
            <text:p>13.40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4.411" calcext:value-type="float">
            <text:p>14.411</text:p>
          </table:table-cell>
          <table:table-cell table:style-name="ce28" office:value-type="float" office:value="205" calcext:value-type="float">
            <text:p>205</text:p>
          </table:table-cell>
          <table:table-cell table:style-name="ce35" office:value-type="float" office:value="14.616" calcext:value-type="float">
            <text:p>14.61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2.115" calcext:value-type="float">
            <text:p>2.115</text:p>
          </table:table-cell>
          <table:table-cell table:style-name="ce28" office:value-type="float" office:value="1.132" calcext:value-type="float">
            <text:p>1.132</text:p>
          </table:table-cell>
          <table:table-cell table:style-name="ce28" office:value-type="float" office:value="19.636" calcext:value-type="float">
            <text:p>19.636</text:p>
          </table:table-cell>
          <table:table-cell table:style-name="ce28" office:value-type="float" office:value="10.196" calcext:value-type="float">
            <text:p>10.196</text:p>
          </table:table-cell>
          <table:table-cell table:style-name="ce28" office:value-type="float" office:value="22.067" calcext:value-type="float">
            <text:p>22.067</text:p>
          </table:table-cell>
          <table:table-cell table:style-name="ce28" office:value-type="float" office:value="11.574" calcext:value-type="float">
            <text:p>11.574</text:p>
          </table:table-cell>
          <table:table-cell table:style-name="ce35" office:value-type="float" office:value="33.641" calcext:value-type="float">
            <text:p>33.6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601" calcext:value-type="float">
            <text:p>60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93" calcext:value-type="float">
            <text:p>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52" calcext:value-type="float">
            <text:p>52</text:p>
          </table:table-cell>
          <table:table-cell table:style-name="ce35" office:value-type="float" office:value="368" calcext:value-type="float">
            <text:p>3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28"/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713" calcext:value-type="float">
            <text:p>7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10" calcext:value-type="float">
            <text:p>110</text:p>
          </table:table-cell>
          <table:table-cell table:style-name="ce35" office:value-type="float" office:value="424" calcext:value-type="float">
            <text:p>4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.204" calcext:value-type="float">
            <text:p>1.20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.267" calcext:value-type="float">
            <text:p>1.267</text:p>
          </table:table-cell>
          <table:table-cell table:style-name="ce28" office:value-type="float" office:value="62" calcext:value-type="float">
            <text:p>62</text:p>
          </table:table-cell>
          <table:table-cell table:style-name="ce35" office:value-type="float" office:value="1.329" calcext:value-type="float">
            <text:p>1.3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6" calcext:value-type="float">
            <text:p>26</text:p>
          </table:table-cell>
          <table:table-cell table:style-name="ce28"/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47" calcext:value-type="float">
            <text:p>47</text:p>
          </table:table-cell>
          <table:table-cell table:style-name="ce35" office:value-type="float" office:value="876" calcext:value-type="float">
            <text:p>87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645" calcext:value-type="float">
            <text:p>64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1.101" calcext:value-type="float">
            <text:p>1.101</text:p>
          </table:table-cell>
          <table:table-cell table:style-name="ce28"/>
          <table:table-cell table:style-name="ce28" office:value-type="float" office:value="1.124" calcext:value-type="float">
            <text:p>1.124</text:p>
          </table:table-cell>
          <table:table-cell table:style-name="ce28"/>
          <table:table-cell table:style-name="ce35" office:value-type="float" office:value="1.124" calcext:value-type="float">
            <text:p>1.12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94" calcext:value-type="float">
            <text:p>294</text:p>
          </table:table-cell>
          <table:table-cell table:style-name="ce28"/>
          <table:table-cell table:style-name="ce28" office:value-type="float" office:value="296" calcext:value-type="float">
            <text:p>296</text:p>
          </table:table-cell>
          <table:table-cell table:style-name="ce28"/>
          <table:table-cell table:style-name="ce35" office:value-type="float" office:value="296" calcext:value-type="float">
            <text:p>29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449" calcext:value-type="float">
            <text:p>449</text:p>
          </table:table-cell>
          <table:table-cell table:style-name="ce28"/>
          <table:table-cell table:style-name="ce28" office:value-type="float" office:value="1.025" calcext:value-type="float">
            <text:p>1.025</text:p>
          </table:table-cell>
          <table:table-cell table:style-name="ce28"/>
          <table:table-cell table:style-name="ce28" office:value-type="float" office:value="1.499" calcext:value-type="float">
            <text:p>1.499</text:p>
          </table:table-cell>
          <table:table-cell table:style-name="ce28"/>
          <table:table-cell table:style-name="ce35" office:value-type="float" office:value="1.499" calcext:value-type="float">
            <text:p>1.49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593" calcext:value-type="float">
            <text:p>593</text:p>
          </table:table-cell>
          <table:table-cell table:style-name="ce28"/>
          <table:table-cell table:style-name="ce28" office:value-type="float" office:value="603" calcext:value-type="float">
            <text:p>603</text:p>
          </table:table-cell>
          <table:table-cell table:style-name="ce28"/>
          <table:table-cell table:style-name="ce35" office:value-type="float" office:value="603" calcext:value-type="float">
            <text:p>60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/>
          <table:table-cell table:style-name="ce28" office:value-type="float" office:value="1.191" calcext:value-type="float">
            <text:p>1.19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.199" calcext:value-type="float">
            <text:p>1.199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1.213" calcext:value-type="float">
            <text:p>1.21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80" calcext:value-type="float">
            <text:p>18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40" calcext:value-type="float">
            <text:p>40</text:p>
          </table:table-cell>
          <table:table-cell table:style-name="ce28"/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970" calcext:value-type="float">
            <text:p>97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 office:value-type="float" office:value="19" calcext:value-type="float">
            <text:p>19</text:p>
          </table:table-cell>
          <table:table-cell table:style-name="ce28"/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.928" calcext:value-type="float">
            <text:p>1.92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.577" calcext:value-type="float">
            <text:p>2.577</text:p>
          </table:table-cell>
          <table:table-cell table:style-name="ce28" office:value-type="float" office:value="51" calcext:value-type="float">
            <text:p>51</text:p>
          </table:table-cell>
          <table:table-cell table:style-name="ce35" office:value-type="float" office:value="2.628" calcext:value-type="float">
            <text:p>2.62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.538" calcext:value-type="float">
            <text:p>1.53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.621" calcext:value-type="float">
            <text:p>1.621</text:p>
          </table:table-cell>
          <table:table-cell table:style-name="ce28" office:value-type="float" office:value="217" calcext:value-type="float">
            <text:p>217</text:p>
          </table:table-cell>
          <table:table-cell table:style-name="ce35" office:value-type="float" office:value="1.838" calcext:value-type="float">
            <text:p>1.83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388" calcext:value-type="float">
            <text:p>3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62" calcext:value-type="float">
            <text:p>162</text:p>
          </table:table-cell>
          <table:table-cell table:style-name="ce35" office:value-type="float" office:value="430" calcext:value-type="float">
            <text:p>43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59" calcext:value-type="float">
            <text:p>59</text:p>
          </table:table-cell>
          <table:table-cell table:style-name="ce28"/>
          <table:table-cell table:style-name="ce28" office:value-type="float" office:value="1.494" calcext:value-type="float">
            <text:p>1.494</text:p>
          </table:table-cell>
          <table:table-cell table:style-name="ce28"/>
          <table:table-cell table:style-name="ce28" office:value-type="float" office:value="29.194" calcext:value-type="float">
            <text:p>29.19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0.76" calcext:value-type="float">
            <text:p>30.76</text:p>
          </table:table-cell>
          <table:table-cell table:style-name="ce28" office:value-type="float" office:value="65" calcext:value-type="float">
            <text:p>65</text:p>
          </table:table-cell>
          <table:table-cell table:style-name="ce35" office:value-type="float" office:value="30.825" calcext:value-type="float">
            <text:p>30.8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88" calcext:value-type="float">
            <text:p>1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.09" calcext:value-type="float">
            <text:p>1.0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.094" calcext:value-type="float">
            <text:p>1.094</text:p>
          </table:table-cell>
          <table:table-cell table:style-name="ce28" office:value-type="float" office:value="62" calcext:value-type="float">
            <text:p>62</text:p>
          </table:table-cell>
          <table:table-cell table:style-name="ce35" office:value-type="float" office:value="1.156" calcext:value-type="float">
            <text:p>1.15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52" calcext:value-type="float">
            <text:p>5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.665" calcext:value-type="float">
            <text:p>2.66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3.241" calcext:value-type="float">
            <text:p>3.241</text:p>
          </table:table-cell>
          <table:table-cell table:style-name="ce28" office:value-type="float" office:value="247" calcext:value-type="float">
            <text:p>247</text:p>
          </table:table-cell>
          <table:table-cell table:style-name="ce35" office:value-type="float" office:value="3.488" calcext:value-type="float">
            <text:p>3.48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35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.981" calcext:value-type="float">
            <text:p>1.98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.985" calcext:value-type="float">
            <text:p>1.985</text:p>
          </table:table-cell>
          <table:table-cell table:style-name="ce28" office:value-type="float" office:value="320" calcext:value-type="float">
            <text:p>320</text:p>
          </table:table-cell>
          <table:table-cell table:style-name="ce35" office:value-type="float" office:value="2.305" calcext:value-type="float">
            <text:p>2.3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.362" calcext:value-type="float">
            <text:p>1.362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.421" calcext:value-type="float">
            <text:p>1.421</text:p>
          </table:table-cell>
          <table:table-cell table:style-name="ce28" office:value-type="float" office:value="644" calcext:value-type="float">
            <text:p>644</text:p>
          </table:table-cell>
          <table:table-cell table:style-name="ce35" office:value-type="float" office:value="2.065" calcext:value-type="float">
            <text:p>2.06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20" calcext:value-type="float">
            <text:p>120</text:p>
          </table:table-cell>
          <table:table-cell table:style-name="ce28"/>
          <table:table-cell table:style-name="ce28" office:value-type="float" office:value="1.689" calcext:value-type="float">
            <text:p>1.68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.819" calcext:value-type="float">
            <text:p>1.819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1.826" calcext:value-type="float">
            <text:p>1.82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328" calcext:value-type="float">
            <text:p>328</text:p>
          </table:table-cell>
          <table:table-cell table:style-name="ce28"/>
          <table:table-cell table:style-name="ce28" office:value-type="float" office:value="329" calcext:value-type="float">
            <text:p>329</text:p>
          </table:table-cell>
          <table:table-cell table:style-name="ce28"/>
          <table:table-cell table:style-name="ce35" office:value-type="float" office:value="329" calcext:value-type="float">
            <text:p>32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.62" calcext:value-type="float">
            <text:p>1.6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.696" calcext:value-type="float">
            <text:p>1.696</text:p>
          </table:table-cell>
          <table:table-cell table:style-name="ce28" office:value-type="float" office:value="165" calcext:value-type="float">
            <text:p>165</text:p>
          </table:table-cell>
          <table:table-cell table:style-name="ce35" office:value-type="float" office:value="1.861" calcext:value-type="float">
            <text:p>1.86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227" calcext:value-type="float">
            <text:p>22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teranen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28" office:value-type="float" office:value="97" calcext:value-type="float">
            <text:p>97</text:p>
          </table:table-cell>
          <table:table-cell table:style-name="ce28"/>
          <table:table-cell table:style-name="ce35" office:value-type="float" office:value="97" calcext:value-type="float">
            <text:p>9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35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6" calcext:value-type="float">
            <text:p>16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26" calcext:value-type="float">
            <text:p>826</text:p>
          </table:table-cell>
          <table:table-cell table:style-name="ce35" office:value-type="float" office:value="1.693" calcext:value-type="float">
            <text:p>1.6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/>
          <table:table-cell table:style-name="ce28" office:value-type="float" office:value="440" calcext:value-type="float">
            <text:p>440</text:p>
          </table:table-cell>
          <table:table-cell table:style-name="ce28"/>
          <table:table-cell table:style-name="ce28" office:value-type="float" office:value="7.035" calcext:value-type="float">
            <text:p>7.03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7.519" calcext:value-type="float">
            <text:p>7.519</text:p>
          </table:table-cell>
          <table:table-cell table:style-name="ce28" office:value-type="float" office:value="28" calcext:value-type="float">
            <text:p>28</text:p>
          </table:table-cell>
          <table:table-cell table:style-name="ce35" office:value-type="float" office:value="7.547" calcext:value-type="float">
            <text:p>7.54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204" calcext:value-type="float">
            <text:p>204</text:p>
          </table:table-cell>
          <table:table-cell table:style-name="ce28"/>
          <table:table-cell table:style-name="ce28" office:value-type="float" office:value="6.515" calcext:value-type="float">
            <text:p>6.51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6.732" calcext:value-type="float">
            <text:p>6.732</text:p>
          </table:table-cell>
          <table:table-cell table:style-name="ce28" office:value-type="float" office:value="189" calcext:value-type="float">
            <text:p>189</text:p>
          </table:table-cell>
          <table:table-cell table:style-name="ce35" office:value-type="float" office:value="6.921" calcext:value-type="float">
            <text:p>6.9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.839" calcext:value-type="float">
            <text:p>6.83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.942" calcext:value-type="float">
            <text:p>6.942</text:p>
          </table:table-cell>
          <table:table-cell table:style-name="ce28" office:value-type="float" office:value="67" calcext:value-type="float">
            <text:p>67</text:p>
          </table:table-cell>
          <table:table-cell table:style-name="ce35" office:value-type="float" office:value="7.009" calcext:value-type="float">
            <text:p>7.00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lboer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205" calcext:value-type="float">
            <text:p>20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0" calcext:value-type="float">
            <text:p>40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9" calcext:value-type="float">
            <text:p>9</text:p>
          </table:table-cell>
          <table:table-cell table:style-name="ce28"/>
          <table:table-cell table:style-name="ce28" office:value-type="float" office:value="1.509" calcext:value-type="float">
            <text:p>1.50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.518" calcext:value-type="float">
            <text:p>1.518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1.537" calcext:value-type="float">
            <text:p>1.537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481/1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483" calcext:value-type="float">
            <text:p>48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erspinn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39" calcext:value-type="float">
            <text:p>39</text:p>
          </table:table-cell>
          <table:table-cell table:style-name="ce35" office:value-type="float" office:value="939" calcext:value-type="float">
            <text:p>93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59" calcext:value-type="float">
            <text:p>59</text:p>
          </table:table-cell>
          <table:table-cell table:style-name="ce28"/>
          <table:table-cell table:style-name="ce28" office:value-type="float" office:value="59" calcext:value-type="float">
            <text:p>59</text:p>
          </table:table-cell>
          <table:table-cell table:style-name="ce28"/>
          <table:table-cell table:style-name="ce35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2" calcext:value-type="float">
            <text:p>52</text:p>
          </table:table-cell>
          <table:table-cell table:style-name="ce28"/>
          <table:table-cell table:style-name="ce28" office:value-type="float" office:value="53" calcext:value-type="float">
            <text:p>53</text:p>
          </table:table-cell>
          <table:table-cell table:style-name="ce28"/>
          <table:table-cell table:style-name="ce35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ai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.203" calcext:value-type="float">
            <text:p>2.20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.204" calcext:value-type="float">
            <text:p>2.204</text:p>
          </table:table-cell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35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74" calcext:value-type="float">
            <text:p>74</text:p>
          </table:table-cell>
          <table:table-cell table:style-name="ce28"/>
          <table:table-cell table:style-name="ce28" office:value-type="float" office:value="17" calcext:value-type="float">
            <text:p>17</text:p>
          </table:table-cell>
          <table:table-cell table:style-name="ce28"/>
          <table:table-cell table:style-name="ce28" office:value-type="float" office:value="91" calcext:value-type="float">
            <text:p>91</text:p>
          </table:table-cell>
          <table:table-cell table:style-name="ce28"/>
          <table:table-cell table:style-name="ce35" office:value-type="float" office:value="91" calcext:value-type="float">
            <text:p>9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3" calcext:value-type="float">
            <text:p>43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189" calcext:value-type="float">
            <text:p>189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/>
          <table:table-cell table:style-name="ce35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0" calcext:value-type="float">
            <text:p>30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5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15" calcext:value-type="float">
            <text:p>115</text:p>
          </table:table-cell>
          <table:table-cell table:style-name="ce35" office:value-type="float" office:value="310" calcext:value-type="float">
            <text:p>310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2" office:value-type="float" office:value="254.061" calcext:value-type="float">
            <text:p>254.061</text:p>
          </table:table-cell>
          <table:table-cell table:style-name="ce28" office:value-type="float" office:value="258.967" calcext:value-type="float">
            <text:p>258.967</text:p>
          </table:table-cell>
          <table:table-cell table:style-name="ce28" office:value-type="float" office:value="27.275" calcext:value-type="float">
            <text:p>27.275</text:p>
          </table:table-cell>
          <table:table-cell table:style-name="ce28" office:value-type="float" office:value="33.147" calcext:value-type="float">
            <text:p>33.147</text:p>
          </table:table-cell>
          <table:table-cell table:style-name="ce28" office:value-type="float" office:value="57.383" calcext:value-type="float">
            <text:p>57.383</text:p>
          </table:table-cell>
          <table:table-cell table:style-name="ce28" office:value-type="float" office:value="81.898" calcext:value-type="float">
            <text:p>81.898</text:p>
          </table:table-cell>
          <table:table-cell table:style-name="ce28" office:value-type="float" office:value="100.519" calcext:value-type="float">
            <text:p>100.519</text:p>
          </table:table-cell>
          <table:table-cell table:style-name="ce28" office:value-type="float" office:value="666.32" calcext:value-type="float">
            <text:p>666.32</text:p>
          </table:table-cell>
          <table:table-cell table:style-name="ce28" office:value-type="string" calcext:value-type="string">
            <text:p>439,273/2</text:p>
          </table:table-cell>
          <table:table-cell table:style-name="ce28" office:value-type="string" calcext:value-type="string">
            <text:p>1,040,405/3</text:p>
          </table:table-cell>
          <table:table-cell table:style-name="ce35" office:value-type="string" calcext:value-type="string">
            <text:p>1,479,678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3/4</text:p>
          </table:table-cell>
          <table:table-cell table:style-name="ce32" office:value-type="date" office:date-value="2000-05-12" calcext:value-type="date">
            <text:p>12-May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23" office:value-type="float" office:value="348.491" calcext:value-type="float">
            <text:p>348.491</text:p>
          </table:table-cell>
          <table:table-cell table:style-name="ce29" office:value-type="float" office:value="342.312" calcext:value-type="float">
            <text:p>342.312</text:p>
          </table:table-cell>
          <table:table-cell table:style-name="ce29" office:value-type="float" office:value="68.252" calcext:value-type="float">
            <text:p>68.252</text:p>
          </table:table-cell>
          <table:table-cell table:style-name="ce29" office:value-type="float" office:value="67.294" calcext:value-type="float">
            <text:p>67.294</text:p>
          </table:table-cell>
          <table:table-cell table:style-name="ce29" office:value-type="float" office:value="127.906" calcext:value-type="float">
            <text:p>127.906</text:p>
          </table:table-cell>
          <table:table-cell table:style-name="ce29" office:value-type="float" office:value="125.417" calcext:value-type="float">
            <text:p>125.417</text:p>
          </table:table-cell>
          <table:table-cell table:style-name="ce29" office:value-type="float" office:value="954.027" calcext:value-type="float">
            <text:p>954.027</text:p>
          </table:table-cell>
          <table:table-cell table:style-name="ce29" office:value-type="string" calcext:value-type="string">
            <text:p>1,022,948</text:p>
          </table:table-cell>
          <table:table-cell table:style-name="ce29" office:value-type="string" calcext:value-type="string">
            <text:p>1,498,811/6</text:p>
          </table:table-cell>
          <table:table-cell table:style-name="ce29" office:value-type="string" calcext:value-type="string">
            <text:p>1,558,068/7</text:p>
          </table:table-cell>
          <table:table-cell table:style-name="ce36" office:value-type="string" calcext:value-type="string">
            <text:p>3,056,879</text:p>
          </table:table-cell>
          <table:table-cell table:number-columns-repeated="1010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11" table:number-columns-repeated="2" table:default-cell-style-name="Default"/>
        <table:table-column table:style-name="co12" table:default-cell-style-name="ce10"/>
        <table:table-column table:style-name="co11" table:number-columns-repeated="1021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number-columns-repeated="2"/>
          <table:table-cell table:number-columns-repeated="3" table:style-name="ce2" office:value-type="string" calcext:value-type="string">
            <text:p>Noten in de bron</text:p>
          </table:table-cell>
          <table:table-cell table:number-columns-repeated="1016"/>
        </table:table-row>
        <table:table-row table:style-name="ro4">
          <table:table-cell table:style-name="ce37" table:number-columns-repeated="3"/>
          <table:table-cell table:number-columns-repeated="2"/>
          <table:table-cell table:style-name="ce37" table:number-columns-repeated="180"/>
          <table:table-cell table:number-columns-repeated="83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8" office:value-type="float" office:value="17205" calcext:value-type="float">
            <text:p>172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1" calcext:value-type="float">
            <text:p>380382001001001</text:p>
          </table:table-cell>
          <table:table-cell table:number-columns-repeated="7"/>
          <table:table-cell table:style-name="ce10" office:value-type="string" calcext:value-type="string">
            <text:p>3803820010010011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06" calcext:value-type="float">
            <text:p>172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2" calcext:value-type="float">
            <text:p>3803820010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07" calcext:value-type="float">
            <text:p>172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3" calcext:value-type="float">
            <text:p>3803820010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08" calcext:value-type="float">
            <text:p>172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4" calcext:value-type="float">
            <text:p>3803820010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09" calcext:value-type="float">
            <text:p>172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5" calcext:value-type="float">
            <text:p>3803820010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0" calcext:value-type="float">
            <text:p>172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6" calcext:value-type="float">
            <text:p>3803820010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1" calcext:value-type="float">
            <text:p>172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7" calcext:value-type="float">
            <text:p>380382001001007</text:p>
          </table:table-cell>
          <table:table-cell table:number-columns-repeated="7"/>
          <table:table-cell table:style-name="ce10" office:value-type="string" calcext:value-type="string">
            <text:p>3803820010010072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2" calcext:value-type="float">
            <text:p>172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8" calcext:value-type="float">
            <text:p>3803820010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3" calcext:value-type="float">
            <text:p>172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09" calcext:value-type="float">
            <text:p>3803820010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4" calcext:value-type="float">
            <text:p>172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0" calcext:value-type="float">
            <text:p>3803820010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5" calcext:value-type="float">
            <text:p>172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1" calcext:value-type="float">
            <text:p>3803820010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6" calcext:value-type="float">
            <text:p>172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2" calcext:value-type="float">
            <text:p>3803820010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7" calcext:value-type="float">
            <text:p>172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3" calcext:value-type="float">
            <text:p>3803820010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8" calcext:value-type="float">
            <text:p>172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4" calcext:value-type="float">
            <text:p>3803820010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19" calcext:value-type="float">
            <text:p>172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5" calcext:value-type="float">
            <text:p>3803820010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0" calcext:value-type="float">
            <text:p>172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6" calcext:value-type="float">
            <text:p>3803820010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1" calcext:value-type="float">
            <text:p>172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7" calcext:value-type="float">
            <text:p>3803820010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2" calcext:value-type="float">
            <text:p>172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8" calcext:value-type="float">
            <text:p>3803820010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3" calcext:value-type="float">
            <text:p>172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19" calcext:value-type="float">
            <text:p>3803820010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4" calcext:value-type="float">
            <text:p>172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0" calcext:value-type="float">
            <text:p>3803820010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5" calcext:value-type="float">
            <text:p>172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1" calcext:value-type="float">
            <text:p>3803820010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6" calcext:value-type="float">
            <text:p>172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2" calcext:value-type="float">
            <text:p>3803820010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7" calcext:value-type="float">
            <text:p>172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3" calcext:value-type="float">
            <text:p>3803820010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8" calcext:value-type="float">
            <text:p>172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4" calcext:value-type="float">
            <text:p>3803820010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29" calcext:value-type="float">
            <text:p>172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5" calcext:value-type="float">
            <text:p>3803820010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0" calcext:value-type="float">
            <text:p>172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6" calcext:value-type="float">
            <text:p>3803820010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1" calcext:value-type="float">
            <text:p>172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7" calcext:value-type="float">
            <text:p>3803820010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2" calcext:value-type="float">
            <text:p>172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8" calcext:value-type="float">
            <text:p>3803820010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3" calcext:value-type="float">
            <text:p>172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29" calcext:value-type="float">
            <text:p>3803820010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4" calcext:value-type="float">
            <text:p>172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0" calcext:value-type="float">
            <text:p>3803820010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5" calcext:value-type="float">
            <text:p>172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1" calcext:value-type="float">
            <text:p>3803820010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6" calcext:value-type="float">
            <text:p>172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2" calcext:value-type="float">
            <text:p>3803820010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7" calcext:value-type="float">
            <text:p>172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3" calcext:value-type="float">
            <text:p>3803820010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8" calcext:value-type="float">
            <text:p>172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4" calcext:value-type="float">
            <text:p>3803820010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39" calcext:value-type="float">
            <text:p>172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5" calcext:value-type="float">
            <text:p>3803820010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0" calcext:value-type="float">
            <text:p>172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6" calcext:value-type="float">
            <text:p>3803820010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1" calcext:value-type="float">
            <text:p>172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7" calcext:value-type="float">
            <text:p>3803820010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2" calcext:value-type="float">
            <text:p>172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8" calcext:value-type="float">
            <text:p>3803820010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3" calcext:value-type="float">
            <text:p>172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39" calcext:value-type="float">
            <text:p>3803820010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4" calcext:value-type="float">
            <text:p>172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0" calcext:value-type="float">
            <text:p>3803820010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5" calcext:value-type="float">
            <text:p>172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1" calcext:value-type="float">
            <text:p>3803820010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6" calcext:value-type="float">
            <text:p>172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2" calcext:value-type="float">
            <text:p>3803820010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7" calcext:value-type="float">
            <text:p>172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3" calcext:value-type="float">
            <text:p>3803820010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8" calcext:value-type="float">
            <text:p>172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4" calcext:value-type="float">
            <text:p>3803820010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49" calcext:value-type="float">
            <text:p>172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5" calcext:value-type="float">
            <text:p>3803820010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0" calcext:value-type="float">
            <text:p>172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6" calcext:value-type="float">
            <text:p>3803820010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1" calcext:value-type="float">
            <text:p>172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7" calcext:value-type="float">
            <text:p>3803820010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2" calcext:value-type="float">
            <text:p>172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8" calcext:value-type="float">
            <text:p>380382001001048</text:p>
          </table:table-cell>
          <table:table-cell table:number-columns-repeated="7"/>
          <table:table-cell table:style-name="ce10" office:value-type="string" calcext:value-type="string">
            <text:p>3803820010010483 <text:s/>Hieronder vijf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3" calcext:value-type="float">
            <text:p>172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49" calcext:value-type="float">
            <text:p>3803820010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4" calcext:value-type="float">
            <text:p>172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50" calcext:value-type="float">
            <text:p>3803820010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5" calcext:value-type="float">
            <text:p>172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51" calcext:value-type="float">
            <text:p>3803820010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6" calcext:value-type="float">
            <text:p>172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52" calcext:value-type="float">
            <text:p>3803820010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7" calcext:value-type="float">
            <text:p>172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001053" calcext:value-type="float">
            <text:p>3803820010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8" calcext:value-type="float">
            <text:p>172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1" calcext:value-type="float">
            <text:p>3803820011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59" calcext:value-type="float">
            <text:p>172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2" calcext:value-type="float">
            <text:p>3803820011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0" calcext:value-type="float">
            <text:p>172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3" calcext:value-type="float">
            <text:p>3803820011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1" calcext:value-type="float">
            <text:p>172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4" calcext:value-type="float">
            <text:p>3803820011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2" calcext:value-type="float">
            <text:p>172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5" calcext:value-type="float">
            <text:p>3803820011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3" calcext:value-type="float">
            <text:p>172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6" calcext:value-type="float">
            <text:p>380382001101006</text:p>
          </table:table-cell>
          <table:table-cell table:number-columns-repeated="7"/>
          <table:table-cell table:style-name="ce10" office:value-type="string" calcext:value-type="string">
            <text:p>3803820011010061 <text:s/>Hieronder dri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Kolom P: er staat 28-jan; Dit moet zijn 28/1</text:p>
          </table:table-cell>
          <table:table-cell table:number-columns-repeated="1009"/>
        </table:table-row>
        <table:table-row table:style-name="ro4">
          <table:table-cell table:style-name="ce38" office:value-type="float" office:value="17264" calcext:value-type="float">
            <text:p>172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7" calcext:value-type="float">
            <text:p>3803820011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5" calcext:value-type="float">
            <text:p>172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8" calcext:value-type="float">
            <text:p>3803820011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6" calcext:value-type="float">
            <text:p>172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09" calcext:value-type="float">
            <text:p>3803820011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7" calcext:value-type="float">
            <text:p>172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0" calcext:value-type="float">
            <text:p>3803820011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8" calcext:value-type="float">
            <text:p>172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1" calcext:value-type="float">
            <text:p>3803820011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69" calcext:value-type="float">
            <text:p>172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2" calcext:value-type="float">
            <text:p>3803820011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0" calcext:value-type="float">
            <text:p>172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3" calcext:value-type="float">
            <text:p>3803820011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1" calcext:value-type="float">
            <text:p>172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4" calcext:value-type="float">
            <text:p>3803820011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2" calcext:value-type="float">
            <text:p>172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5" calcext:value-type="float">
            <text:p>3803820011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3" calcext:value-type="float">
            <text:p>172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6" calcext:value-type="float">
            <text:p>3803820011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4" calcext:value-type="float">
            <text:p>172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7" calcext:value-type="float">
            <text:p>3803820011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5" calcext:value-type="float">
            <text:p>172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8" calcext:value-type="float">
            <text:p>3803820011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6" calcext:value-type="float">
            <text:p>172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19" calcext:value-type="float">
            <text:p>3803820011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7" calcext:value-type="float">
            <text:p>172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0" calcext:value-type="float">
            <text:p>3803820011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8" calcext:value-type="float">
            <text:p>172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1" calcext:value-type="float">
            <text:p>3803820011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79" calcext:value-type="float">
            <text:p>172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2" calcext:value-type="float">
            <text:p>3803820011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0" calcext:value-type="float">
            <text:p>172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3" calcext:value-type="float">
            <text:p>3803820011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1" calcext:value-type="float">
            <text:p>172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4" calcext:value-type="float">
            <text:p>3803820011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2" calcext:value-type="float">
            <text:p>172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5" calcext:value-type="float">
            <text:p>3803820011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3" calcext:value-type="float">
            <text:p>172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6" calcext:value-type="float">
            <text:p>3803820011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4" calcext:value-type="float">
            <text:p>172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7" calcext:value-type="float">
            <text:p>3803820011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5" calcext:value-type="float">
            <text:p>172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8" calcext:value-type="float">
            <text:p>3803820011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6" calcext:value-type="float">
            <text:p>172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29" calcext:value-type="float">
            <text:p>3803820011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7" calcext:value-type="float">
            <text:p>172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0" calcext:value-type="float">
            <text:p>3803820011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8" calcext:value-type="float">
            <text:p>172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1" calcext:value-type="float">
            <text:p>3803820011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89" calcext:value-type="float">
            <text:p>172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2" calcext:value-type="float">
            <text:p>3803820011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0" calcext:value-type="float">
            <text:p>172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3" calcext:value-type="float">
            <text:p>3803820011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1" calcext:value-type="float">
            <text:p>172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4" calcext:value-type="float">
            <text:p>3803820011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2" calcext:value-type="float">
            <text:p>172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5" calcext:value-type="float">
            <text:p>3803820011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3" calcext:value-type="float">
            <text:p>172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6" calcext:value-type="float">
            <text:p>3803820011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4" calcext:value-type="float">
            <text:p>172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7" calcext:value-type="float">
            <text:p>3803820011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5" calcext:value-type="float">
            <text:p>172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8" calcext:value-type="float">
            <text:p>3803820011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6" calcext:value-type="float">
            <text:p>172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39" calcext:value-type="float">
            <text:p>3803820011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7" calcext:value-type="float">
            <text:p>172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0" calcext:value-type="float">
            <text:p>3803820011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8" calcext:value-type="float">
            <text:p>172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1" calcext:value-type="float">
            <text:p>3803820011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299" calcext:value-type="float">
            <text:p>172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2" calcext:value-type="float">
            <text:p>3803820011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0" calcext:value-type="float">
            <text:p>173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3" calcext:value-type="float">
            <text:p>3803820011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1" calcext:value-type="float">
            <text:p>173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4" calcext:value-type="float">
            <text:p>3803820011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2" calcext:value-type="float">
            <text:p>173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5" calcext:value-type="float">
            <text:p>3803820011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3" calcext:value-type="float">
            <text:p>173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6" calcext:value-type="float">
            <text:p>3803820011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4" calcext:value-type="float">
            <text:p>173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7" calcext:value-type="float">
            <text:p>3803820011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5" calcext:value-type="float">
            <text:p>173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8" calcext:value-type="float">
            <text:p>3803820011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6" calcext:value-type="float">
            <text:p>173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49" calcext:value-type="float">
            <text:p>3803820011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7" calcext:value-type="float">
            <text:p>173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50" calcext:value-type="float">
            <text:p>3803820011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8" calcext:value-type="float">
            <text:p>173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51" calcext:value-type="float">
            <text:p>3803820011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09" calcext:value-type="float">
            <text:p>173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2001101052" calcext:value-type="float">
            <text:p>3803820011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0" calcext:value-type="float">
            <text:p>173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1" calcext:value-type="float">
            <text:p>3803840012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1" calcext:value-type="float">
            <text:p>173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2" calcext:value-type="float">
            <text:p>3803840012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2" calcext:value-type="float">
            <text:p>173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3" calcext:value-type="float">
            <text:p>3803840012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3" calcext:value-type="float">
            <text:p>173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4" calcext:value-type="float">
            <text:p>3803840012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4" calcext:value-type="float">
            <text:p>173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5" calcext:value-type="float">
            <text:p>3803840012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5" calcext:value-type="float">
            <text:p>173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6" calcext:value-type="float">
            <text:p>3803840012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6" calcext:value-type="float">
            <text:p>173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7" calcext:value-type="float">
            <text:p>3803840012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7" calcext:value-type="float">
            <text:p>173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8" calcext:value-type="float">
            <text:p>3803840012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8" calcext:value-type="float">
            <text:p>173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09" calcext:value-type="float">
            <text:p>3803840012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19" calcext:value-type="float">
            <text:p>173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0" calcext:value-type="float">
            <text:p>3803840012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0" calcext:value-type="float">
            <text:p>173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1" calcext:value-type="float">
            <text:p>3803840012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1" calcext:value-type="float">
            <text:p>173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2" calcext:value-type="float">
            <text:p>3803840012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2" calcext:value-type="float">
            <text:p>173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3" calcext:value-type="float">
            <text:p>3803840012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3" calcext:value-type="float">
            <text:p>173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4" calcext:value-type="float">
            <text:p>3803840012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4" calcext:value-type="float">
            <text:p>173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5" calcext:value-type="float">
            <text:p>3803840012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5" calcext:value-type="float">
            <text:p>173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6" calcext:value-type="float">
            <text:p>380384001201016</text:p>
          </table:table-cell>
          <table:table-cell table:number-columns-repeated="7"/>
          <table:table-cell table:style-name="ce10" office:value-type="string" calcext:value-type="string">
            <text:p>3803840012010161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6" calcext:value-type="float">
            <text:p>173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7" calcext:value-type="float">
            <text:p>3803840012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7" calcext:value-type="float">
            <text:p>173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8" calcext:value-type="float">
            <text:p>3803840012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8" calcext:value-type="float">
            <text:p>173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19" calcext:value-type="float">
            <text:p>3803840012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29" calcext:value-type="float">
            <text:p>173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0" calcext:value-type="float">
            <text:p>3803840012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0" calcext:value-type="float">
            <text:p>173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1" calcext:value-type="float">
            <text:p>3803840012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1" calcext:value-type="float">
            <text:p>173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2" calcext:value-type="float">
            <text:p>3803840012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2" calcext:value-type="float">
            <text:p>173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3" calcext:value-type="float">
            <text:p>3803840012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3" calcext:value-type="float">
            <text:p>173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4" calcext:value-type="float">
            <text:p>380384001201024</text:p>
          </table:table-cell>
          <table:table-cell table:number-columns-repeated="7"/>
          <table:table-cell table:style-name="ce10" office:value-type="string" calcext:value-type="string">
            <text:p>3803840012010242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4" calcext:value-type="float">
            <text:p>173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5" calcext:value-type="float">
            <text:p>380384001201025</text:p>
          </table:table-cell>
          <table:table-cell table:number-columns-repeated="7"/>
          <table:table-cell table:style-name="ce10" office:value-type="string" calcext:value-type="string">
            <text:p>3803840012010253 <text:s/>Hieronder twe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5" calcext:value-type="float">
            <text:p>173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6" calcext:value-type="float">
            <text:p>3803840012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6" calcext:value-type="float">
            <text:p>173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7" calcext:value-type="float">
            <text:p>3803840012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7" calcext:value-type="float">
            <text:p>173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8" calcext:value-type="float">
            <text:p>3803840012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8" calcext:value-type="float">
            <text:p>173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29" calcext:value-type="float">
            <text:p>3803840012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39" calcext:value-type="float">
            <text:p>173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0" calcext:value-type="float">
            <text:p>3803840012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0" calcext:value-type="float">
            <text:p>173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1" calcext:value-type="float">
            <text:p>3803840012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1" calcext:value-type="float">
            <text:p>173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2" calcext:value-type="float">
            <text:p>3803840012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2" calcext:value-type="float">
            <text:p>173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3" calcext:value-type="float">
            <text:p>3803840012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3" calcext:value-type="float">
            <text:p>173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4" calcext:value-type="float">
            <text:p>3803840012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4" calcext:value-type="float">
            <text:p>173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5" calcext:value-type="float">
            <text:p>3803840012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5" calcext:value-type="float">
            <text:p>173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6" calcext:value-type="float">
            <text:p>3803840012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6" calcext:value-type="float">
            <text:p>173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7" calcext:value-type="float">
            <text:p>3803840012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7" calcext:value-type="float">
            <text:p>173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8" calcext:value-type="float">
            <text:p>3803840012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8" calcext:value-type="float">
            <text:p>173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39" calcext:value-type="float">
            <text:p>3803840012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49" calcext:value-type="float">
            <text:p>173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0" calcext:value-type="float">
            <text:p>3803840012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0" calcext:value-type="float">
            <text:p>173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1" calcext:value-type="float">
            <text:p>3803840012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1" calcext:value-type="float">
            <text:p>173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2" calcext:value-type="float">
            <text:p>3803840012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2" calcext:value-type="float">
            <text:p>173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3" calcext:value-type="float">
            <text:p>3803840012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3" calcext:value-type="float">
            <text:p>173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4" calcext:value-type="float">
            <text:p>3803840012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4" calcext:value-type="float">
            <text:p>173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5" calcext:value-type="float">
            <text:p>3803840012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5" calcext:value-type="float">
            <text:p>173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6" calcext:value-type="float">
            <text:p>3803840012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6" calcext:value-type="float">
            <text:p>173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7" calcext:value-type="float">
            <text:p>3803840012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7" calcext:value-type="float">
            <text:p>173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8" calcext:value-type="float">
            <text:p>3803840012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8" calcext:value-type="float">
            <text:p>173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49" calcext:value-type="float">
            <text:p>3803840012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59" calcext:value-type="float">
            <text:p>173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50" calcext:value-type="float">
            <text:p>3803840012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0" calcext:value-type="float">
            <text:p>173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51" calcext:value-type="float">
            <text:p>3803840012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1" calcext:value-type="float">
            <text:p>173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52" calcext:value-type="float">
            <text:p>3803840012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2" calcext:value-type="float">
            <text:p>173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201053" calcext:value-type="float">
            <text:p>3803840012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3" calcext:value-type="float">
            <text:p>173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1" calcext:value-type="float">
            <text:p>3803840013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4" calcext:value-type="float">
            <text:p>173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2" calcext:value-type="float">
            <text:p>3803840013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5" calcext:value-type="float">
            <text:p>173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3" calcext:value-type="float">
            <text:p>3803840013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6" calcext:value-type="float">
            <text:p>173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4" calcext:value-type="float">
            <text:p>380384001301004</text:p>
          </table:table-cell>
          <table:table-cell table:number-columns-repeated="7"/>
          <table:table-cell table:style-name="ce10" office:value-type="string" calcext:value-type="string">
            <text:p>380384001301004* <text:s/>Hieronder begrepen de fabrijkanten van katoen, henne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7" calcext:value-type="float">
            <text:p>173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5" calcext:value-type="float">
            <text:p>3803840013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8" calcext:value-type="float">
            <text:p>173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6" calcext:value-type="float">
            <text:p>3803840013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69" calcext:value-type="float">
            <text:p>173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7" calcext:value-type="float">
            <text:p>3803840013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0" calcext:value-type="float">
            <text:p>173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8" calcext:value-type="float">
            <text:p>3803840013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1" calcext:value-type="float">
            <text:p>173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09" calcext:value-type="float">
            <text:p>3803840013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2" calcext:value-type="float">
            <text:p>173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0" calcext:value-type="float">
            <text:p>3803840013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3" calcext:value-type="float">
            <text:p>173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1" calcext:value-type="float">
            <text:p>3803840013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4" calcext:value-type="float">
            <text:p>173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2" calcext:value-type="float">
            <text:p>3803840013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5" calcext:value-type="float">
            <text:p>173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3" calcext:value-type="float">
            <text:p>3803840013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6" calcext:value-type="float">
            <text:p>173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4" calcext:value-type="float">
            <text:p>3803840013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7" calcext:value-type="float">
            <text:p>173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5" calcext:value-type="float">
            <text:p>3803840013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8" calcext:value-type="float">
            <text:p>173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6" calcext:value-type="float">
            <text:p>3803840013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79" calcext:value-type="float">
            <text:p>173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7" calcext:value-type="float">
            <text:p>3803840013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0" calcext:value-type="float">
            <text:p>173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8" calcext:value-type="float">
            <text:p>3803840013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1" calcext:value-type="float">
            <text:p>173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19" calcext:value-type="float">
            <text:p>3803840013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2" calcext:value-type="float">
            <text:p>173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0" calcext:value-type="float">
            <text:p>3803840013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3" calcext:value-type="float">
            <text:p>173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1" calcext:value-type="float">
            <text:p>380384001301021</text:p>
          </table:table-cell>
          <table:table-cell table:number-columns-repeated="7"/>
          <table:table-cell table:style-name="ce10" office:value-type="string" calcext:value-type="string">
            <text:p>3803840013010211 <text:s/>Hieronder dri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4" calcext:value-type="float">
            <text:p>173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2" calcext:value-type="float">
            <text:p>3803840013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5" calcext:value-type="float">
            <text:p>173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3" calcext:value-type="float">
            <text:p>3803840013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6" calcext:value-type="float">
            <text:p>173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4" calcext:value-type="float">
            <text:p>3803840013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7" calcext:value-type="float">
            <text:p>173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5" calcext:value-type="float">
            <text:p>3803840013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8" calcext:value-type="float">
            <text:p>173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6" calcext:value-type="float">
            <text:p>3803840013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89" calcext:value-type="float">
            <text:p>173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7" calcext:value-type="float">
            <text:p>380384001301027</text:p>
          </table:table-cell>
          <table:table-cell table:number-columns-repeated="7"/>
          <table:table-cell table:style-name="ce10" office:value-type="string" calcext:value-type="string">
            <text:p>380384001301027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0" calcext:value-type="float">
            <text:p>173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8" calcext:value-type="float">
            <text:p>3803840013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1" calcext:value-type="float">
            <text:p>173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29" calcext:value-type="float">
            <text:p>380384001301029</text:p>
          </table:table-cell>
          <table:table-cell table:number-columns-repeated="7"/>
          <table:table-cell table:style-name="ce10" office:value-type="string" calcext:value-type="string">
            <text:p>380384001301027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2" calcext:value-type="float">
            <text:p>173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0" calcext:value-type="float">
            <text:p>3803840013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3" calcext:value-type="float">
            <text:p>173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1" calcext:value-type="float">
            <text:p>3803840013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4" calcext:value-type="float">
            <text:p>173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2" calcext:value-type="float">
            <text:p>3803840013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5" calcext:value-type="float">
            <text:p>173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3" calcext:value-type="float">
            <text:p>3803840013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6" calcext:value-type="float">
            <text:p>173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4" calcext:value-type="float">
            <text:p>3803840013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7" calcext:value-type="float">
            <text:p>173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5" calcext:value-type="float">
            <text:p>3803840013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8" calcext:value-type="float">
            <text:p>173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6" calcext:value-type="float">
            <text:p>3803840013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399" calcext:value-type="float">
            <text:p>173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7" calcext:value-type="float">
            <text:p>3803840013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0" calcext:value-type="float">
            <text:p>174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8" calcext:value-type="float">
            <text:p>3803840013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1" calcext:value-type="float">
            <text:p>174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39" calcext:value-type="float">
            <text:p>3803840013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2" calcext:value-type="float">
            <text:p>174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0" calcext:value-type="float">
            <text:p>3803840013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3" calcext:value-type="float">
            <text:p>174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1" calcext:value-type="float">
            <text:p>3803840013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4" calcext:value-type="float">
            <text:p>174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2" calcext:value-type="float">
            <text:p>3803840013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5" calcext:value-type="float">
            <text:p>174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3" calcext:value-type="float">
            <text:p>3803840013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6" calcext:value-type="float">
            <text:p>174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4" calcext:value-type="float">
            <text:p>3803840013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7" calcext:value-type="float">
            <text:p>174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5" calcext:value-type="float">
            <text:p>3803840013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8" calcext:value-type="float">
            <text:p>174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6" calcext:value-type="float">
            <text:p>3803840013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09" calcext:value-type="float">
            <text:p>174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7" calcext:value-type="float">
            <text:p>3803840013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0" calcext:value-type="float">
            <text:p>174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8" calcext:value-type="float">
            <text:p>3803840013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1" calcext:value-type="float">
            <text:p>174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49" calcext:value-type="float">
            <text:p>3803840013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2" calcext:value-type="float">
            <text:p>174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4001301050" calcext:value-type="float">
            <text:p>3803840013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3" calcext:value-type="float">
            <text:p>174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1" calcext:value-type="float">
            <text:p>3803850014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4" calcext:value-type="float">
            <text:p>174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2" calcext:value-type="float">
            <text:p>3803850014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5" calcext:value-type="float">
            <text:p>174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3" calcext:value-type="float">
            <text:p>3803850014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6" calcext:value-type="float">
            <text:p>174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4" calcext:value-type="float">
            <text:p>380385001401004</text:p>
          </table:table-cell>
          <table:table-cell table:number-columns-repeated="7"/>
          <table:table-cell table:style-name="ce10" office:value-type="string" calcext:value-type="string">
            <text:p>3803850014010041 <text:s/>Hieronder vijf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7" calcext:value-type="float">
            <text:p>174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5" calcext:value-type="float">
            <text:p>3803850014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8" calcext:value-type="float">
            <text:p>174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6" calcext:value-type="float">
            <text:p>3803850014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19" calcext:value-type="float">
            <text:p>174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7" calcext:value-type="float">
            <text:p>3803850014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0" calcext:value-type="float">
            <text:p>174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8" calcext:value-type="float">
            <text:p>3803850014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1" calcext:value-type="float">
            <text:p>174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09" calcext:value-type="float">
            <text:p>3803850014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2" calcext:value-type="float">
            <text:p>174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0" calcext:value-type="float">
            <text:p>380385001401010</text:p>
          </table:table-cell>
          <table:table-cell table:number-columns-repeated="7"/>
          <table:table-cell table:style-name="ce10" office:value-type="string" calcext:value-type="string">
            <text:p>3803850014010102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3" calcext:value-type="float">
            <text:p>174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1" calcext:value-type="float">
            <text:p>3803850014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4" calcext:value-type="float">
            <text:p>174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2" calcext:value-type="float">
            <text:p>3803850014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5" calcext:value-type="float">
            <text:p>174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3" calcext:value-type="float">
            <text:p>3803850014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6" calcext:value-type="float">
            <text:p>174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4" calcext:value-type="float">
            <text:p>3803850014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7" calcext:value-type="float">
            <text:p>174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5" calcext:value-type="float">
            <text:p>3803850014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8" calcext:value-type="float">
            <text:p>174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6" calcext:value-type="float">
            <text:p>380385001401016</text:p>
          </table:table-cell>
          <table:table-cell table:number-columns-repeated="7"/>
          <table:table-cell table:style-name="ce10" office:value-type="string" calcext:value-type="string">
            <text:p>3803850014010163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29" calcext:value-type="float">
            <text:p>174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7" calcext:value-type="float">
            <text:p>380385001401017</text:p>
          </table:table-cell>
          <table:table-cell table:number-columns-repeated="7"/>
          <table:table-cell table:style-name="ce10" office:value-type="string" calcext:value-type="string">
            <text:p>3803850014010174 <text:s/>Hieronder zes en veertig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0" calcext:value-type="float">
            <text:p>174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8" calcext:value-type="float">
            <text:p>380385001401018</text:p>
          </table:table-cell>
          <table:table-cell table:number-columns-repeated="7"/>
          <table:table-cell table:style-name="ce10" office:value-type="string" calcext:value-type="string">
            <text:p>3803850014010185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1" calcext:value-type="float">
            <text:p>174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19" calcext:value-type="float">
            <text:p>3803850014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2" calcext:value-type="float">
            <text:p>174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0" calcext:value-type="float">
            <text:p>3803850014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3" calcext:value-type="float">
            <text:p>174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1" calcext:value-type="float">
            <text:p>3803850014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4" calcext:value-type="float">
            <text:p>174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2" calcext:value-type="float">
            <text:p>3803850014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5" calcext:value-type="float">
            <text:p>174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3" calcext:value-type="float">
            <text:p>3803850014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6" calcext:value-type="float">
            <text:p>174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4" calcext:value-type="float">
            <text:p>3803850014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7" calcext:value-type="float">
            <text:p>174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5" calcext:value-type="float">
            <text:p>3803850014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8" calcext:value-type="float">
            <text:p>174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6" calcext:value-type="float">
            <text:p>3803850014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39" calcext:value-type="float">
            <text:p>174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7" calcext:value-type="float">
            <text:p>3803850014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0" calcext:value-type="float">
            <text:p>174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8" calcext:value-type="float">
            <text:p>3803850014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1" calcext:value-type="float">
            <text:p>174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29" calcext:value-type="float">
            <text:p>3803850014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2" calcext:value-type="float">
            <text:p>174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0" calcext:value-type="float">
            <text:p>3803850014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3" calcext:value-type="float">
            <text:p>174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1" calcext:value-type="float">
            <text:p>3803850014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4" calcext:value-type="float">
            <text:p>174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2" calcext:value-type="float">
            <text:p>3803850014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5" calcext:value-type="float">
            <text:p>174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3" calcext:value-type="float">
            <text:p>3803850014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6" calcext:value-type="float">
            <text:p>174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4" calcext:value-type="float">
            <text:p>3803850014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7" calcext:value-type="float">
            <text:p>174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5" calcext:value-type="float">
            <text:p>3803850014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8" calcext:value-type="float">
            <text:p>174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6" calcext:value-type="float">
            <text:p>3803850014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49" calcext:value-type="float">
            <text:p>174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7" calcext:value-type="float">
            <text:p>3803850014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0" calcext:value-type="float">
            <text:p>174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8" calcext:value-type="float">
            <text:p>3803850014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1" calcext:value-type="float">
            <text:p>174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39" calcext:value-type="float">
            <text:p>3803850014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2" calcext:value-type="float">
            <text:p>174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0" calcext:value-type="float">
            <text:p>3803850014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3" calcext:value-type="float">
            <text:p>174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1" calcext:value-type="float">
            <text:p>3803850014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4" calcext:value-type="float">
            <text:p>174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2" calcext:value-type="float">
            <text:p>3803850014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5" calcext:value-type="float">
            <text:p>174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3" calcext:value-type="float">
            <text:p>3803850014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6" calcext:value-type="float">
            <text:p>174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4" calcext:value-type="float">
            <text:p>3803850014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7" calcext:value-type="float">
            <text:p>174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5" calcext:value-type="float">
            <text:p>3803850014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8" calcext:value-type="float">
            <text:p>174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6" calcext:value-type="float">
            <text:p>3803850014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59" calcext:value-type="float">
            <text:p>174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7" calcext:value-type="float">
            <text:p>3803850014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0" calcext:value-type="float">
            <text:p>174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8" calcext:value-type="float">
            <text:p>3803850014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1" calcext:value-type="float">
            <text:p>174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49" calcext:value-type="float">
            <text:p>3803850014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2" calcext:value-type="float">
            <text:p>174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50" calcext:value-type="float">
            <text:p>3803850014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3" calcext:value-type="float">
            <text:p>174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51" calcext:value-type="float">
            <text:p>3803850014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4" calcext:value-type="float">
            <text:p>174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52" calcext:value-type="float">
            <text:p>3803850014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5" calcext:value-type="float">
            <text:p>174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401053" calcext:value-type="float">
            <text:p>3803850014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6" calcext:value-type="float">
            <text:p>174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1" calcext:value-type="float">
            <text:p>3803850015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7" calcext:value-type="float">
            <text:p>174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2" calcext:value-type="float">
            <text:p>3803850015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8" calcext:value-type="float">
            <text:p>174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3" calcext:value-type="float">
            <text:p>3803850015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69" calcext:value-type="float">
            <text:p>174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4" calcext:value-type="float">
            <text:p>3803850015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0" calcext:value-type="float">
            <text:p>174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5" calcext:value-type="float">
            <text:p>3803850015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1" calcext:value-type="float">
            <text:p>174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6" calcext:value-type="float">
            <text:p>3803850015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2" calcext:value-type="float">
            <text:p>174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7" calcext:value-type="float">
            <text:p>3803850015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3" calcext:value-type="float">
            <text:p>174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8" calcext:value-type="float">
            <text:p>3803850015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4" calcext:value-type="float">
            <text:p>174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09" calcext:value-type="float">
            <text:p>3803850015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5" calcext:value-type="float">
            <text:p>174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0" calcext:value-type="float">
            <text:p>3803850015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6" calcext:value-type="float">
            <text:p>174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1" calcext:value-type="float">
            <text:p>3803850015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7" calcext:value-type="float">
            <text:p>174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2" calcext:value-type="float">
            <text:p>3803850015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8" calcext:value-type="float">
            <text:p>174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3" calcext:value-type="float">
            <text:p>3803850015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79" calcext:value-type="float">
            <text:p>174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4" calcext:value-type="float">
            <text:p>3803850015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0" calcext:value-type="float">
            <text:p>174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5" calcext:value-type="float">
            <text:p>3803850015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1" calcext:value-type="float">
            <text:p>174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6" calcext:value-type="float">
            <text:p>3803850015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2" calcext:value-type="float">
            <text:p>174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7" calcext:value-type="float">
            <text:p>3803850015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3" calcext:value-type="float">
            <text:p>174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8" calcext:value-type="float">
            <text:p>3803850015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4" calcext:value-type="float">
            <text:p>174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19" calcext:value-type="float">
            <text:p>3803850015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5" calcext:value-type="float">
            <text:p>174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0" calcext:value-type="float">
            <text:p>3803850015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6" calcext:value-type="float">
            <text:p>174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1" calcext:value-type="float">
            <text:p>380385001501021</text:p>
          </table:table-cell>
          <table:table-cell table:number-columns-repeated="7"/>
          <table:table-cell table:style-name="ce10" office:value-type="string" calcext:value-type="string">
            <text:p>3803850015010211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7" calcext:value-type="float">
            <text:p>174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2" calcext:value-type="float">
            <text:p>3803850015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8" calcext:value-type="float">
            <text:p>174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3" calcext:value-type="float">
            <text:p>3803850015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89" calcext:value-type="float">
            <text:p>174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4" calcext:value-type="float">
            <text:p>3803850015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0" calcext:value-type="float">
            <text:p>174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5" calcext:value-type="float">
            <text:p>3803850015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1" calcext:value-type="float">
            <text:p>174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6" calcext:value-type="float">
            <text:p>3803850015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2" calcext:value-type="float">
            <text:p>174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7" calcext:value-type="float">
            <text:p>3803850015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3" calcext:value-type="float">
            <text:p>174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8" calcext:value-type="float">
            <text:p>3803850015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4" calcext:value-type="float">
            <text:p>174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29" calcext:value-type="float">
            <text:p>3803850015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5" calcext:value-type="float">
            <text:p>174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0" calcext:value-type="float">
            <text:p>3803850015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6" calcext:value-type="float">
            <text:p>174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1" calcext:value-type="float">
            <text:p>3803850015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7" calcext:value-type="float">
            <text:p>174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2" calcext:value-type="float">
            <text:p>3803850015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8" calcext:value-type="float">
            <text:p>174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3" calcext:value-type="float">
            <text:p>3803850015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499" calcext:value-type="float">
            <text:p>174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4" calcext:value-type="float">
            <text:p>3803850015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0" calcext:value-type="float">
            <text:p>175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5" calcext:value-type="float">
            <text:p>3803850015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1" calcext:value-type="float">
            <text:p>175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6" calcext:value-type="float">
            <text:p>3803850015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2" calcext:value-type="float">
            <text:p>175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7" calcext:value-type="float">
            <text:p>3803850015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3" calcext:value-type="float">
            <text:p>175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8" calcext:value-type="float">
            <text:p>3803850015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4" calcext:value-type="float">
            <text:p>175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39" calcext:value-type="float">
            <text:p>3803850015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5" calcext:value-type="float">
            <text:p>175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40" calcext:value-type="float">
            <text:p>380385001501040</text:p>
          </table:table-cell>
          <table:table-cell table:number-columns-repeated="7"/>
          <table:table-cell table:style-name="ce10" office:value-type="string" calcext:value-type="string">
            <text:p>3803850015010402 <text:s/>Hieronder twee en twintig van onbekenden ouderdom.</text:p>
          </table:table-cell>
          <table:table-cell table:style-name="ce10" office:value-type="string" calcext:value-type="string">
            <text:p>3803850015010405 <text:s/>Hieronder acht en vijftig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506" calcext:value-type="float">
            <text:p>175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41" calcext:value-type="float">
            <text:p>380385001501041</text:p>
          </table:table-cell>
          <table:table-cell table:number-columns-repeated="7"/>
          <table:table-cell table:style-name="ce10" office:value-type="string" calcext:value-type="string">
            <text:p>3803850015010413 <text:s/>Hieronder een en twintig van onbekenden ouderdom.</text:p>
          </table:table-cell>
          <table:table-cell table:style-name="ce10" office:value-type="string" calcext:value-type="string">
            <text:p>3803850015010416 <text:s/>Hieronder vijf van onbekenden ouderdom.</text:p>
          </table:table-cell>
          <table:table-cell table:number-columns-repeated="2"/>
          <table:table-cell table:style-name="ce10" office:value-type="string" calcext:value-type="string">
            <text:p>Kolom Q: er staat 12-jun; Dit moet zijn 12/6.</text:p>
          </table:table-cell>
          <table:table-cell table:number-columns-repeated="1009"/>
        </table:table-row>
        <table:table-row table:style-name="ro4">
          <table:table-cell table:style-name="ce38" office:value-type="float" office:value="17507" calcext:value-type="float">
            <text:p>175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5001501042" calcext:value-type="float">
            <text:p>380385001501042</text:p>
          </table:table-cell>
          <table:table-cell table:number-columns-repeated="7"/>
          <table:table-cell table:style-name="ce10" office:value-type="string" calcext:value-type="string">
            <text:p>3803850015010424 <text:s/>Hieronder honderd zeven van onbekenden ouderdom.</text:p>
          </table:table-cell>
          <table:table-cell table:style-name="ce10" office:value-type="string" calcext:value-type="string">
            <text:p>3803850015010427 <text:s/>Hieronder een en zeventig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508" calcext:value-type="float">
            <text:p>175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1" calcext:value-type="float">
            <text:p>3803860016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09" calcext:value-type="float">
            <text:p>175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2" calcext:value-type="float">
            <text:p>3803860016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0" calcext:value-type="float">
            <text:p>175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3" calcext:value-type="float">
            <text:p>3803860016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1" calcext:value-type="float">
            <text:p>175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4" calcext:value-type="float">
            <text:p>3803860016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2" calcext:value-type="float">
            <text:p>175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5" calcext:value-type="float">
            <text:p>3803860016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3" calcext:value-type="float">
            <text:p>175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6" calcext:value-type="float">
            <text:p>3803860016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4" calcext:value-type="float">
            <text:p>175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7" calcext:value-type="float">
            <text:p>3803860016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5" calcext:value-type="float">
            <text:p>175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8" calcext:value-type="float">
            <text:p>3803860016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6" calcext:value-type="float">
            <text:p>175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09" calcext:value-type="float">
            <text:p>3803860016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7" calcext:value-type="float">
            <text:p>175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0" calcext:value-type="float">
            <text:p>3803860016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8" calcext:value-type="float">
            <text:p>175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1" calcext:value-type="float">
            <text:p>3803860016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19" calcext:value-type="float">
            <text:p>175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2" calcext:value-type="float">
            <text:p>380386001601012</text:p>
          </table:table-cell>
          <table:table-cell table:number-columns-repeated="7"/>
          <table:table-cell table:style-name="ce10" office:value-type="string" calcext:value-type="string">
            <text:p>3803860016010121 <text:s/>Hieronder een van onbekenden ouderdom.</text:p>
          </table:table-cell>
          <table:table-cell table:style-name="ce10" office:value-type="string" calcext:value-type="string">
            <text:p>3803860016010123 <text:s/>Hieronder drie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520" calcext:value-type="float">
            <text:p>175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3" calcext:value-type="float">
            <text:p>3803860016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1" calcext:value-type="float">
            <text:p>175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4" calcext:value-type="float">
            <text:p>3803860016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2" calcext:value-type="float">
            <text:p>175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5" calcext:value-type="float">
            <text:p>3803860016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3" calcext:value-type="float">
            <text:p>175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6" calcext:value-type="float">
            <text:p>3803860016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4" calcext:value-type="float">
            <text:p>175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7" calcext:value-type="float">
            <text:p>3803860016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5" calcext:value-type="float">
            <text:p>175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8" calcext:value-type="float">
            <text:p>3803860016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6" calcext:value-type="float">
            <text:p>175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19" calcext:value-type="float">
            <text:p>3803860016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7" calcext:value-type="float">
            <text:p>175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0" calcext:value-type="float">
            <text:p>3803860016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8" calcext:value-type="float">
            <text:p>175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1" calcext:value-type="float">
            <text:p>3803860016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29" calcext:value-type="float">
            <text:p>175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2" calcext:value-type="float">
            <text:p>3803860016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0" calcext:value-type="float">
            <text:p>175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3" calcext:value-type="float">
            <text:p>3803860016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1" calcext:value-type="float">
            <text:p>175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4" calcext:value-type="float">
            <text:p>3803860016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2" calcext:value-type="float">
            <text:p>175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5" calcext:value-type="float">
            <text:p>3803860016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3" calcext:value-type="float">
            <text:p>175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6" calcext:value-type="float">
            <text:p>3803860016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4" calcext:value-type="float">
            <text:p>175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7" calcext:value-type="float">
            <text:p>3803860016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5" calcext:value-type="float">
            <text:p>175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8" calcext:value-type="float">
            <text:p>3803860016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6" calcext:value-type="float">
            <text:p>175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29" calcext:value-type="float">
            <text:p>3803860016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7" calcext:value-type="float">
            <text:p>175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0" calcext:value-type="float">
            <text:p>3803860016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8" calcext:value-type="float">
            <text:p>175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1" calcext:value-type="float">
            <text:p>3803860016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39" calcext:value-type="float">
            <text:p>175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2" calcext:value-type="float">
            <text:p>3803860016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0" calcext:value-type="float">
            <text:p>175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3" calcext:value-type="float">
            <text:p>3803860016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1" calcext:value-type="float">
            <text:p>175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4" calcext:value-type="float">
            <text:p>3803860016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2" calcext:value-type="float">
            <text:p>175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5" calcext:value-type="float">
            <text:p>3803860016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3" calcext:value-type="float">
            <text:p>175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6" calcext:value-type="float">
            <text:p>3803860016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4" calcext:value-type="float">
            <text:p>175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7" calcext:value-type="float">
            <text:p>3803860016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5" calcext:value-type="float">
            <text:p>175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8" calcext:value-type="float">
            <text:p>3803860016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6" calcext:value-type="float">
            <text:p>175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39" calcext:value-type="float">
            <text:p>3803860016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7" calcext:value-type="float">
            <text:p>175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0" calcext:value-type="float">
            <text:p>3803860016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8" calcext:value-type="float">
            <text:p>175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1" calcext:value-type="float">
            <text:p>3803860016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49" calcext:value-type="float">
            <text:p>175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2" calcext:value-type="float">
            <text:p>3803860016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0" calcext:value-type="float">
            <text:p>175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3" calcext:value-type="float">
            <text:p>3803860016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1" calcext:value-type="float">
            <text:p>175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4" calcext:value-type="float">
            <text:p>3803860016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2" calcext:value-type="float">
            <text:p>175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5" calcext:value-type="float">
            <text:p>3803860016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3" calcext:value-type="float">
            <text:p>175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6" calcext:value-type="float">
            <text:p>3803860016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4" calcext:value-type="float">
            <text:p>175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7" calcext:value-type="float">
            <text:p>3803860016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5" calcext:value-type="float">
            <text:p>175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8" calcext:value-type="float">
            <text:p>380386001601048</text:p>
          </table:table-cell>
          <table:table-cell table:number-columns-repeated="7"/>
          <table:table-cell table:style-name="ce10" office:value-type="string" calcext:value-type="string">
            <text:p>3803860016010482 <text:s/>Hieronder een van onbekenden ouderdom.</text:p>
          </table:table-cell>
          <table:table-cell table:style-name="ce10" office:value-type="string" calcext:value-type="string">
            <text:p>3803860016010484 <text:s/>Hieronder vijf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556" calcext:value-type="float">
            <text:p>175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49" calcext:value-type="float">
            <text:p>3803860016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7" calcext:value-type="float">
            <text:p>175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50" calcext:value-type="float">
            <text:p>3803860016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8" calcext:value-type="float">
            <text:p>175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51" calcext:value-type="float">
            <text:p>3803860016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59" calcext:value-type="float">
            <text:p>175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52" calcext:value-type="float">
            <text:p>3803860016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0" calcext:value-type="float">
            <text:p>175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601053" calcext:value-type="float">
            <text:p>3803860016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1" calcext:value-type="float">
            <text:p>175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1" calcext:value-type="float">
            <text:p>3803860017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2" calcext:value-type="float">
            <text:p>175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2" calcext:value-type="float">
            <text:p>3803860017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3" calcext:value-type="float">
            <text:p>175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3" calcext:value-type="float">
            <text:p>3803860017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4" calcext:value-type="float">
            <text:p>175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4" calcext:value-type="float">
            <text:p>3803860017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5" calcext:value-type="float">
            <text:p>175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5" calcext:value-type="float">
            <text:p>3803860017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6" calcext:value-type="float">
            <text:p>175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6" calcext:value-type="float">
            <text:p>3803860017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7" calcext:value-type="float">
            <text:p>175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7" calcext:value-type="float">
            <text:p>3803860017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8" calcext:value-type="float">
            <text:p>175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8" calcext:value-type="float">
            <text:p>380386001701008</text:p>
          </table:table-cell>
          <table:table-cell table:number-columns-repeated="7"/>
          <table:table-cell table:style-name="ce10" office:value-type="string" calcext:value-type="string">
            <text:p>3803860017010081 <text:s/>Hieronder twee welke worden opgeleid tot leeraren bij de christelijke afgescheidene gemeente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69" calcext:value-type="float">
            <text:p>175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09" calcext:value-type="float">
            <text:p>3803860017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0" calcext:value-type="float">
            <text:p>175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0" calcext:value-type="float">
            <text:p>3803860017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1" calcext:value-type="float">
            <text:p>175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1" calcext:value-type="float">
            <text:p>3803860017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2" calcext:value-type="float">
            <text:p>175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2" calcext:value-type="float">
            <text:p>3803860017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3" calcext:value-type="float">
            <text:p>175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3" calcext:value-type="float">
            <text:p>3803860017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4" calcext:value-type="float">
            <text:p>175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4" calcext:value-type="float">
            <text:p>3803860017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5" calcext:value-type="float">
            <text:p>175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5" calcext:value-type="float">
            <text:p>3803860017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6" calcext:value-type="float">
            <text:p>175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6" calcext:value-type="float">
            <text:p>3803860017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7" calcext:value-type="float">
            <text:p>175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7" calcext:value-type="float">
            <text:p>3803860017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8" calcext:value-type="float">
            <text:p>175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8" calcext:value-type="float">
            <text:p>3803860017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79" calcext:value-type="float">
            <text:p>175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19" calcext:value-type="float">
            <text:p>3803860017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0" calcext:value-type="float">
            <text:p>175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0" calcext:value-type="float">
            <text:p>3803860017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1" calcext:value-type="float">
            <text:p>175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1" calcext:value-type="float">
            <text:p>3803860017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2" calcext:value-type="float">
            <text:p>175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2" calcext:value-type="float">
            <text:p>3803860017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3" calcext:value-type="float">
            <text:p>175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3" calcext:value-type="float">
            <text:p>3803860017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4" calcext:value-type="float">
            <text:p>175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4" calcext:value-type="float">
            <text:p>3803860017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5" calcext:value-type="float">
            <text:p>175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5" calcext:value-type="float">
            <text:p>3803860017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6" calcext:value-type="float">
            <text:p>175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6" calcext:value-type="float">
            <text:p>3803860017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7" calcext:value-type="float">
            <text:p>175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7" calcext:value-type="float">
            <text:p>3803860017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8" calcext:value-type="float">
            <text:p>175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8" calcext:value-type="float">
            <text:p>3803860017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89" calcext:value-type="float">
            <text:p>175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29" calcext:value-type="float">
            <text:p>3803860017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0" calcext:value-type="float">
            <text:p>175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0" calcext:value-type="float">
            <text:p>3803860017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1" calcext:value-type="float">
            <text:p>175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1" calcext:value-type="float">
            <text:p>3803860017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2" calcext:value-type="float">
            <text:p>175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2" calcext:value-type="float">
            <text:p>3803860017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3" calcext:value-type="float">
            <text:p>175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3" calcext:value-type="float">
            <text:p>3803860017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4" calcext:value-type="float">
            <text:p>175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4" calcext:value-type="float">
            <text:p>3803860017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5" calcext:value-type="float">
            <text:p>175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5" calcext:value-type="float">
            <text:p>3803860017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6" calcext:value-type="float">
            <text:p>175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6" calcext:value-type="float">
            <text:p>3803860017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7" calcext:value-type="float">
            <text:p>175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7" calcext:value-type="float">
            <text:p>3803860017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8" calcext:value-type="float">
            <text:p>175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8" calcext:value-type="float">
            <text:p>3803860017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599" calcext:value-type="float">
            <text:p>175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39" calcext:value-type="float">
            <text:p>3803860017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0" calcext:value-type="float">
            <text:p>176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0" calcext:value-type="float">
            <text:p>3803860017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1" calcext:value-type="float">
            <text:p>176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1" calcext:value-type="float">
            <text:p>3803860017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2" calcext:value-type="float">
            <text:p>176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2" calcext:value-type="float">
            <text:p>3803860017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3" calcext:value-type="float">
            <text:p>176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3" calcext:value-type="float">
            <text:p>380386001701043</text:p>
          </table:table-cell>
          <table:table-cell table:number-columns-repeated="7"/>
          <table:table-cell table:style-name="ce10" office:value-type="string" calcext:value-type="string">
            <text:p>(2) Hieronder é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In de noten is noot 2 van kolom P niet opgenomen. Hier is de correctie aangebracht.</text:p>
          </table:table-cell>
          <table:table-cell table:number-columns-repeated="1009"/>
        </table:table-row>
        <table:table-row table:style-name="ro4">
          <table:table-cell table:style-name="ce38" office:value-type="float" office:value="17604" calcext:value-type="float">
            <text:p>176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4" calcext:value-type="float">
            <text:p>3803860017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5" calcext:value-type="float">
            <text:p>176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5" calcext:value-type="float">
            <text:p>3803860017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6" calcext:value-type="float">
            <text:p>176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6" calcext:value-type="float">
            <text:p>3803860017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7" calcext:value-type="float">
            <text:p>176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7" calcext:value-type="float">
            <text:p>3803860017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8" calcext:value-type="float">
            <text:p>176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8" calcext:value-type="float">
            <text:p>3803860017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09" calcext:value-type="float">
            <text:p>176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49" calcext:value-type="float">
            <text:p>3803860017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0" calcext:value-type="float">
            <text:p>176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50" calcext:value-type="float">
            <text:p>3803860017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1" calcext:value-type="float">
            <text:p>176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51" calcext:value-type="float">
            <text:p>3803860017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2" calcext:value-type="float">
            <text:p>176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6001701052" calcext:value-type="float">
            <text:p>3803860017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3" calcext:value-type="float">
            <text:p>176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1" calcext:value-type="float">
            <text:p>3803870018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4" calcext:value-type="float">
            <text:p>176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2" calcext:value-type="float">
            <text:p>3803870018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5" calcext:value-type="float">
            <text:p>176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3" calcext:value-type="float">
            <text:p>3803870018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6" calcext:value-type="float">
            <text:p>176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4" calcext:value-type="float">
            <text:p>3803870018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7" calcext:value-type="float">
            <text:p>176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5" calcext:value-type="float">
            <text:p>3803870018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8" calcext:value-type="float">
            <text:p>176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6" calcext:value-type="float">
            <text:p>3803870018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19" calcext:value-type="float">
            <text:p>176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7" calcext:value-type="float">
            <text:p>380387001801007</text:p>
          </table:table-cell>
          <table:table-cell table:number-columns-repeated="7"/>
          <table:table-cell table:style-name="ce10" office:value-type="string" calcext:value-type="string">
            <text:p>3803870018010071 <text:s/>Hieronder een van onbekenden ouderdom.</text:p>
          </table:table-cell>
          <table:table-cell table:style-name="ce10" office:value-type="string" calcext:value-type="string">
            <text:p>3803870018010072 <text:s/>Hieronder eene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620" calcext:value-type="float">
            <text:p>176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8" calcext:value-type="float">
            <text:p>380387001801008</text:p>
          </table:table-cell>
          <table:table-cell table:number-columns-repeated="7"/>
          <table:table-cell table:style-name="ce10" office:value-type="string" calcext:value-type="string">
            <text:p>3803870018010083 <text:s/>Hieronder twe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1" calcext:value-type="float">
            <text:p>176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09" calcext:value-type="float">
            <text:p>3803870018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2" calcext:value-type="float">
            <text:p>176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0" calcext:value-type="float">
            <text:p>380387001801010</text:p>
          </table:table-cell>
          <table:table-cell table:number-columns-repeated="7"/>
          <table:table-cell table:style-name="ce10" office:value-type="string" calcext:value-type="string">
            <text:p>3803870018010104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3" calcext:value-type="float">
            <text:p>176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1" calcext:value-type="float">
            <text:p>3803870018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4" calcext:value-type="float">
            <text:p>176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2" calcext:value-type="float">
            <text:p>3803870018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5" calcext:value-type="float">
            <text:p>176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3" calcext:value-type="float">
            <text:p>3803870018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6" calcext:value-type="float">
            <text:p>176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4" calcext:value-type="float">
            <text:p>3803870018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7" calcext:value-type="float">
            <text:p>176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5" calcext:value-type="float">
            <text:p>3803870018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8" calcext:value-type="float">
            <text:p>176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6" calcext:value-type="float">
            <text:p>3803870018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29" calcext:value-type="float">
            <text:p>176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7" calcext:value-type="float">
            <text:p>3803870018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0" calcext:value-type="float">
            <text:p>176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8" calcext:value-type="float">
            <text:p>3803870018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1" calcext:value-type="float">
            <text:p>176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19" calcext:value-type="float">
            <text:p>3803870018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2" calcext:value-type="float">
            <text:p>176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0" calcext:value-type="float">
            <text:p>3803870018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3" calcext:value-type="float">
            <text:p>176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1" calcext:value-type="float">
            <text:p>3803870018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4" calcext:value-type="float">
            <text:p>176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2" calcext:value-type="float">
            <text:p>3803870018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5" calcext:value-type="float">
            <text:p>176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3" calcext:value-type="float">
            <text:p>3803870018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6" calcext:value-type="float">
            <text:p>176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4" calcext:value-type="float">
            <text:p>3803870018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7" calcext:value-type="float">
            <text:p>176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5" calcext:value-type="float">
            <text:p>3803870018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8" calcext:value-type="float">
            <text:p>176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6" calcext:value-type="float">
            <text:p>3803870018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39" calcext:value-type="float">
            <text:p>176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7" calcext:value-type="float">
            <text:p>3803870018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0" calcext:value-type="float">
            <text:p>176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8" calcext:value-type="float">
            <text:p>3803870018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1" calcext:value-type="float">
            <text:p>176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29" calcext:value-type="float">
            <text:p>3803870018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2" calcext:value-type="float">
            <text:p>176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0" calcext:value-type="float">
            <text:p>3803870018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3" calcext:value-type="float">
            <text:p>176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1" calcext:value-type="float">
            <text:p>3803870018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4" calcext:value-type="float">
            <text:p>176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2" calcext:value-type="float">
            <text:p>3803870018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5" calcext:value-type="float">
            <text:p>176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3" calcext:value-type="float">
            <text:p>3803870018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6" calcext:value-type="float">
            <text:p>176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4" calcext:value-type="float">
            <text:p>3803870018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7" calcext:value-type="float">
            <text:p>176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5" calcext:value-type="float">
            <text:p>3803870018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8" calcext:value-type="float">
            <text:p>176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6" calcext:value-type="float">
            <text:p>3803870018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49" calcext:value-type="float">
            <text:p>176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7" calcext:value-type="float">
            <text:p>3803870018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0" calcext:value-type="float">
            <text:p>176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8" calcext:value-type="float">
            <text:p>380387001801038</text:p>
          </table:table-cell>
          <table:table-cell table:number-columns-repeated="7"/>
          <table:table-cell table:style-name="ce10" office:value-type="string" calcext:value-type="string">
            <text:p>3803870018010385 <text:s/>Hieronder vier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1" calcext:value-type="float">
            <text:p>176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39" calcext:value-type="float">
            <text:p>3803870018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2" calcext:value-type="float">
            <text:p>176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0" calcext:value-type="float">
            <text:p>3803870018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3" calcext:value-type="float">
            <text:p>176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1" calcext:value-type="float">
            <text:p>3803870018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4" calcext:value-type="float">
            <text:p>176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2" calcext:value-type="float">
            <text:p>3803870018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5" calcext:value-type="float">
            <text:p>176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3" calcext:value-type="float">
            <text:p>3803870018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6" calcext:value-type="float">
            <text:p>176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4" calcext:value-type="float">
            <text:p>3803870018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7" calcext:value-type="float">
            <text:p>176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5" calcext:value-type="float">
            <text:p>3803870018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8" calcext:value-type="float">
            <text:p>176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6" calcext:value-type="float">
            <text:p>3803870018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59" calcext:value-type="float">
            <text:p>176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7" calcext:value-type="float">
            <text:p>3803870018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0" calcext:value-type="float">
            <text:p>176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8" calcext:value-type="float">
            <text:p>3803870018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1" calcext:value-type="float">
            <text:p>176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49" calcext:value-type="float">
            <text:p>3803870018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2" calcext:value-type="float">
            <text:p>176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50" calcext:value-type="float">
            <text:p>3803870018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3" calcext:value-type="float">
            <text:p>176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51" calcext:value-type="float">
            <text:p>3803870018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4" calcext:value-type="float">
            <text:p>176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52" calcext:value-type="float">
            <text:p>3803870018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5" calcext:value-type="float">
            <text:p>176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801053" calcext:value-type="float">
            <text:p>3803870018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6" calcext:value-type="float">
            <text:p>176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1" calcext:value-type="float">
            <text:p>3803870019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7" calcext:value-type="float">
            <text:p>176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2" calcext:value-type="float">
            <text:p>3803870019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8" calcext:value-type="float">
            <text:p>176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3" calcext:value-type="float">
            <text:p>3803870019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69" calcext:value-type="float">
            <text:p>176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4" calcext:value-type="float">
            <text:p>380387001901004</text:p>
          </table:table-cell>
          <table:table-cell table:number-columns-repeated="7"/>
          <table:table-cell table:style-name="ce10" office:value-type="string" calcext:value-type="string">
            <text:p>380387001901004* <text:s/>Hieronder begrepen de fabrijkanten van katoen, henne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0" calcext:value-type="float">
            <text:p>176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5" calcext:value-type="float">
            <text:p>3803870019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1" calcext:value-type="float">
            <text:p>176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6" calcext:value-type="float">
            <text:p>3803870019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2" calcext:value-type="float">
            <text:p>176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7" calcext:value-type="float">
            <text:p>3803870019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3" calcext:value-type="float">
            <text:p>176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8" calcext:value-type="float">
            <text:p>3803870019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4" calcext:value-type="float">
            <text:p>176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09" calcext:value-type="float">
            <text:p>3803870019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5" calcext:value-type="float">
            <text:p>176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0" calcext:value-type="float">
            <text:p>3803870019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6" calcext:value-type="float">
            <text:p>176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1" calcext:value-type="float">
            <text:p>3803870019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7" calcext:value-type="float">
            <text:p>176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2" calcext:value-type="float">
            <text:p>3803870019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8" calcext:value-type="float">
            <text:p>176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3" calcext:value-type="float">
            <text:p>3803870019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79" calcext:value-type="float">
            <text:p>176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4" calcext:value-type="float">
            <text:p>3803870019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0" calcext:value-type="float">
            <text:p>176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5" calcext:value-type="float">
            <text:p>3803870019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1" calcext:value-type="float">
            <text:p>176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6" calcext:value-type="float">
            <text:p>3803870019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2" calcext:value-type="float">
            <text:p>176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7" calcext:value-type="float">
            <text:p>3803870019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3" calcext:value-type="float">
            <text:p>176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8" calcext:value-type="float">
            <text:p>3803870019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4" calcext:value-type="float">
            <text:p>176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19" calcext:value-type="float">
            <text:p>3803870019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5" calcext:value-type="float">
            <text:p>176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0" calcext:value-type="float">
            <text:p>3803870019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6" calcext:value-type="float">
            <text:p>176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1" calcext:value-type="float">
            <text:p>3803870019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7" calcext:value-type="float">
            <text:p>176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2" calcext:value-type="float">
            <text:p>3803870019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8" calcext:value-type="float">
            <text:p>176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3" calcext:value-type="float">
            <text:p>3803870019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89" calcext:value-type="float">
            <text:p>176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4" calcext:value-type="float">
            <text:p>3803870019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0" calcext:value-type="float">
            <text:p>176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5" calcext:value-type="float">
            <text:p>3803870019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1" calcext:value-type="float">
            <text:p>176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6" calcext:value-type="float">
            <text:p>3803870019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2" calcext:value-type="float">
            <text:p>176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7" calcext:value-type="float">
            <text:p>380387001901027</text:p>
          </table:table-cell>
          <table:table-cell table:number-columns-repeated="7"/>
          <table:table-cell table:style-name="ce10" office:value-type="string" calcext:value-type="string">
            <text:p>? 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table:style-name="ce38" office:value-type="float" office:value="17693" calcext:value-type="float">
            <text:p>176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8" calcext:value-type="float">
            <text:p>3803870019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4" calcext:value-type="float">
            <text:p>176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29" calcext:value-type="float">
            <text:p>380387001901029</text:p>
          </table:table-cell>
          <table:table-cell table:number-columns-repeated="7"/>
          <table:table-cell table:style-name="ce10" office:value-type="string" calcext:value-type="string">
            <text:p>? 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In de gedrukte bron is de inhoud van de noot niet vermeld. De inhoud ligt voor de hand, daarom is dit gegeven hier gecorrigeerd.</text:p>
          </table:table-cell>
          <table:table-cell table:number-columns-repeated="1008"/>
        </table:table-row>
        <table:table-row table:style-name="ro4">
          <table:table-cell table:style-name="ce38" office:value-type="float" office:value="17695" calcext:value-type="float">
            <text:p>176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0" calcext:value-type="float">
            <text:p>3803870019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6" calcext:value-type="float">
            <text:p>176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1" calcext:value-type="float">
            <text:p>3803870019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7" calcext:value-type="float">
            <text:p>176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2" calcext:value-type="float">
            <text:p>3803870019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8" calcext:value-type="float">
            <text:p>176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3" calcext:value-type="float">
            <text:p>3803870019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699" calcext:value-type="float">
            <text:p>176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4" calcext:value-type="float">
            <text:p>3803870019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0" calcext:value-type="float">
            <text:p>177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5" calcext:value-type="float">
            <text:p>3803870019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1" calcext:value-type="float">
            <text:p>177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6" calcext:value-type="float">
            <text:p>3803870019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2" calcext:value-type="float">
            <text:p>177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7" calcext:value-type="float">
            <text:p>3803870019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3" calcext:value-type="float">
            <text:p>177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8" calcext:value-type="float">
            <text:p>3803870019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4" calcext:value-type="float">
            <text:p>177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39" calcext:value-type="float">
            <text:p>3803870019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5" calcext:value-type="float">
            <text:p>177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0" calcext:value-type="float">
            <text:p>3803870019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6" calcext:value-type="float">
            <text:p>177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1" calcext:value-type="float">
            <text:p>3803870019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7" calcext:value-type="float">
            <text:p>177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2" calcext:value-type="float">
            <text:p>3803870019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8" calcext:value-type="float">
            <text:p>177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3" calcext:value-type="float">
            <text:p>3803870019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09" calcext:value-type="float">
            <text:p>177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4" calcext:value-type="float">
            <text:p>3803870019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0" calcext:value-type="float">
            <text:p>177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5" calcext:value-type="float">
            <text:p>3803870019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1" calcext:value-type="float">
            <text:p>177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6" calcext:value-type="float">
            <text:p>3803870019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2" calcext:value-type="float">
            <text:p>177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7" calcext:value-type="float">
            <text:p>3803870019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3" calcext:value-type="float">
            <text:p>177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8" calcext:value-type="float">
            <text:p>3803870019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4" calcext:value-type="float">
            <text:p>177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49" calcext:value-type="float">
            <text:p>3803870019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5" calcext:value-type="float">
            <text:p>177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7001901050" calcext:value-type="float">
            <text:p>3803870019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6" calcext:value-type="float">
            <text:p>177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1" calcext:value-type="float">
            <text:p>3803880020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7" calcext:value-type="float">
            <text:p>177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2" calcext:value-type="float">
            <text:p>3803880020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8" calcext:value-type="float">
            <text:p>177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3" calcext:value-type="float">
            <text:p>3803880020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19" calcext:value-type="float">
            <text:p>177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4" calcext:value-type="float">
            <text:p>3803880020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0" calcext:value-type="float">
            <text:p>177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5" calcext:value-type="float">
            <text:p>3803880020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1" calcext:value-type="float">
            <text:p>177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6" calcext:value-type="float">
            <text:p>3803880020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2" calcext:value-type="float">
            <text:p>177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7" calcext:value-type="float">
            <text:p>3803880020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3" calcext:value-type="float">
            <text:p>177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8" calcext:value-type="float">
            <text:p>3803880020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4" calcext:value-type="float">
            <text:p>177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09" calcext:value-type="float">
            <text:p>3803880020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5" calcext:value-type="float">
            <text:p>177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0" calcext:value-type="float">
            <text:p>3803880020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6" calcext:value-type="float">
            <text:p>177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1" calcext:value-type="float">
            <text:p>3803880020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7" calcext:value-type="float">
            <text:p>177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2" calcext:value-type="float">
            <text:p>3803880020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8" calcext:value-type="float">
            <text:p>177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3" calcext:value-type="float">
            <text:p>3803880020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29" calcext:value-type="float">
            <text:p>177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4" calcext:value-type="float">
            <text:p>3803880020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0" calcext:value-type="float">
            <text:p>177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5" calcext:value-type="float">
            <text:p>3803880020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1" calcext:value-type="float">
            <text:p>177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6" calcext:value-type="float">
            <text:p>3803880020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2" calcext:value-type="float">
            <text:p>177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7" calcext:value-type="float">
            <text:p>380388002001017</text:p>
          </table:table-cell>
          <table:table-cell table:number-columns-repeated="7"/>
          <table:table-cell table:style-name="ce10" office:value-type="string" calcext:value-type="string">
            <text:p>3803880020010171 <text:s/>Hieronder zes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3" calcext:value-type="float">
            <text:p>177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8" calcext:value-type="float">
            <text:p>3803880020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4" calcext:value-type="float">
            <text:p>177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19" calcext:value-type="float">
            <text:p>3803880020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5" calcext:value-type="float">
            <text:p>177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0" calcext:value-type="float">
            <text:p>3803880020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6" calcext:value-type="float">
            <text:p>177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1" calcext:value-type="float">
            <text:p>3803880020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7" calcext:value-type="float">
            <text:p>177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2" calcext:value-type="float">
            <text:p>3803880020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8" calcext:value-type="float">
            <text:p>177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3" calcext:value-type="float">
            <text:p>3803880020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39" calcext:value-type="float">
            <text:p>177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4" calcext:value-type="float">
            <text:p>3803880020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0" calcext:value-type="float">
            <text:p>177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5" calcext:value-type="float">
            <text:p>3803880020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1" calcext:value-type="float">
            <text:p>177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6" calcext:value-type="float">
            <text:p>3803880020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2" calcext:value-type="float">
            <text:p>177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7" calcext:value-type="float">
            <text:p>3803880020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3" calcext:value-type="float">
            <text:p>177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8" calcext:value-type="float">
            <text:p>3803880020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4" calcext:value-type="float">
            <text:p>177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29" calcext:value-type="float">
            <text:p>3803880020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5" calcext:value-type="float">
            <text:p>177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0" calcext:value-type="float">
            <text:p>3803880020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6" calcext:value-type="float">
            <text:p>177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1" calcext:value-type="float">
            <text:p>3803880020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7" calcext:value-type="float">
            <text:p>177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2" calcext:value-type="float">
            <text:p>3803880020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8" calcext:value-type="float">
            <text:p>177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3" calcext:value-type="float">
            <text:p>3803880020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49" calcext:value-type="float">
            <text:p>177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4" calcext:value-type="float">
            <text:p>3803880020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0" calcext:value-type="float">
            <text:p>177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5" calcext:value-type="float">
            <text:p>3803880020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1" calcext:value-type="float">
            <text:p>177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6" calcext:value-type="float">
            <text:p>3803880020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2" calcext:value-type="float">
            <text:p>177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7" calcext:value-type="float">
            <text:p>3803880020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3" calcext:value-type="float">
            <text:p>177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8" calcext:value-type="float">
            <text:p>3803880020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4" calcext:value-type="float">
            <text:p>177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39" calcext:value-type="float">
            <text:p>3803880020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5" calcext:value-type="float">
            <text:p>177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0" calcext:value-type="float">
            <text:p>3803880020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6" calcext:value-type="float">
            <text:p>177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1" calcext:value-type="float">
            <text:p>3803880020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7" calcext:value-type="float">
            <text:p>177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2" calcext:value-type="float">
            <text:p>3803880020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8" calcext:value-type="float">
            <text:p>177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3" calcext:value-type="float">
            <text:p>3803880020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59" calcext:value-type="float">
            <text:p>177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4" calcext:value-type="float">
            <text:p>3803880020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0" calcext:value-type="float">
            <text:p>177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5" calcext:value-type="float">
            <text:p>3803880020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1" calcext:value-type="float">
            <text:p>177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6" calcext:value-type="float">
            <text:p>3803880020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2" calcext:value-type="float">
            <text:p>177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7" calcext:value-type="float">
            <text:p>3803880020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3" calcext:value-type="float">
            <text:p>177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8" calcext:value-type="float">
            <text:p>3803880020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4" calcext:value-type="float">
            <text:p>177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49" calcext:value-type="float">
            <text:p>3803880020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5" calcext:value-type="float">
            <text:p>177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50" calcext:value-type="float">
            <text:p>3803880020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6" calcext:value-type="float">
            <text:p>177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51" calcext:value-type="float">
            <text:p>3803880020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7" calcext:value-type="float">
            <text:p>177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52" calcext:value-type="float">
            <text:p>3803880020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8" calcext:value-type="float">
            <text:p>177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001053" calcext:value-type="float">
            <text:p>3803880020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69" calcext:value-type="float">
            <text:p>177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1" calcext:value-type="float">
            <text:p>3803880021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0" calcext:value-type="float">
            <text:p>177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2" calcext:value-type="float">
            <text:p>3803880021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1" calcext:value-type="float">
            <text:p>177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3" calcext:value-type="float">
            <text:p>3803880021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2" calcext:value-type="float">
            <text:p>177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4" calcext:value-type="float">
            <text:p>3803880021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3" calcext:value-type="float">
            <text:p>177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5" calcext:value-type="float">
            <text:p>3803880021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4" calcext:value-type="float">
            <text:p>177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6" calcext:value-type="float">
            <text:p>3803880021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5" calcext:value-type="float">
            <text:p>177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7" calcext:value-type="float">
            <text:p>3803880021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6" calcext:value-type="float">
            <text:p>177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8" calcext:value-type="float">
            <text:p>3803880021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7" calcext:value-type="float">
            <text:p>177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09" calcext:value-type="float">
            <text:p>3803880021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8" calcext:value-type="float">
            <text:p>177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0" calcext:value-type="float">
            <text:p>3803880021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79" calcext:value-type="float">
            <text:p>177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1" calcext:value-type="float">
            <text:p>3803880021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0" calcext:value-type="float">
            <text:p>177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2" calcext:value-type="float">
            <text:p>3803880021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1" calcext:value-type="float">
            <text:p>177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3" calcext:value-type="float">
            <text:p>3803880021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2" calcext:value-type="float">
            <text:p>177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4" calcext:value-type="float">
            <text:p>3803880021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3" calcext:value-type="float">
            <text:p>177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5" calcext:value-type="float">
            <text:p>3803880021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4" calcext:value-type="float">
            <text:p>177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6" calcext:value-type="float">
            <text:p>3803880021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5" calcext:value-type="float">
            <text:p>177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7" calcext:value-type="float">
            <text:p>3803880021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6" calcext:value-type="float">
            <text:p>177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8" calcext:value-type="float">
            <text:p>3803880021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7" calcext:value-type="float">
            <text:p>177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19" calcext:value-type="float">
            <text:p>3803880021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8" calcext:value-type="float">
            <text:p>177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0" calcext:value-type="float">
            <text:p>3803880021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89" calcext:value-type="float">
            <text:p>177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1" calcext:value-type="float">
            <text:p>3803880021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0" calcext:value-type="float">
            <text:p>177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2" calcext:value-type="float">
            <text:p>3803880021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1" calcext:value-type="float">
            <text:p>177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3" calcext:value-type="float">
            <text:p>3803880021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2" calcext:value-type="float">
            <text:p>177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4" calcext:value-type="float">
            <text:p>3803880021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3" calcext:value-type="float">
            <text:p>177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5" calcext:value-type="float">
            <text:p>3803880021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4" calcext:value-type="float">
            <text:p>177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6" calcext:value-type="float">
            <text:p>3803880021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5" calcext:value-type="float">
            <text:p>177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7" calcext:value-type="float">
            <text:p>3803880021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6" calcext:value-type="float">
            <text:p>177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8" calcext:value-type="float">
            <text:p>3803880021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7" calcext:value-type="float">
            <text:p>177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29" calcext:value-type="float">
            <text:p>3803880021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8" calcext:value-type="float">
            <text:p>177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0" calcext:value-type="float">
            <text:p>3803880021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799" calcext:value-type="float">
            <text:p>177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1" calcext:value-type="float">
            <text:p>3803880021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0" calcext:value-type="float">
            <text:p>178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2" calcext:value-type="float">
            <text:p>3803880021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1" calcext:value-type="float">
            <text:p>178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3" calcext:value-type="float">
            <text:p>3803880021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2" calcext:value-type="float">
            <text:p>178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4" calcext:value-type="float">
            <text:p>3803880021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3" calcext:value-type="float">
            <text:p>178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5" calcext:value-type="float">
            <text:p>3803880021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4" calcext:value-type="float">
            <text:p>178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6" calcext:value-type="float">
            <text:p>3803880021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5" calcext:value-type="float">
            <text:p>178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7" calcext:value-type="float">
            <text:p>3803880021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6" calcext:value-type="float">
            <text:p>178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8" calcext:value-type="float">
            <text:p>3803880021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7" calcext:value-type="float">
            <text:p>178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39" calcext:value-type="float">
            <text:p>3803880021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08" calcext:value-type="float">
            <text:p>178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40" calcext:value-type="float">
            <text:p>380388002101040</text:p>
          </table:table-cell>
          <table:table-cell table:number-columns-repeated="7"/>
          <table:table-cell table:style-name="ce10" office:value-type="string" calcext:value-type="string">
            <text:p>3803880021010401 <text:s/>Hieronder dertien van onbekenden ouderdom.</text:p>
          </table:table-cell>
          <table:table-cell table:style-name="ce10" office:value-type="string" calcext:value-type="string">
            <text:p>3803880021010403 <text:s/>Hieronder vijftien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809" calcext:value-type="float">
            <text:p>178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41" calcext:value-type="float">
            <text:p>3803880021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0" calcext:value-type="float">
            <text:p>178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8002101042" calcext:value-type="float">
            <text:p>380388002101042</text:p>
          </table:table-cell>
          <table:table-cell table:number-columns-repeated="7"/>
          <table:table-cell table:style-name="ce10" office:value-type="string" calcext:value-type="string">
            <text:p>3803880021010422 <text:s/>Hieronder acht en twintig van onbekenden ouderdom.</text:p>
          </table:table-cell>
          <table:table-cell table:style-name="ce10" office:value-type="string" calcext:value-type="string">
            <text:p>3803880021010424 <text:s/>Hieronder zes en twintig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811" calcext:value-type="float">
            <text:p>178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1" calcext:value-type="float">
            <text:p>380389002201001</text:p>
          </table:table-cell>
          <table:table-cell table:number-columns-repeated="7"/>
          <table:table-cell table:style-name="ce10" office:value-type="string" calcext:value-type="string">
            <text:p>3803890022010011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2" calcext:value-type="float">
            <text:p>178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2" calcext:value-type="float">
            <text:p>3803890022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3" calcext:value-type="float">
            <text:p>178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3" calcext:value-type="float">
            <text:p>3803890022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4" calcext:value-type="float">
            <text:p>178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4" calcext:value-type="float">
            <text:p>3803890022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5" calcext:value-type="float">
            <text:p>178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5" calcext:value-type="float">
            <text:p>3803890022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6" calcext:value-type="float">
            <text:p>178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6" calcext:value-type="float">
            <text:p>3803890022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7" calcext:value-type="float">
            <text:p>178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7" calcext:value-type="float">
            <text:p>380389002201007</text:p>
          </table:table-cell>
          <table:table-cell table:number-columns-repeated="7"/>
          <table:table-cell table:style-name="ce10" office:value-type="string" calcext:value-type="string">
            <text:p>3803890022010072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8" calcext:value-type="float">
            <text:p>178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8" calcext:value-type="float">
            <text:p>3803890022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19" calcext:value-type="float">
            <text:p>178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09" calcext:value-type="float">
            <text:p>3803890022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0" calcext:value-type="float">
            <text:p>178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0" calcext:value-type="float">
            <text:p>3803890022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1" calcext:value-type="float">
            <text:p>178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1" calcext:value-type="float">
            <text:p>3803890022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2" calcext:value-type="float">
            <text:p>178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2" calcext:value-type="float">
            <text:p>380389002201012</text:p>
          </table:table-cell>
          <table:table-cell table:number-columns-repeated="7"/>
          <table:table-cell table:style-name="ce10" office:value-type="string" calcext:value-type="string">
            <text:p>3803890022010123 <text:s/>Hieronder een van onbekenden ouderdom.</text:p>
          </table:table-cell>
          <table:table-cell table:style-name="ce10" office:value-type="string" calcext:value-type="string">
            <text:p>3803890022010124 <text:s/>Hieronder drie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823" calcext:value-type="float">
            <text:p>178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3" calcext:value-type="float">
            <text:p>3803890022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4" calcext:value-type="float">
            <text:p>178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4" calcext:value-type="float">
            <text:p>3803890022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5" calcext:value-type="float">
            <text:p>178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5" calcext:value-type="float">
            <text:p>3803890022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6" calcext:value-type="float">
            <text:p>178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6" calcext:value-type="float">
            <text:p>3803890022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7" calcext:value-type="float">
            <text:p>178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7" calcext:value-type="float">
            <text:p>3803890022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8" calcext:value-type="float">
            <text:p>178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8" calcext:value-type="float">
            <text:p>3803890022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29" calcext:value-type="float">
            <text:p>178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19" calcext:value-type="float">
            <text:p>3803890022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0" calcext:value-type="float">
            <text:p>178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0" calcext:value-type="float">
            <text:p>3803890022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1" calcext:value-type="float">
            <text:p>178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1" calcext:value-type="float">
            <text:p>3803890022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2" calcext:value-type="float">
            <text:p>178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2" calcext:value-type="float">
            <text:p>3803890022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3" calcext:value-type="float">
            <text:p>178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3" calcext:value-type="float">
            <text:p>3803890022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4" calcext:value-type="float">
            <text:p>178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4" calcext:value-type="float">
            <text:p>3803890022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5" calcext:value-type="float">
            <text:p>178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5" calcext:value-type="float">
            <text:p>3803890022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6" calcext:value-type="float">
            <text:p>178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6" calcext:value-type="float">
            <text:p>3803890022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7" calcext:value-type="float">
            <text:p>178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7" calcext:value-type="float">
            <text:p>3803890022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8" calcext:value-type="float">
            <text:p>178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8" calcext:value-type="float">
            <text:p>3803890022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39" calcext:value-type="float">
            <text:p>178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29" calcext:value-type="float">
            <text:p>3803890022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0" calcext:value-type="float">
            <text:p>178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0" calcext:value-type="float">
            <text:p>3803890022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1" calcext:value-type="float">
            <text:p>178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1" calcext:value-type="float">
            <text:p>3803890022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2" calcext:value-type="float">
            <text:p>178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2" calcext:value-type="float">
            <text:p>3803890022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3" calcext:value-type="float">
            <text:p>178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3" calcext:value-type="float">
            <text:p>3803890022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4" calcext:value-type="float">
            <text:p>178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4" calcext:value-type="float">
            <text:p>3803890022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5" calcext:value-type="float">
            <text:p>178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5" calcext:value-type="float">
            <text:p>3803890022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6" calcext:value-type="float">
            <text:p>178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6" calcext:value-type="float">
            <text:p>3803890022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7" calcext:value-type="float">
            <text:p>178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7" calcext:value-type="float">
            <text:p>3803890022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8" calcext:value-type="float">
            <text:p>178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8" calcext:value-type="float">
            <text:p>3803890022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49" calcext:value-type="float">
            <text:p>178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39" calcext:value-type="float">
            <text:p>3803890022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0" calcext:value-type="float">
            <text:p>178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0" calcext:value-type="float">
            <text:p>3803890022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1" calcext:value-type="float">
            <text:p>178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1" calcext:value-type="float">
            <text:p>3803890022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2" calcext:value-type="float">
            <text:p>178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2" calcext:value-type="float">
            <text:p>3803890022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3" calcext:value-type="float">
            <text:p>178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3" calcext:value-type="float">
            <text:p>3803890022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4" calcext:value-type="float">
            <text:p>178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4" calcext:value-type="float">
            <text:p>3803890022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5" calcext:value-type="float">
            <text:p>178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5" calcext:value-type="float">
            <text:p>3803890022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6" calcext:value-type="float">
            <text:p>178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6" calcext:value-type="float">
            <text:p>3803890022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7" calcext:value-type="float">
            <text:p>178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7" calcext:value-type="float">
            <text:p>3803890022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58" calcext:value-type="float">
            <text:p>178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8" calcext:value-type="float">
            <text:p>380389002201048</text:p>
          </table:table-cell>
          <table:table-cell table:number-columns-repeated="7"/>
          <table:table-cell table:style-name="ce10" office:value-type="string" calcext:value-type="string">
            <text:p>3803890022010485 <text:s/>Hieronder een van onbekenden ouderdom.</text:p>
          </table:table-cell>
          <table:table-cell table:style-name="ce10" office:value-type="string" calcext:value-type="string">
            <text:p>3803890022010486 <text:s/>Hieronder tien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7859" calcext:value-type="float">
            <text:p>178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49" calcext:value-type="float">
            <text:p>3803890022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0" calcext:value-type="float">
            <text:p>178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50" calcext:value-type="float">
            <text:p>3803890022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1" calcext:value-type="float">
            <text:p>178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51" calcext:value-type="float">
            <text:p>3803890022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2" calcext:value-type="float">
            <text:p>178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52" calcext:value-type="float">
            <text:p>3803890022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3" calcext:value-type="float">
            <text:p>178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201053" calcext:value-type="float">
            <text:p>3803890022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4" calcext:value-type="float">
            <text:p>178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1" calcext:value-type="float">
            <text:p>3803890023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5" calcext:value-type="float">
            <text:p>178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2" calcext:value-type="float">
            <text:p>3803890023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6" calcext:value-type="float">
            <text:p>178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3" calcext:value-type="float">
            <text:p>3803890023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7" calcext:value-type="float">
            <text:p>178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4" calcext:value-type="float">
            <text:p>3803890023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8" calcext:value-type="float">
            <text:p>178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5" calcext:value-type="float">
            <text:p>3803890023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69" calcext:value-type="float">
            <text:p>178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6" calcext:value-type="float">
            <text:p>380389002301006</text:p>
          </table:table-cell>
          <table:table-cell table:number-columns-repeated="7"/>
          <table:table-cell table:style-name="ce10" office:value-type="string" calcext:value-type="string">
            <text:p>3803890023010061 <text:s/>Hieronder dri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Kolom P: er staat 31-jan; Dit moet zijn 31/1.</text:p>
          </table:table-cell>
          <table:table-cell table:number-columns-repeated="1009"/>
        </table:table-row>
        <table:table-row table:style-name="ro4">
          <table:table-cell table:style-name="ce38" office:value-type="float" office:value="17870" calcext:value-type="float">
            <text:p>178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7" calcext:value-type="float">
            <text:p>3803890023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1" calcext:value-type="float">
            <text:p>178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8" calcext:value-type="float">
            <text:p>380389002301008</text:p>
          </table:table-cell>
          <table:table-cell table:number-columns-repeated="7"/>
          <table:table-cell table:style-name="ce6" office:value-type="string" calcext:value-type="string">
            <text:p>(2) Hieronder twee welke worden opgeleid tot leeraren bij de christelijke afgescheidene gemeente.</text:p>
          </table:table-cell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De noot bij kolom N niet ingevoerd. Hier is de inhoud wel weergegeven.</text:p>
          </table:table-cell>
          <table:table-cell table:number-columns-repeated="1009"/>
        </table:table-row>
        <table:table-row table:style-name="ro4">
          <table:table-cell table:style-name="ce38" office:value-type="float" office:value="17872" calcext:value-type="float">
            <text:p>178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09" calcext:value-type="float">
            <text:p>3803890023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3" calcext:value-type="float">
            <text:p>178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0" calcext:value-type="float">
            <text:p>3803890023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4" calcext:value-type="float">
            <text:p>178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1" calcext:value-type="float">
            <text:p>3803890023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5" calcext:value-type="float">
            <text:p>178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2" calcext:value-type="float">
            <text:p>3803890023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6" calcext:value-type="float">
            <text:p>178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3" calcext:value-type="float">
            <text:p>3803890023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7" calcext:value-type="float">
            <text:p>178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4" calcext:value-type="float">
            <text:p>3803890023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8" calcext:value-type="float">
            <text:p>178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5" calcext:value-type="float">
            <text:p>3803890023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79" calcext:value-type="float">
            <text:p>178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6" calcext:value-type="float">
            <text:p>3803890023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0" calcext:value-type="float">
            <text:p>178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7" calcext:value-type="float">
            <text:p>3803890023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1" calcext:value-type="float">
            <text:p>178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8" calcext:value-type="float">
            <text:p>3803890023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2" calcext:value-type="float">
            <text:p>178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19" calcext:value-type="float">
            <text:p>3803890023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3" calcext:value-type="float">
            <text:p>178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0" calcext:value-type="float">
            <text:p>3803890023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4" calcext:value-type="float">
            <text:p>178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1" calcext:value-type="float">
            <text:p>3803890023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5" calcext:value-type="float">
            <text:p>178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2" calcext:value-type="float">
            <text:p>3803890023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6" calcext:value-type="float">
            <text:p>178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3" calcext:value-type="float">
            <text:p>3803890023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7" calcext:value-type="float">
            <text:p>178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4" calcext:value-type="float">
            <text:p>3803890023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8" calcext:value-type="float">
            <text:p>178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5" calcext:value-type="float">
            <text:p>3803890023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89" calcext:value-type="float">
            <text:p>178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6" calcext:value-type="float">
            <text:p>3803890023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0" calcext:value-type="float">
            <text:p>178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7" calcext:value-type="float">
            <text:p>3803890023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1" calcext:value-type="float">
            <text:p>178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8" calcext:value-type="float">
            <text:p>3803890023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2" calcext:value-type="float">
            <text:p>178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29" calcext:value-type="float">
            <text:p>3803890023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3" calcext:value-type="float">
            <text:p>178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0" calcext:value-type="float">
            <text:p>3803890023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4" calcext:value-type="float">
            <text:p>178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1" calcext:value-type="float">
            <text:p>3803890023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5" calcext:value-type="float">
            <text:p>178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2" calcext:value-type="float">
            <text:p>3803890023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6" calcext:value-type="float">
            <text:p>178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3" calcext:value-type="float">
            <text:p>3803890023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7" calcext:value-type="float">
            <text:p>178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4" calcext:value-type="float">
            <text:p>3803890023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8" calcext:value-type="float">
            <text:p>178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5" calcext:value-type="float">
            <text:p>3803890023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899" calcext:value-type="float">
            <text:p>178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6" calcext:value-type="float">
            <text:p>3803890023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0" calcext:value-type="float">
            <text:p>179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7" calcext:value-type="float">
            <text:p>3803890023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1" calcext:value-type="float">
            <text:p>179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8" calcext:value-type="float">
            <text:p>3803890023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2" calcext:value-type="float">
            <text:p>179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39" calcext:value-type="float">
            <text:p>3803890023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3" calcext:value-type="float">
            <text:p>179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0" calcext:value-type="float">
            <text:p>3803890023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4" calcext:value-type="float">
            <text:p>179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1" calcext:value-type="float">
            <text:p>3803890023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5" calcext:value-type="float">
            <text:p>179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2" calcext:value-type="float">
            <text:p>3803890023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6" calcext:value-type="float">
            <text:p>179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3" calcext:value-type="float">
            <text:p>380389002301043</text:p>
          </table:table-cell>
          <table:table-cell table:number-columns-repeated="7"/>
          <table:table-cell table:style-name="ce10" office:value-type="string" calcext:value-type="string">
            <text:p>3803890023010433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7" calcext:value-type="float">
            <text:p>179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4" calcext:value-type="float">
            <text:p>3803890023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8" calcext:value-type="float">
            <text:p>179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5" calcext:value-type="float">
            <text:p>3803890023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09" calcext:value-type="float">
            <text:p>179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6" calcext:value-type="float">
            <text:p>3803890023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0" calcext:value-type="float">
            <text:p>179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7" calcext:value-type="float">
            <text:p>3803890023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1" calcext:value-type="float">
            <text:p>179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8" calcext:value-type="float">
            <text:p>3803890023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2" calcext:value-type="float">
            <text:p>179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49" calcext:value-type="float">
            <text:p>3803890023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3" calcext:value-type="float">
            <text:p>179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50" calcext:value-type="float">
            <text:p>3803890023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4" calcext:value-type="float">
            <text:p>179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51" calcext:value-type="float">
            <text:p>3803890023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5" calcext:value-type="float">
            <text:p>179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89002301052" calcext:value-type="float">
            <text:p>3803890023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6" calcext:value-type="float">
            <text:p>179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1" calcext:value-type="float">
            <text:p>3803900024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7" calcext:value-type="float">
            <text:p>179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2" calcext:value-type="float">
            <text:p>3803900024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8" calcext:value-type="float">
            <text:p>179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3" calcext:value-type="float">
            <text:p>3803900024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19" calcext:value-type="float">
            <text:p>179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4" calcext:value-type="float">
            <text:p>3803900024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0" calcext:value-type="float">
            <text:p>179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5" calcext:value-type="float">
            <text:p>3803900024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1" calcext:value-type="float">
            <text:p>179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6" calcext:value-type="float">
            <text:p>3803900024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2" calcext:value-type="float">
            <text:p>179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7" calcext:value-type="float">
            <text:p>380390002401007</text:p>
          </table:table-cell>
          <table:table-cell table:number-columns-repeated="7"/>
          <table:table-cell table:style-name="ce10" office:value-type="string" calcext:value-type="string">
            <text:p>3803900024010071 <text:s/>Hieronder een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3" calcext:value-type="float">
            <text:p>179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8" calcext:value-type="float">
            <text:p>380390002401008</text:p>
          </table:table-cell>
          <table:table-cell table:number-columns-repeated="7"/>
          <table:table-cell table:style-name="ce10" office:value-type="string" calcext:value-type="string">
            <text:p>3803900024010082 <text:s/>Hieronder een van onbekenden ouderdom.</text:p>
          </table:table-cell>
          <table:table-cell table:style-name="ce10" office:value-type="string" calcext:value-type="string">
            <text:p>3803900024010083 <text:s/>Hieronder twee van onbekenden ouderdom.</text:p>
          </table:table-cell>
          <table:table-cell table:number-columns-repeated="2"/>
          <table:table-cell table:style-name="ce10" office:value-type="string" calcext:value-type="string">
            <text:p>Kolom P: er staat 19-feb; Dit moet zijn 19/2.</text:p>
          </table:table-cell>
          <table:table-cell table:number-columns-repeated="1009"/>
        </table:table-row>
        <table:table-row table:style-name="ro4">
          <table:table-cell table:style-name="ce38" office:value-type="float" office:value="17924" calcext:value-type="float">
            <text:p>179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09" calcext:value-type="float">
            <text:p>3803900024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5" calcext:value-type="float">
            <text:p>179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0" calcext:value-type="float">
            <text:p>380390002401010</text:p>
          </table:table-cell>
          <table:table-cell table:number-columns-repeated="7"/>
          <table:table-cell table:style-name="ce10" office:value-type="string" calcext:value-type="string">
            <text:p>3803900024010104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6" calcext:value-type="float">
            <text:p>179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1" calcext:value-type="float">
            <text:p>3803900024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7" calcext:value-type="float">
            <text:p>179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2" calcext:value-type="float">
            <text:p>3803900024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8" calcext:value-type="float">
            <text:p>179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3" calcext:value-type="float">
            <text:p>3803900024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29" calcext:value-type="float">
            <text:p>179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4" calcext:value-type="float">
            <text:p>3803900024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0" calcext:value-type="float">
            <text:p>179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5" calcext:value-type="float">
            <text:p>3803900024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1" calcext:value-type="float">
            <text:p>179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6" calcext:value-type="float">
            <text:p>380390002401016</text:p>
          </table:table-cell>
          <table:table-cell table:number-columns-repeated="7"/>
          <table:table-cell table:style-name="ce10" office:value-type="string" calcext:value-type="string">
            <text:p>3803900024010165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2" calcext:value-type="float">
            <text:p>179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7" calcext:value-type="float">
            <text:p>3803900024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3" calcext:value-type="float">
            <text:p>179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8" calcext:value-type="float">
            <text:p>3803900024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4" calcext:value-type="float">
            <text:p>179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19" calcext:value-type="float">
            <text:p>3803900024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5" calcext:value-type="float">
            <text:p>179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0" calcext:value-type="float">
            <text:p>3803900024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6" calcext:value-type="float">
            <text:p>179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1" calcext:value-type="float">
            <text:p>3803900024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7" calcext:value-type="float">
            <text:p>179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2" calcext:value-type="float">
            <text:p>3803900024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8" calcext:value-type="float">
            <text:p>179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3" calcext:value-type="float">
            <text:p>3803900024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39" calcext:value-type="float">
            <text:p>179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4" calcext:value-type="float">
            <text:p>380390002401024</text:p>
          </table:table-cell>
          <table:table-cell table:number-columns-repeated="7"/>
          <table:table-cell table:style-name="ce10" office:value-type="string" calcext:value-type="string">
            <text:p>3803900024010246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0" calcext:value-type="float">
            <text:p>179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5" calcext:value-type="float">
            <text:p>380390002401025</text:p>
          </table:table-cell>
          <table:table-cell table:number-columns-repeated="7"/>
          <table:table-cell table:style-name="ce10" office:value-type="string" calcext:value-type="string">
            <text:p>3803900024010104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1" calcext:value-type="float">
            <text:p>179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6" calcext:value-type="float">
            <text:p>3803900024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2" calcext:value-type="float">
            <text:p>179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7" calcext:value-type="float">
            <text:p>3803900024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3" calcext:value-type="float">
            <text:p>179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8" calcext:value-type="float">
            <text:p>3803900024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4" calcext:value-type="float">
            <text:p>179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29" calcext:value-type="float">
            <text:p>3803900024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5" calcext:value-type="float">
            <text:p>179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0" calcext:value-type="float">
            <text:p>3803900024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6" calcext:value-type="float">
            <text:p>179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1" calcext:value-type="float">
            <text:p>3803900024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7" calcext:value-type="float">
            <text:p>179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2" calcext:value-type="float">
            <text:p>3803900024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8" calcext:value-type="float">
            <text:p>179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3" calcext:value-type="float">
            <text:p>3803900024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49" calcext:value-type="float">
            <text:p>179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4" calcext:value-type="float">
            <text:p>3803900024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0" calcext:value-type="float">
            <text:p>179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5" calcext:value-type="float">
            <text:p>3803900024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1" calcext:value-type="float">
            <text:p>179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6" calcext:value-type="float">
            <text:p>3803900024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2" calcext:value-type="float">
            <text:p>179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7" calcext:value-type="float">
            <text:p>3803900024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3" calcext:value-type="float">
            <text:p>179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8" calcext:value-type="float">
            <text:p>380390002401038</text:p>
          </table:table-cell>
          <table:table-cell table:number-columns-repeated="7"/>
          <table:table-cell table:style-name="ce10" office:value-type="string" calcext:value-type="string">
            <text:p>3803900024010388 <text:s/>Hieronder vier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4" calcext:value-type="float">
            <text:p>179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39" calcext:value-type="float">
            <text:p>3803900024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5" calcext:value-type="float">
            <text:p>179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0" calcext:value-type="float">
            <text:p>3803900024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6" calcext:value-type="float">
            <text:p>179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1" calcext:value-type="float">
            <text:p>3803900024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7" calcext:value-type="float">
            <text:p>179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2" calcext:value-type="float">
            <text:p>3803900024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8" calcext:value-type="float">
            <text:p>179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3" calcext:value-type="float">
            <text:p>3803900024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59" calcext:value-type="float">
            <text:p>179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4" calcext:value-type="float">
            <text:p>3803900024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0" calcext:value-type="float">
            <text:p>179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5" calcext:value-type="float">
            <text:p>3803900024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1" calcext:value-type="float">
            <text:p>179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6" calcext:value-type="float">
            <text:p>3803900024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2" calcext:value-type="float">
            <text:p>179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7" calcext:value-type="float">
            <text:p>3803900024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3" calcext:value-type="float">
            <text:p>179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8" calcext:value-type="float">
            <text:p>3803900024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4" calcext:value-type="float">
            <text:p>179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49" calcext:value-type="float">
            <text:p>3803900024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5" calcext:value-type="float">
            <text:p>179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50" calcext:value-type="float">
            <text:p>3803900024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6" calcext:value-type="float">
            <text:p>179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51" calcext:value-type="float">
            <text:p>3803900024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7" calcext:value-type="float">
            <text:p>179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52" calcext:value-type="float">
            <text:p>3803900024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8" calcext:value-type="float">
            <text:p>179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401053" calcext:value-type="float">
            <text:p>3803900024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69" calcext:value-type="float">
            <text:p>179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1" calcext:value-type="float">
            <text:p>3803900025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0" calcext:value-type="float">
            <text:p>179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2" calcext:value-type="float">
            <text:p>3803900025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1" calcext:value-type="float">
            <text:p>179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3" calcext:value-type="float">
            <text:p>3803900025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2" calcext:value-type="float">
            <text:p>179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4" calcext:value-type="float">
            <text:p>380390002501004</text:p>
          </table:table-cell>
          <table:table-cell table:number-columns-repeated="7"/>
          <table:table-cell table:style-name="ce10" office:value-type="string" calcext:value-type="string">
            <text:p>380390002501004* <text:s/>Hieronder begrepen de fabrijkanten van katoen, hennep, vlas, wol en zijde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3" calcext:value-type="float">
            <text:p>179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5" calcext:value-type="float">
            <text:p>3803900025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4" calcext:value-type="float">
            <text:p>179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6" calcext:value-type="float">
            <text:p>3803900025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5" calcext:value-type="float">
            <text:p>179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7" calcext:value-type="float">
            <text:p>3803900025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6" calcext:value-type="float">
            <text:p>179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8" calcext:value-type="float">
            <text:p>3803900025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7" calcext:value-type="float">
            <text:p>179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09" calcext:value-type="float">
            <text:p>3803900025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8" calcext:value-type="float">
            <text:p>179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0" calcext:value-type="float">
            <text:p>3803900025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79" calcext:value-type="float">
            <text:p>179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1" calcext:value-type="float">
            <text:p>3803900025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0" calcext:value-type="float">
            <text:p>179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2" calcext:value-type="float">
            <text:p>3803900025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1" calcext:value-type="float">
            <text:p>179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3" calcext:value-type="float">
            <text:p>3803900025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2" calcext:value-type="float">
            <text:p>179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4" calcext:value-type="float">
            <text:p>3803900025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3" calcext:value-type="float">
            <text:p>179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5" calcext:value-type="float">
            <text:p>3803900025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4" calcext:value-type="float">
            <text:p>179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6" calcext:value-type="float">
            <text:p>3803900025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5" calcext:value-type="float">
            <text:p>179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7" calcext:value-type="float">
            <text:p>3803900025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6" calcext:value-type="float">
            <text:p>179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8" calcext:value-type="float">
            <text:p>3803900025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7" calcext:value-type="float">
            <text:p>179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19" calcext:value-type="float">
            <text:p>3803900025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8" calcext:value-type="float">
            <text:p>179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0" calcext:value-type="float">
            <text:p>3803900025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89" calcext:value-type="float">
            <text:p>179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1" calcext:value-type="float">
            <text:p>380390002501021</text:p>
          </table:table-cell>
          <table:table-cell table:number-columns-repeated="7"/>
          <table:table-cell table:style-name="ce10" office:value-type="string" calcext:value-type="string">
            <text:p>3803900025010211 <text:s/>Hieronder drie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0" calcext:value-type="float">
            <text:p>179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2" calcext:value-type="float">
            <text:p>3803900025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1" calcext:value-type="float">
            <text:p>179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3" calcext:value-type="float">
            <text:p>3803900025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2" calcext:value-type="float">
            <text:p>179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4" calcext:value-type="float">
            <text:p>3803900025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3" calcext:value-type="float">
            <text:p>179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5" calcext:value-type="float">
            <text:p>3803900025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4" calcext:value-type="float">
            <text:p>179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6" calcext:value-type="float">
            <text:p>3803900025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5" calcext:value-type="float">
            <text:p>179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7" calcext:value-type="float">
            <text:p>380390002501027</text:p>
          </table:table-cell>
          <table:table-cell table:number-columns-repeated="7"/>
          <table:table-cell table:style-name="ce10" office:value-type="string" calcext:value-type="string">
            <text:p>380390002501027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6" calcext:value-type="float">
            <text:p>179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8" calcext:value-type="float">
            <text:p>3803900025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7" calcext:value-type="float">
            <text:p>179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29" calcext:value-type="float">
            <text:p>380390002501029</text:p>
          </table:table-cell>
          <table:table-cell table:number-columns-repeated="7"/>
          <table:table-cell table:style-name="ce10" office:value-type="string" calcext:value-type="string">
            <text:p>380390002501027? <text:s/>De boden zijn hieronder begrepen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8" calcext:value-type="float">
            <text:p>179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0" calcext:value-type="float">
            <text:p>3803900025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7999" calcext:value-type="float">
            <text:p>179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1" calcext:value-type="float">
            <text:p>3803900025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0" calcext:value-type="float">
            <text:p>180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2" calcext:value-type="float">
            <text:p>3803900025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1" calcext:value-type="float">
            <text:p>180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3" calcext:value-type="float">
            <text:p>3803900025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2" calcext:value-type="float">
            <text:p>180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4" calcext:value-type="float">
            <text:p>3803900025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3" calcext:value-type="float">
            <text:p>180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5" calcext:value-type="float">
            <text:p>3803900025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4" calcext:value-type="float">
            <text:p>180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6" calcext:value-type="float">
            <text:p>3803900025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5" calcext:value-type="float">
            <text:p>180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7" calcext:value-type="float">
            <text:p>3803900025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6" calcext:value-type="float">
            <text:p>180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8" calcext:value-type="float">
            <text:p>3803900025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7" calcext:value-type="float">
            <text:p>180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39" calcext:value-type="float">
            <text:p>3803900025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8" calcext:value-type="float">
            <text:p>180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0" calcext:value-type="float">
            <text:p>3803900025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09" calcext:value-type="float">
            <text:p>180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1" calcext:value-type="float">
            <text:p>3803900025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0" calcext:value-type="float">
            <text:p>180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2" calcext:value-type="float">
            <text:p>3803900025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1" calcext:value-type="float">
            <text:p>180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3" calcext:value-type="float">
            <text:p>3803900025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2" calcext:value-type="float">
            <text:p>180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4" calcext:value-type="float">
            <text:p>3803900025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3" calcext:value-type="float">
            <text:p>180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5" calcext:value-type="float">
            <text:p>3803900025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4" calcext:value-type="float">
            <text:p>1801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6" calcext:value-type="float">
            <text:p>3803900025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5" calcext:value-type="float">
            <text:p>1801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7" calcext:value-type="float">
            <text:p>3803900025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6" calcext:value-type="float">
            <text:p>1801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8" calcext:value-type="float">
            <text:p>3803900025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7" calcext:value-type="float">
            <text:p>1801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49" calcext:value-type="float">
            <text:p>3803900025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8" calcext:value-type="float">
            <text:p>1801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0002501050" calcext:value-type="float">
            <text:p>3803900025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19" calcext:value-type="float">
            <text:p>1801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1" calcext:value-type="float">
            <text:p>3803910026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0" calcext:value-type="float">
            <text:p>1802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2" calcext:value-type="float">
            <text:p>3803910026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1" calcext:value-type="float">
            <text:p>1802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3" calcext:value-type="float">
            <text:p>3803910026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2" calcext:value-type="float">
            <text:p>1802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4" calcext:value-type="float">
            <text:p>380391002601004</text:p>
          </table:table-cell>
          <table:table-cell table:number-columns-repeated="7"/>
          <table:table-cell table:style-name="ce10" office:value-type="string" calcext:value-type="string">
            <text:p>3803910026010041 <text:s/>Hieronder vijf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3" calcext:value-type="float">
            <text:p>1802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5" calcext:value-type="float">
            <text:p>3803910026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4" calcext:value-type="float">
            <text:p>1802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6" calcext:value-type="float">
            <text:p>3803910026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5" calcext:value-type="float">
            <text:p>1802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7" calcext:value-type="float">
            <text:p>3803910026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6" calcext:value-type="float">
            <text:p>1802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8" calcext:value-type="float">
            <text:p>3803910026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7" calcext:value-type="float">
            <text:p>1802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09" calcext:value-type="float">
            <text:p>3803910026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8" calcext:value-type="float">
            <text:p>1802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0" calcext:value-type="float">
            <text:p>380391002601010</text:p>
          </table:table-cell>
          <table:table-cell table:number-columns-repeated="7"/>
          <table:table-cell table:style-name="ce10" office:value-type="string" calcext:value-type="string">
            <text:p>3803910026010102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29" calcext:value-type="float">
            <text:p>1802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1" calcext:value-type="float">
            <text:p>3803910026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0" calcext:value-type="float">
            <text:p>1803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2" calcext:value-type="float">
            <text:p>3803910026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1" calcext:value-type="float">
            <text:p>1803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3" calcext:value-type="float">
            <text:p>3803910026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2" calcext:value-type="float">
            <text:p>1803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4" calcext:value-type="float">
            <text:p>3803910026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3" calcext:value-type="float">
            <text:p>1803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5" calcext:value-type="float">
            <text:p>3803910026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4" calcext:value-type="float">
            <text:p>1803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6" calcext:value-type="float">
            <text:p>380391002601016</text:p>
          </table:table-cell>
          <table:table-cell table:number-columns-repeated="7"/>
          <table:table-cell table:style-name="ce10" office:value-type="string" calcext:value-type="string">
            <text:p>3803910026010163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5" calcext:value-type="float">
            <text:p>1803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7" calcext:value-type="float">
            <text:p>380391002601017</text:p>
          </table:table-cell>
          <table:table-cell table:number-columns-repeated="7"/>
          <table:table-cell table:style-name="ce10" office:value-type="string" calcext:value-type="string">
            <text:p>3803910026010174 <text:s/>Hieronder twee en vijftig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6" calcext:value-type="float">
            <text:p>1803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8" calcext:value-type="float">
            <text:p>380391002601018</text:p>
          </table:table-cell>
          <table:table-cell table:number-columns-repeated="7"/>
          <table:table-cell table:style-name="ce10" office:value-type="string" calcext:value-type="string">
            <text:p>3803910026010185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7" calcext:value-type="float">
            <text:p>1803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19" calcext:value-type="float">
            <text:p>3803910026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8" calcext:value-type="float">
            <text:p>1803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0" calcext:value-type="float">
            <text:p>3803910026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39" calcext:value-type="float">
            <text:p>1803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1" calcext:value-type="float">
            <text:p>38039100260102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0" calcext:value-type="float">
            <text:p>1804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2" calcext:value-type="float">
            <text:p>3803910026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1" calcext:value-type="float">
            <text:p>1804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3" calcext:value-type="float">
            <text:p>3803910026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2" calcext:value-type="float">
            <text:p>1804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4" calcext:value-type="float">
            <text:p>3803910026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3" calcext:value-type="float">
            <text:p>1804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5" calcext:value-type="float">
            <text:p>3803910026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4" calcext:value-type="float">
            <text:p>1804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6" calcext:value-type="float">
            <text:p>3803910026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5" calcext:value-type="float">
            <text:p>1804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7" calcext:value-type="float">
            <text:p>3803910026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6" calcext:value-type="float">
            <text:p>1804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8" calcext:value-type="float">
            <text:p>3803910026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7" calcext:value-type="float">
            <text:p>1804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29" calcext:value-type="float">
            <text:p>3803910026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8" calcext:value-type="float">
            <text:p>1804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0" calcext:value-type="float">
            <text:p>3803910026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49" calcext:value-type="float">
            <text:p>1804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1" calcext:value-type="float">
            <text:p>3803910026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0" calcext:value-type="float">
            <text:p>1805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2" calcext:value-type="float">
            <text:p>3803910026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1" calcext:value-type="float">
            <text:p>1805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3" calcext:value-type="float">
            <text:p>3803910026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2" calcext:value-type="float">
            <text:p>1805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4" calcext:value-type="float">
            <text:p>3803910026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3" calcext:value-type="float">
            <text:p>1805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5" calcext:value-type="float">
            <text:p>3803910026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4" calcext:value-type="float">
            <text:p>1805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6" calcext:value-type="float">
            <text:p>3803910026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5" calcext:value-type="float">
            <text:p>1805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7" calcext:value-type="float">
            <text:p>3803910026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6" calcext:value-type="float">
            <text:p>1805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8" calcext:value-type="float">
            <text:p>3803910026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7" calcext:value-type="float">
            <text:p>1805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39" calcext:value-type="float">
            <text:p>3803910026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8" calcext:value-type="float">
            <text:p>1805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0" calcext:value-type="float">
            <text:p>38039100260104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59" calcext:value-type="float">
            <text:p>1805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1" calcext:value-type="float">
            <text:p>38039100260104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0" calcext:value-type="float">
            <text:p>1806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2" calcext:value-type="float">
            <text:p>38039100260104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1" calcext:value-type="float">
            <text:p>1806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3" calcext:value-type="float">
            <text:p>38039100260104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2" calcext:value-type="float">
            <text:p>1806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4" calcext:value-type="float">
            <text:p>38039100260104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3" calcext:value-type="float">
            <text:p>1806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5" calcext:value-type="float">
            <text:p>38039100260104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4" calcext:value-type="float">
            <text:p>1806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6" calcext:value-type="float">
            <text:p>38039100260104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5" calcext:value-type="float">
            <text:p>1806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7" calcext:value-type="float">
            <text:p>38039100260104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6" calcext:value-type="float">
            <text:p>1806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8" calcext:value-type="float">
            <text:p>38039100260104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7" calcext:value-type="float">
            <text:p>1806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49" calcext:value-type="float">
            <text:p>38039100260104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8" calcext:value-type="float">
            <text:p>1806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50" calcext:value-type="float">
            <text:p>38039100260105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69" calcext:value-type="float">
            <text:p>1806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51" calcext:value-type="float">
            <text:p>38039100260105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0" calcext:value-type="float">
            <text:p>1807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52" calcext:value-type="float">
            <text:p>38039100260105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1" calcext:value-type="float">
            <text:p>1807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601053" calcext:value-type="float">
            <text:p>38039100260105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2" calcext:value-type="float">
            <text:p>1807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1" calcext:value-type="float">
            <text:p>38039100270100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3" calcext:value-type="float">
            <text:p>1807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2" calcext:value-type="float">
            <text:p>38039100270100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4" calcext:value-type="float">
            <text:p>1807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3" calcext:value-type="float">
            <text:p>38039100270100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5" calcext:value-type="float">
            <text:p>1807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4" calcext:value-type="float">
            <text:p>38039100270100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6" calcext:value-type="float">
            <text:p>1807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5" calcext:value-type="float">
            <text:p>38039100270100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7" calcext:value-type="float">
            <text:p>1807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6" calcext:value-type="float">
            <text:p>38039100270100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8" calcext:value-type="float">
            <text:p>1807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7" calcext:value-type="float">
            <text:p>38039100270100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79" calcext:value-type="float">
            <text:p>1807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8" calcext:value-type="float">
            <text:p>38039100270100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0" calcext:value-type="float">
            <text:p>1808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09" calcext:value-type="float">
            <text:p>38039100270100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1" calcext:value-type="float">
            <text:p>1808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0" calcext:value-type="float">
            <text:p>38039100270101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2" calcext:value-type="float">
            <text:p>1808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1" calcext:value-type="float">
            <text:p>38039100270101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3" calcext:value-type="float">
            <text:p>1808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2" calcext:value-type="float">
            <text:p>38039100270101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4" calcext:value-type="float">
            <text:p>1808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3" calcext:value-type="float">
            <text:p>38039100270101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5" calcext:value-type="float">
            <text:p>1808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4" calcext:value-type="float">
            <text:p>38039100270101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6" calcext:value-type="float">
            <text:p>1808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5" calcext:value-type="float">
            <text:p>38039100270101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7" calcext:value-type="float">
            <text:p>1808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6" calcext:value-type="float">
            <text:p>38039100270101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8" calcext:value-type="float">
            <text:p>1808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7" calcext:value-type="float">
            <text:p>38039100270101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89" calcext:value-type="float">
            <text:p>1808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8" calcext:value-type="float">
            <text:p>38039100270101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0" calcext:value-type="float">
            <text:p>1809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19" calcext:value-type="float">
            <text:p>38039100270101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1" calcext:value-type="float">
            <text:p>1809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0" calcext:value-type="float">
            <text:p>38039100270102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2" calcext:value-type="float">
            <text:p>1809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1" calcext:value-type="float">
            <text:p>380391002701021</text:p>
          </table:table-cell>
          <table:table-cell table:number-columns-repeated="7"/>
          <table:table-cell table:style-name="ce10" office:value-type="string" calcext:value-type="string">
            <text:p>3803910027010211 <text:s/>Hieronder een van onbekenden ouderdom.</text:p>
          </table:table-cell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3" calcext:value-type="float">
            <text:p>1809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2" calcext:value-type="float">
            <text:p>38039100270102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4" calcext:value-type="float">
            <text:p>1809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3" calcext:value-type="float">
            <text:p>38039100270102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5" calcext:value-type="float">
            <text:p>1809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4" calcext:value-type="float">
            <text:p>38039100270102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6" calcext:value-type="float">
            <text:p>1809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5" calcext:value-type="float">
            <text:p>38039100270102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7" calcext:value-type="float">
            <text:p>1809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6" calcext:value-type="float">
            <text:p>38039100270102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8" calcext:value-type="float">
            <text:p>1809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7" calcext:value-type="float">
            <text:p>38039100270102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099" calcext:value-type="float">
            <text:p>1809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8" calcext:value-type="float">
            <text:p>38039100270102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0" calcext:value-type="float">
            <text:p>1810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29" calcext:value-type="float">
            <text:p>38039100270102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1" calcext:value-type="float">
            <text:p>1810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0" calcext:value-type="float">
            <text:p>380391002701030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2" calcext:value-type="float">
            <text:p>1810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1" calcext:value-type="float">
            <text:p>380391002701031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3" calcext:value-type="float">
            <text:p>1810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2" calcext:value-type="float">
            <text:p>380391002701032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4" calcext:value-type="float">
            <text:p>18104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3" calcext:value-type="float">
            <text:p>380391002701033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5" calcext:value-type="float">
            <text:p>18105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4" calcext:value-type="float">
            <text:p>380391002701034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6" calcext:value-type="float">
            <text:p>18106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5" calcext:value-type="float">
            <text:p>380391002701035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7" calcext:value-type="float">
            <text:p>18107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6" calcext:value-type="float">
            <text:p>380391002701036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8" calcext:value-type="float">
            <text:p>18108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7" calcext:value-type="float">
            <text:p>380391002701037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09" calcext:value-type="float">
            <text:p>18109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8" calcext:value-type="float">
            <text:p>380391002701038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10" calcext:value-type="float">
            <text:p>18110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39" calcext:value-type="float">
            <text:p>380391002701039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style-name="ce38" office:value-type="float" office:value="18111" calcext:value-type="float">
            <text:p>18111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40" calcext:value-type="float">
            <text:p>380391002701040</text:p>
          </table:table-cell>
          <table:table-cell table:number-columns-repeated="7"/>
          <table:table-cell table:style-name="ce10" office:value-type="string" calcext:value-type="string">
            <text:p>3803910027010402 <text:s/>Hieronder vijf en dertig van onbekenden ouderdom.</text:p>
          </table:table-cell>
          <table:table-cell table:style-name="ce10" office:value-type="string" calcext:value-type="string">
            <text:p>3803910027010403 <text:s/>Hieronder drie en zeventig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8112" calcext:value-type="float">
            <text:p>18112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41" calcext:value-type="float">
            <text:p>380391002701041</text:p>
          </table:table-cell>
          <table:table-cell table:number-columns-repeated="7"/>
          <table:table-cell table:style-name="ce10" office:value-type="string" calcext:value-type="string">
            <text:p>3803910027010414 <text:s/>Hieronder een en twintig van onbekenden ouderdom.</text:p>
          </table:table-cell>
          <table:table-cell table:style-name="ce10" office:value-type="string" calcext:value-type="string">
            <text:p>3803910027010415 <text:s/>Hieronder vijf van onbekenden ouderdom.</text:p>
          </table:table-cell>
          <table:table-cell table:number-columns-repeated="1012"/>
        </table:table-row>
        <table:table-row table:style-name="ro4">
          <table:table-cell table:style-name="ce38" office:value-type="float" office:value="18113" calcext:value-type="float">
            <text:p>18113</text:p>
          </table:table-cell>
          <table:table-cell table:style-name="ce10" office:value-type="string" calcext:value-type="string">
            <text:p>Rijk-3edl</text:p>
          </table:table-cell>
          <table:table-cell table:style-name="ce39" office:value-type="float" office:value="380391002701042" calcext:value-type="float">
            <text:p>380391002701042</text:p>
          </table:table-cell>
          <table:table-cell table:number-columns-repeated="7"/>
          <table:table-cell table:style-name="ce10" office:value-type="string" calcext:value-type="string">
            <text:p>3803910027010426 <text:s/>Hieronder honderd vijf en dertig van onbekenden ouderdom.</text:p>
          </table:table-cell>
          <table:table-cell table:style-name="ce10" office:value-type="string" calcext:value-type="string">
            <text:p>3803910027010427 <text:s/>Hieronder zeven en negentig van onbekenden ouderdom.</text:p>
          </table:table-cell>
          <table:table-cell table:number-columns-repeated="1012"/>
        </table:table-row>
        <table:table-row table:style-name="ro4" table:number-rows-repeated="10476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2:49</meta:creation-date>
    <dc:creator>Helpdesk</dc:creator>
    <dc:date>2004-12-20T18:21:31</dc:date>
    <meta:document-statistic meta:table-count="2" meta:cell-count="10705" meta:object-count="0"/>
    <meta:generator>LibreOffice/4.2.7.2$Linux_X86_64 LibreOffice_project/420m0$Build-2</meta:generator>
  </office:meta>
</office:document-meta>
</file>